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3.471cm" table:align="left"/>
    </style:style>
    <style:style style:name="Table1.A" style:family="table-column">
      <style:table-column-properties style:column-width="4.38cm"/>
    </style:style>
    <style:style style:name="Table1.B" style:family="table-column">
      <style:table-column-properties style:column-width="9.091cm"/>
    </style:style>
    <style:style style:name="Table1.A1" style:family="table-cell">
      <style:table-cell-properties style:vertical-align="middle" fo:padding="0.049cm" fo:border="none"/>
    </style:style>
    <style:style style:name="Table2" style:family="table">
      <style:table-properties style:width="14.543cm" table:align="left"/>
    </style:style>
    <style:style style:name="Table2.A" style:family="table-column">
      <style:table-column-properties style:column-width="2.542cm"/>
    </style:style>
    <style:style style:name="Table2.B" style:family="table-column">
      <style:table-column-properties style:column-width="12.002cm"/>
    </style:style>
    <style:style style:name="Table2.A1" style:family="table-cell">
      <style:table-cell-properties style:vertical-align="middle" fo:padding="0.049cm" fo:border="none"/>
    </style:style>
    <style:style style:name="P1" style:family="paragraph" style:parent-style-name="Preformatted_20_Text">
      <style:paragraph-properties fo:margin-top="0cm" fo:margin-bottom="0.499cm"/>
    </style:style>
    <style:style style:name="P2" style:family="paragraph" style:parent-style-name="Standard">
      <style:text-properties style:text-underline-style="none" fo:font-weight="bold" style:font-weight-asian="bold" style:font-weight-complex="bold"/>
    </style:style>
    <style:style style:name="P3" style:family="paragraph" style:parent-style-name="Text_20_body">
      <style:text-properties style:text-underline-style="none" fo:font-weight="bold" style:font-weight-asian="bold" style:font-weight-complex="bold"/>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6pt" style:text-underline-style="none" fo:font-weight="bold" style:font-size-asian="16pt" style:font-weight-asian="bold" style:font-size-complex="16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Heading_20_3">
      <style:text-properties style:text-underline-style="none" fo:font-weight="normal" style:font-weight-asian="normal" style:font-weight-complex="normal"/>
    </style:style>
    <style:style style:name="P9" style:family="paragraph" style:parent-style-name="Heading_20_3">
      <style:text-properties style:text-underline-style="none" fo:font-weight="bold" style:font-weight-asian="bold" style:font-weight-complex="bold"/>
    </style:style>
    <style:style style:name="P10" style:family="paragraph" style:parent-style-name="Heading_20_3">
      <style:text-properties fo:font-weight="normal" style:font-weight-asian="normal" style:font-weight-complex="normal"/>
    </style:style>
    <style:style style:name="P11" style:family="paragraph" style:parent-style-name="Preformatted_20_Text" style:list-style-name="L56"/>
    <style:style style:name="P12" style:family="paragraph" style:parent-style-name="Preformatted_20_Text" style:list-style-name="L57"/>
    <style:style style:name="P13" style:family="paragraph" style:parent-style-name="Preformatted_20_Text" style:list-style-name="L59"/>
    <style:style style:name="P14" style:family="paragraph" style:parent-style-name="Preformatted_20_Text" style:list-style-name="L79"/>
    <style:style style:name="P15" style:family="paragraph" style:parent-style-name="Preformatted_20_Text" style:list-style-name="L80"/>
    <style:style style:name="P16" style:family="paragraph" style:parent-style-name="Preformatted_20_Text" style:list-style-name="L82"/>
    <style:style style:name="P17" style:family="paragraph" style:parent-style-name="Preformatted_20_Text" style:list-style-name="L83"/>
    <style:style style:name="P18" style:family="paragraph" style:parent-style-name="Preformatted_20_Text" style:list-style-name="L84"/>
    <style:style style:name="P19" style:family="paragraph" style:parent-style-name="Preformatted_20_Text">
      <style:paragraph-properties fo:margin-top="0cm" fo:margin-bottom="0.499cm"/>
    </style:style>
    <style:style style:name="P20" style:family="paragraph" style:parent-style-name="Preformatted_20_Text" style:list-style-name="L56">
      <style:paragraph-properties fo:margin-top="0cm" fo:margin-bottom="0.499cm"/>
    </style:style>
    <style:style style:name="P21" style:family="paragraph" style:parent-style-name="Preformatted_20_Text" style:list-style-name="L57">
      <style:paragraph-properties fo:margin-top="0cm" fo:margin-bottom="0.499cm"/>
    </style:style>
    <style:style style:name="P22" style:family="paragraph" style:parent-style-name="Preformatted_20_Text" style:list-style-name="L59">
      <style:paragraph-properties fo:margin-top="0cm" fo:margin-bottom="0.499cm"/>
    </style:style>
    <style:style style:name="P23" style:family="paragraph" style:parent-style-name="Preformatted_20_Text" style:list-style-name="L79">
      <style:paragraph-properties fo:margin-top="0cm" fo:margin-bottom="0.499cm"/>
    </style:style>
    <style:style style:name="P24" style:family="paragraph" style:parent-style-name="Preformatted_20_Text" style:list-style-name="L80">
      <style:paragraph-properties fo:margin-top="0cm" fo:margin-bottom="0.499cm"/>
    </style:style>
    <style:style style:name="P25" style:family="paragraph" style:parent-style-name="Preformatted_20_Text" style:list-style-name="L82">
      <style:paragraph-properties fo:margin-top="0cm" fo:margin-bottom="0.499cm"/>
    </style:style>
    <style:style style:name="P26" style:family="paragraph" style:parent-style-name="Preformatted_20_Text" style:list-style-name="L83">
      <style:paragraph-properties fo:margin-top="0cm" fo:margin-bottom="0.499cm"/>
    </style:style>
    <style:style style:name="P27" style:family="paragraph" style:parent-style-name="Preformatted_20_Text" style:list-style-name="L84">
      <style:paragraph-properties fo:margin-top="0cm" fo:margin-bottom="0.499cm"/>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Text_20_body" style:list-style-name="L62"/>
    <style:style style:name="P90" style:family="paragraph" style:parent-style-name="Text_20_body" style:list-style-name="L63"/>
    <style:style style:name="P91" style:family="paragraph" style:parent-style-name="Text_20_body" style:list-style-name="L64"/>
    <style:style style:name="P92" style:family="paragraph" style:parent-style-name="Text_20_body" style:list-style-name="L65"/>
    <style:style style:name="P93" style:family="paragraph" style:parent-style-name="Text_20_body" style:list-style-name="L66"/>
    <style:style style:name="P94" style:family="paragraph" style:parent-style-name="Text_20_body" style:list-style-name="L67"/>
    <style:style style:name="P95" style:family="paragraph" style:parent-style-name="Text_20_body" style:list-style-name="L68"/>
    <style:style style:name="P96" style:family="paragraph" style:parent-style-name="Text_20_body" style:list-style-name="L69"/>
    <style:style style:name="P97" style:family="paragraph" style:parent-style-name="Text_20_body" style:list-style-name="L70"/>
    <style:style style:name="P98" style:family="paragraph" style:parent-style-name="Text_20_body" style:list-style-name="L71"/>
    <style:style style:name="P99" style:family="paragraph" style:parent-style-name="Text_20_body" style:list-style-name="L72"/>
    <style:style style:name="P100" style:family="paragraph" style:parent-style-name="Text_20_body" style:list-style-name="L73"/>
    <style:style style:name="P101" style:family="paragraph" style:parent-style-name="Text_20_body" style:list-style-name="L74"/>
    <style:style style:name="P102" style:family="paragraph" style:parent-style-name="Text_20_body" style:list-style-name="L75"/>
    <style:style style:name="P103" style:family="paragraph" style:parent-style-name="Text_20_body" style:list-style-name="L76"/>
    <style:style style:name="P104" style:family="paragraph" style:parent-style-name="Text_20_body" style:list-style-name="L77"/>
    <style:style style:name="P105" style:family="paragraph" style:parent-style-name="Text_20_body" style:list-style-name="L78"/>
    <style:style style:name="P106" style:family="paragraph" style:parent-style-name="Text_20_body" style:list-style-name="L79"/>
    <style:style style:name="P107" style:family="paragraph" style:parent-style-name="Text_20_body" style:list-style-name="L80"/>
    <style:style style:name="P108" style:family="paragraph" style:parent-style-name="Text_20_body" style:list-style-name="L81"/>
    <style:style style:name="P109" style:family="paragraph" style:parent-style-name="Text_20_body" style:list-style-name="L82"/>
    <style:style style:name="P110" style:family="paragraph" style:parent-style-name="Text_20_body" style:list-style-name="L83"/>
    <style:style style:name="P111" style:family="paragraph" style:parent-style-name="Text_20_body" style:list-style-name="L84"/>
    <style:style style:name="P112" style:family="paragraph" style:parent-style-name="Text_20_body" style:list-style-name="L85"/>
    <style:style style:name="P113" style:family="paragraph" style:parent-style-name="Text_20_body" style:list-style-name="L86"/>
    <style:style style:name="P114" style:family="paragraph" style:parent-style-name="Text_20_body">
      <style:text-properties fo:font-weight="normal" style:font-weight-asian="normal" style:font-weight-complex="normal"/>
    </style:style>
    <style:style style:name="P115" style:family="paragraph" style:parent-style-name="Text_20_body">
      <style:text-properties fo:font-weight="bold" style:font-weight-asian="bold" style:font-weight-complex="bold"/>
    </style:style>
    <style:style style:name="P116" style:family="paragraph" style:parent-style-name="Text_20_body" style:list-style-name="L1">
      <style:paragraph-properties fo:margin-top="0cm" fo:margin-bottom="0cm"/>
    </style:style>
    <style:style style:name="P117" style:family="paragraph" style:parent-style-name="Text_20_body" style:list-style-name="L3">
      <style:paragraph-properties fo:margin-top="0cm" fo:margin-bottom="0cm"/>
    </style:style>
    <style:style style:name="P118" style:family="paragraph" style:parent-style-name="Text_20_body" style:list-style-name="L4">
      <style:paragraph-properties fo:margin-top="0cm" fo:margin-bottom="0cm"/>
    </style:style>
    <style:style style:name="P119" style:family="paragraph" style:parent-style-name="Text_20_body" style:list-style-name="L5">
      <style:paragraph-properties fo:margin-top="0cm" fo:margin-bottom="0cm"/>
    </style:style>
    <style:style style:name="P120" style:family="paragraph" style:parent-style-name="Text_20_body" style:list-style-name="L6">
      <style:paragraph-properties fo:margin-top="0cm" fo:margin-bottom="0cm"/>
    </style:style>
    <style:style style:name="P121" style:family="paragraph" style:parent-style-name="Text_20_body" style:list-style-name="L7">
      <style:paragraph-properties fo:margin-top="0cm" fo:margin-bottom="0cm"/>
    </style:style>
    <style:style style:name="P122" style:family="paragraph" style:parent-style-name="Text_20_body" style:list-style-name="L8">
      <style:paragraph-properties fo:margin-top="0cm" fo:margin-bottom="0cm"/>
    </style:style>
    <style:style style:name="P123" style:family="paragraph" style:parent-style-name="Text_20_body" style:list-style-name="L9">
      <style:paragraph-properties fo:margin-top="0cm" fo:margin-bottom="0cm"/>
    </style:style>
    <style:style style:name="P124" style:family="paragraph" style:parent-style-name="Text_20_body" style:list-style-name="L10">
      <style:paragraph-properties fo:margin-top="0cm" fo:margin-bottom="0cm"/>
    </style:style>
    <style:style style:name="P125" style:family="paragraph" style:parent-style-name="Text_20_body" style:list-style-name="L11">
      <style:paragraph-properties fo:margin-top="0cm" fo:margin-bottom="0cm"/>
    </style:style>
    <style:style style:name="P126" style:family="paragraph" style:parent-style-name="Text_20_body" style:list-style-name="L13">
      <style:paragraph-properties fo:margin-top="0cm" fo:margin-bottom="0cm"/>
    </style:style>
    <style:style style:name="P127" style:family="paragraph" style:parent-style-name="Text_20_body" style:list-style-name="L14">
      <style:paragraph-properties fo:margin-top="0cm" fo:margin-bottom="0cm"/>
    </style:style>
    <style:style style:name="P128" style:family="paragraph" style:parent-style-name="Text_20_body" style:list-style-name="L15">
      <style:paragraph-properties fo:margin-top="0cm" fo:margin-bottom="0cm"/>
    </style:style>
    <style:style style:name="P129" style:family="paragraph" style:parent-style-name="Text_20_body" style:list-style-name="L17">
      <style:paragraph-properties fo:margin-top="0cm" fo:margin-bottom="0cm"/>
    </style:style>
    <style:style style:name="P130" style:family="paragraph" style:parent-style-name="Text_20_body" style:list-style-name="L18">
      <style:paragraph-properties fo:margin-top="0cm" fo:margin-bottom="0cm"/>
    </style:style>
    <style:style style:name="P131" style:family="paragraph" style:parent-style-name="Text_20_body" style:list-style-name="L19">
      <style:paragraph-properties fo:margin-top="0cm" fo:margin-bottom="0cm"/>
    </style:style>
    <style:style style:name="P132" style:family="paragraph" style:parent-style-name="Text_20_body" style:list-style-name="L20">
      <style:paragraph-properties fo:margin-top="0cm" fo:margin-bottom="0cm"/>
    </style:style>
    <style:style style:name="P133" style:family="paragraph" style:parent-style-name="Text_20_body" style:list-style-name="L21">
      <style:paragraph-properties fo:margin-top="0cm" fo:margin-bottom="0cm"/>
    </style:style>
    <style:style style:name="P134" style:family="paragraph" style:parent-style-name="Text_20_body" style:list-style-name="L22">
      <style:paragraph-properties fo:margin-top="0cm" fo:margin-bottom="0cm"/>
    </style:style>
    <style:style style:name="P135" style:family="paragraph" style:parent-style-name="Text_20_body" style:list-style-name="L23">
      <style:paragraph-properties fo:margin-top="0cm" fo:margin-bottom="0cm"/>
    </style:style>
    <style:style style:name="P136" style:family="paragraph" style:parent-style-name="Text_20_body" style:list-style-name="L25">
      <style:paragraph-properties fo:margin-top="0cm" fo:margin-bottom="0cm"/>
    </style:style>
    <style:style style:name="P137" style:family="paragraph" style:parent-style-name="Text_20_body" style:list-style-name="L26">
      <style:paragraph-properties fo:margin-top="0cm" fo:margin-bottom="0cm"/>
    </style:style>
    <style:style style:name="P138" style:family="paragraph" style:parent-style-name="Text_20_body" style:list-style-name="L27">
      <style:paragraph-properties fo:margin-top="0cm" fo:margin-bottom="0cm"/>
    </style:style>
    <style:style style:name="P139" style:family="paragraph" style:parent-style-name="Text_20_body" style:list-style-name="L28">
      <style:paragraph-properties fo:margin-top="0cm" fo:margin-bottom="0cm"/>
    </style:style>
    <style:style style:name="P140" style:family="paragraph" style:parent-style-name="Text_20_body" style:list-style-name="L29">
      <style:paragraph-properties fo:margin-top="0cm" fo:margin-bottom="0cm"/>
    </style:style>
    <style:style style:name="P141" style:family="paragraph" style:parent-style-name="Text_20_body" style:list-style-name="L30">
      <style:paragraph-properties fo:margin-top="0cm" fo:margin-bottom="0cm"/>
    </style:style>
    <style:style style:name="P142" style:family="paragraph" style:parent-style-name="Text_20_body" style:list-style-name="L31">
      <style:paragraph-properties fo:margin-top="0cm" fo:margin-bottom="0cm"/>
    </style:style>
    <style:style style:name="P143" style:family="paragraph" style:parent-style-name="Text_20_body" style:list-style-name="L32">
      <style:paragraph-properties fo:margin-top="0cm" fo:margin-bottom="0cm"/>
    </style:style>
    <style:style style:name="P144" style:family="paragraph" style:parent-style-name="Text_20_body" style:list-style-name="L38">
      <style:paragraph-properties fo:margin-top="0cm" fo:margin-bottom="0cm"/>
    </style:style>
    <style:style style:name="P145" style:family="paragraph" style:parent-style-name="Text_20_body" style:list-style-name="L39">
      <style:paragraph-properties fo:margin-top="0cm" fo:margin-bottom="0cm"/>
    </style:style>
    <style:style style:name="P146" style:family="paragraph" style:parent-style-name="Text_20_body" style:list-style-name="L40">
      <style:paragraph-properties fo:margin-top="0cm" fo:margin-bottom="0cm"/>
    </style:style>
    <style:style style:name="P147" style:family="paragraph" style:parent-style-name="Text_20_body" style:list-style-name="L41">
      <style:paragraph-properties fo:margin-top="0cm" fo:margin-bottom="0cm"/>
    </style:style>
    <style:style style:name="P148" style:family="paragraph" style:parent-style-name="Text_20_body" style:list-style-name="L42">
      <style:paragraph-properties fo:margin-top="0cm" fo:margin-bottom="0cm"/>
    </style:style>
    <style:style style:name="P149" style:family="paragraph" style:parent-style-name="Text_20_body" style:list-style-name="L43">
      <style:paragraph-properties fo:margin-top="0cm" fo:margin-bottom="0cm"/>
    </style:style>
    <style:style style:name="P150" style:family="paragraph" style:parent-style-name="Text_20_body" style:list-style-name="L44">
      <style:paragraph-properties fo:margin-top="0cm" fo:margin-bottom="0cm"/>
    </style:style>
    <style:style style:name="P151" style:family="paragraph" style:parent-style-name="Text_20_body" style:list-style-name="L45">
      <style:paragraph-properties fo:margin-top="0cm" fo:margin-bottom="0cm"/>
    </style:style>
    <style:style style:name="P152" style:family="paragraph" style:parent-style-name="Text_20_body" style:list-style-name="L46">
      <style:paragraph-properties fo:margin-top="0cm" fo:margin-bottom="0cm"/>
    </style:style>
    <style:style style:name="P153" style:family="paragraph" style:parent-style-name="Text_20_body" style:list-style-name="L47">
      <style:paragraph-properties fo:margin-top="0cm" fo:margin-bottom="0cm"/>
    </style:style>
    <style:style style:name="P154" style:family="paragraph" style:parent-style-name="Text_20_body" style:list-style-name="L48">
      <style:paragraph-properties fo:margin-top="0cm" fo:margin-bottom="0cm"/>
    </style:style>
    <style:style style:name="P155" style:family="paragraph" style:parent-style-name="Text_20_body" style:list-style-name="L49">
      <style:paragraph-properties fo:margin-top="0cm" fo:margin-bottom="0cm"/>
    </style:style>
    <style:style style:name="P156" style:family="paragraph" style:parent-style-name="Text_20_body" style:list-style-name="L50">
      <style:paragraph-properties fo:margin-top="0cm" fo:margin-bottom="0cm"/>
    </style:style>
    <style:style style:name="P157" style:family="paragraph" style:parent-style-name="Text_20_body" style:list-style-name="L51">
      <style:paragraph-properties fo:margin-top="0cm" fo:margin-bottom="0cm"/>
    </style:style>
    <style:style style:name="P158" style:family="paragraph" style:parent-style-name="Text_20_body" style:list-style-name="L52">
      <style:paragraph-properties fo:margin-top="0cm" fo:margin-bottom="0cm"/>
    </style:style>
    <style:style style:name="P159" style:family="paragraph" style:parent-style-name="Text_20_body" style:list-style-name="L53">
      <style:paragraph-properties fo:margin-top="0cm" fo:margin-bottom="0cm"/>
    </style:style>
    <style:style style:name="P160" style:family="paragraph" style:parent-style-name="Text_20_body" style:list-style-name="L54">
      <style:paragraph-properties fo:margin-top="0cm" fo:margin-bottom="0cm"/>
    </style:style>
    <style:style style:name="P161" style:family="paragraph" style:parent-style-name="Text_20_body" style:list-style-name="L55">
      <style:paragraph-properties fo:margin-top="0cm" fo:margin-bottom="0cm"/>
    </style:style>
    <style:style style:name="P162" style:family="paragraph" style:parent-style-name="Text_20_body" style:list-style-name="L56">
      <style:paragraph-properties fo:margin-top="0cm" fo:margin-bottom="0cm"/>
    </style:style>
    <style:style style:name="P163" style:family="paragraph" style:parent-style-name="Text_20_body" style:list-style-name="L57">
      <style:paragraph-properties fo:margin-top="0cm" fo:margin-bottom="0cm"/>
    </style:style>
    <style:style style:name="P164" style:family="paragraph" style:parent-style-name="Text_20_body" style:list-style-name="L59">
      <style:paragraph-properties fo:margin-top="0cm" fo:margin-bottom="0cm"/>
    </style:style>
    <style:style style:name="P165" style:family="paragraph" style:parent-style-name="Text_20_body" style:list-style-name="L60">
      <style:paragraph-properties fo:margin-top="0cm" fo:margin-bottom="0cm"/>
    </style:style>
    <style:style style:name="P166" style:family="paragraph" style:parent-style-name="Text_20_body" style:list-style-name="L61">
      <style:paragraph-properties fo:margin-top="0cm" fo:margin-bottom="0cm"/>
    </style:style>
    <style:style style:name="P167" style:family="paragraph" style:parent-style-name="Text_20_body" style:list-style-name="L62">
      <style:paragraph-properties fo:margin-top="0cm" fo:margin-bottom="0cm"/>
    </style:style>
    <style:style style:name="P168" style:family="paragraph" style:parent-style-name="Text_20_body" style:list-style-name="L63">
      <style:paragraph-properties fo:margin-top="0cm" fo:margin-bottom="0cm"/>
    </style:style>
    <style:style style:name="P169" style:family="paragraph" style:parent-style-name="Text_20_body" style:list-style-name="L64">
      <style:paragraph-properties fo:margin-top="0cm" fo:margin-bottom="0cm"/>
    </style:style>
    <style:style style:name="P170" style:family="paragraph" style:parent-style-name="Text_20_body" style:list-style-name="L65">
      <style:paragraph-properties fo:margin-top="0cm" fo:margin-bottom="0cm"/>
    </style:style>
    <style:style style:name="P171" style:family="paragraph" style:parent-style-name="Text_20_body" style:list-style-name="L67">
      <style:paragraph-properties fo:margin-top="0cm" fo:margin-bottom="0cm"/>
    </style:style>
    <style:style style:name="P172" style:family="paragraph" style:parent-style-name="Text_20_body" style:list-style-name="L69">
      <style:paragraph-properties fo:margin-top="0cm" fo:margin-bottom="0cm"/>
    </style:style>
    <style:style style:name="P173" style:family="paragraph" style:parent-style-name="Text_20_body" style:list-style-name="L70">
      <style:paragraph-properties fo:margin-top="0cm" fo:margin-bottom="0cm"/>
    </style:style>
    <style:style style:name="P174" style:family="paragraph" style:parent-style-name="Text_20_body" style:list-style-name="L71">
      <style:paragraph-properties fo:margin-top="0cm" fo:margin-bottom="0cm"/>
    </style:style>
    <style:style style:name="P175" style:family="paragraph" style:parent-style-name="Text_20_body" style:list-style-name="L72">
      <style:paragraph-properties fo:margin-top="0cm" fo:margin-bottom="0cm"/>
    </style:style>
    <style:style style:name="P176" style:family="paragraph" style:parent-style-name="Text_20_body" style:list-style-name="L73">
      <style:paragraph-properties fo:margin-top="0cm" fo:margin-bottom="0cm"/>
    </style:style>
    <style:style style:name="P177" style:family="paragraph" style:parent-style-name="Text_20_body" style:list-style-name="L74">
      <style:paragraph-properties fo:margin-top="0cm" fo:margin-bottom="0cm"/>
    </style:style>
    <style:style style:name="P178" style:family="paragraph" style:parent-style-name="Text_20_body" style:list-style-name="L75">
      <style:paragraph-properties fo:margin-top="0cm" fo:margin-bottom="0cm"/>
    </style:style>
    <style:style style:name="P179" style:family="paragraph" style:parent-style-name="Text_20_body" style:list-style-name="L76">
      <style:paragraph-properties fo:margin-top="0cm" fo:margin-bottom="0cm"/>
    </style:style>
    <style:style style:name="P180" style:family="paragraph" style:parent-style-name="Text_20_body" style:list-style-name="L77">
      <style:paragraph-properties fo:margin-top="0cm" fo:margin-bottom="0cm"/>
    </style:style>
    <style:style style:name="P181" style:family="paragraph" style:parent-style-name="Text_20_body" style:list-style-name="L78">
      <style:paragraph-properties fo:margin-top="0cm" fo:margin-bottom="0cm"/>
    </style:style>
    <style:style style:name="P182" style:family="paragraph" style:parent-style-name="Text_20_body" style:list-style-name="L79">
      <style:paragraph-properties fo:margin-top="0cm" fo:margin-bottom="0cm"/>
    </style:style>
    <style:style style:name="P183" style:family="paragraph" style:parent-style-name="Text_20_body" style:list-style-name="L80">
      <style:paragraph-properties fo:margin-top="0cm" fo:margin-bottom="0cm"/>
    </style:style>
    <style:style style:name="P184" style:family="paragraph" style:parent-style-name="Text_20_body" style:list-style-name="L81">
      <style:paragraph-properties fo:margin-top="0cm" fo:margin-bottom="0cm"/>
    </style:style>
    <style:style style:name="P185" style:family="paragraph" style:parent-style-name="Text_20_body" style:list-style-name="L82">
      <style:paragraph-properties fo:margin-top="0cm" fo:margin-bottom="0cm"/>
    </style:style>
    <style:style style:name="P186" style:family="paragraph" style:parent-style-name="Text_20_body" style:list-style-name="L83">
      <style:paragraph-properties fo:margin-top="0cm" fo:margin-bottom="0cm"/>
    </style:style>
    <style:style style:name="P187" style:family="paragraph" style:parent-style-name="Text_20_body" style:list-style-name="L85">
      <style:paragraph-properties fo:margin-top="0cm" fo:margin-bottom="0cm"/>
    </style:style>
    <style:style style:name="P188" style:family="paragraph" style:parent-style-name="Text_20_body" style:list-style-name="L86">
      <style:paragraph-properties fo:margin-top="0cm" fo:margin-bottom="0cm"/>
    </style:style>
    <style:style style:name="T1" style:family="text">
      <style:text-properties style:text-underline-style="none"/>
    </style:style>
    <style:style style:name="T2" style:family="text">
      <style:text-properties style:text-underline-style="none"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slpit a string in php according to a parameter </text:p>
      <text:p text:style-name="P2"/>
      <text:p text:style-name="P3">To split a string in PHP based on a specific parameter (like <text:span text:style-name="Source_20_Text">/</text:span>), you can use the <text:span text:style-name="Source_20_Text">explode()</text:span> function. The <text:span text:style-name="Source_20_Text">explode()</text:span> function splits a string into an array using a delimiter.</text:p>
      <text:p text:style-name="Text_20_body">Here’s how you can split a string based on the <text:span text:style-name="Source_20_Text">/</text:span> character:</text:p>
      <text:h text:style-name="Heading_20_3" text:outline-level="3">Example:</text:h>
      <text:p text:style-name="Preformatted_20_Text"><text:span text:style-name="Source_20_Text">$string = "apple/banana/cherry";</text:span></text:p>
      <text:p text:style-name="Preformatted_20_Text"><text:span text:style-name="Source_20_Text">$splitString = explode("/", $string);</text:span></text:p>
      <text:p text:style-name="Preformatted_20_Text"/>
      <text:p text:style-name="Preformatted_20_Text"><text:span text:style-name="Source_20_Text">// Output the result</text:span></text:p>
      <text:p text:style-name="P1"><text:span text:style-name="Source_20_Text">print_r($splitString);</text:span></text:p>
      <text:h text:style-name="Heading_20_3" text:outline-level="3">Output:</text:h>
      <text:p text:style-name="Preformatted_20_Text"><text:span text:style-name="Source_20_Text">Array</text:span></text:p>
      <text:p text:style-name="Preformatted_20_Text"><text:span text:style-name="Source_20_Text">(</text:span></text:p>
      <text:p text:style-name="Preformatted_20_Text"><text:span text:style-name="Source_20_Text"><text:s text:c="4"/>[0] =&gt; apple</text:span></text:p>
      <text:p text:style-name="Preformatted_20_Text"><text:span text:style-name="Source_20_Text"><text:s text:c="4"/>[1] =&gt; banana</text:span></text:p>
      <text:p text:style-name="Preformatted_20_Text"><text:span text:style-name="Source_20_Text"><text:s text:c="4"/>[2] =&gt; cherry</text:span></text:p>
      <text:p text:style-name="P1"><text:span text:style-name="Source_20_Text">)</text:span></text:p>
      <text:h text:style-name="Heading_20_3" text:outline-level="3">Explanation:</text:h>
      <text:list xml:id="list8511465875193458428" text:style-name="L1">
        <text:list-item>
          <text:p text:style-name="P116"><text:span text:style-name="Source_20_Text">explode("/", $string)</text:span> splits the <text:span text:style-name="Source_20_Text">$string</text:span> wherever it finds the <text:span text:style-name="Source_20_Text">/</text:span> character. </text:p>
        </text:list-item>
        <text:list-item>
          <text:p text:style-name="P28">It returns an array containing the split elements. </text:p>
        </text:list-item>
      </text:list>
      <text:p text:style-name="Text_20_body">If there is no <text:span text:style-name="Source_20_Text">/</text:span> in the string, the result will be an array with a single element (the whole string).</text:p>
      <text:h text:style-name="Heading_20_3" text:outline-level="3">Optional Parameters:</text:h>
      <text:list xml:id="list7276102507749301001" text:style-name="L2">
        <text:list-item>
          <text:p text:style-name="P29"><text:span text:style-name="Source_20_Text">limit</text:span> (optional): You can also specify a limit for the number of elements in the resulting array. If you set a limit, <text:span text:style-name="Source_20_Text">explode()</text:span> will return that number of elements, with the last element containing the remaining portion of the string. </text:p>
        </text:list-item>
      </text:list>
      <text:p text:style-name="Text_20_body">Example with limit:</text:p>
      <text:p text:style-name="Preformatted_20_Text"><text:span text:style-name="Source_20_Text">$string = "apple/banana/cherry";</text:span></text:p>
      <text:p text:style-name="Preformatted_20_Text"><text:span text:style-name="Source_20_Text">$splitString = explode("/", $string, 2);</text:span></text:p>
      <text:p text:style-name="Preformatted_20_Text"/>
      <text:p text:style-name="P1"><text:span text:style-name="Source_20_Text">print_r($splitString);</text:span></text:p>
      <text:h text:style-name="Heading_20_3" text:outline-level="3">Output:</text:h>
      <text:p text:style-name="Preformatted_20_Text"><text:span text:style-name="Source_20_Text">Array</text:span></text:p>
      <text:p text:style-name="Preformatted_20_Text"><text:span text:style-name="Source_20_Text">(</text:span></text:p>
      <text:p text:style-name="Preformatted_20_Text"><text:span text:style-name="Source_20_Text"><text:s text:c="4"/>[0] =&gt; apple</text:span></text:p>
      <text:p text:style-name="Preformatted_20_Text"><text:span text:style-name="Source_20_Text"><text:s text:c="4"/>[1] =&gt; banana/cherry</text:span></text:p>
      <text:p text:style-name="P1"><text:span text:style-name="Source_20_Text">)</text:span></text:p>
      <text:p text:style-name="Text_20_body">In this case, the string is split into 2 parts: the first part contains "apple", and the second part contains "banana/cherry".</text:p>
      <text:p text:style-name="P2">convert php array or obejct into javascript array or object </text:p>
      <text:p text:style-name="P2"/>
      <text:p text:style-name="P4"><text:soft-page-break/>To convert a PHP array or object into a JavaScript array or object, you need to use the <text:span text:style-name="Source_20_Text">json_encode()</text:span> function in PHP. This function converts a PHP array or object into a JSON string, which can then be easily used in JavaScript. The JSON format is compatible with JavaScript objects and arrays.</text:p>
      <text:h text:style-name="Heading_20_3" text:outline-level="3">Steps to achieve this:</text:h>
      <text:list xml:id="list3948894608768669156" text:style-name="L3">
        <text:list-item>
          <text:p text:style-name="P117"><text:span text:style-name="Strong_20_Emphasis">Use </text:span><text:span text:style-name="Strong_20_Emphasis"><text:span text:style-name="Source_20_Text">json_encode()</text:span></text:span><text:span text:style-name="Strong_20_Emphasis"> in PHP</text:span> to convert the PHP array or object into a JSON string. </text:p>
        </text:list-item>
        <text:list-item>
          <text:p text:style-name="P117"><text:span text:style-name="Strong_20_Emphasis">Pass this JSON string to JavaScript</text:span> by embedding it in a <text:span text:style-name="Source_20_Text">&lt;script&gt;</text:span> tag. </text:p>
        </text:list-item>
        <text:list-item>
          <text:p text:style-name="P30"><text:span text:style-name="Strong_20_Emphasis">In JavaScript</text:span>, you can directly use the JSON string as an object or array, as JavaScript can automatically interpret JSON. </text:p>
        </text:list-item>
      </text:list>
      <text:p text:style-name="Horizontal_20_Line"/>
      <text:h text:style-name="Heading_20_3" text:outline-level="3">Example 1: Converting a PHP Array to a JavaScript Array</text:h>
      <text:h text:style-name="Heading_20_4" text:outline-level="4">PHP Code:</text:h>
      <text:p text:style-name="Preformatted_20_Text"><text:span text:style-name="Source_20_Text">&lt;?php</text:span></text:p>
      <text:p text:style-name="Preformatted_20_Text"><text:span text:style-name="Source_20_Text">// PHP array</text:span></text:p>
      <text:p text:style-name="Preformatted_20_Text"><text:span text:style-name="Source_20_Text">$phpArray = array("apple", "banana", "cherry");</text:span></text:p>
      <text:p text:style-name="Preformatted_20_Text"/>
      <text:p text:style-name="Preformatted_20_Text"><text:span text:style-name="Source_20_Text">// Convert PHP array to JSON string</text:span></text:p>
      <text:p text:style-name="Preformatted_20_Text"><text:span text:style-name="Source_20_Text">$jsonArray = json_encode($phpArray);</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Pass the JSON string from PHP to JavaScript</text:span></text:p>
      <text:p text:style-name="Preformatted_20_Text"><text:span text:style-name="Source_20_Text">var jsArray = &lt;?php echo $jsonArray; ?&gt;;</text:span></text:p>
      <text:p text:style-name="Preformatted_20_Text"/>
      <text:p text:style-name="Preformatted_20_Text"><text:span text:style-name="Source_20_Text">// Output the JavaScript array to the console</text:span></text:p>
      <text:p text:style-name="Preformatted_20_Text"><text:span text:style-name="Source_20_Text">console.log(jsArray); <text:s/>// ["apple", "banana", "cherry"]</text:span></text:p>
      <text:p text:style-name="P1"><text:span text:style-name="Source_20_Text">&lt;/script&gt;</text:span></text:p>
      <text:h text:style-name="Heading_20_4" text:outline-level="4">Explanation:</text:h>
      <text:list xml:id="list2764525466252780494" text:style-name="L4">
        <text:list-item>
          <text:p text:style-name="P118"><text:span text:style-name="Source_20_Text">json_encode($phpArray)</text:span> converts the PHP array into a JSON string. </text:p>
        </text:list-item>
        <text:list-item>
          <text:p text:style-name="P31">In JavaScript, the PHP array is automatically converted into a JavaScript array (<text:span text:style-name="Source_20_Text">jsArray</text:span>). </text:p>
        </text:list-item>
      </text:list>
      <text:p text:style-name="Horizontal_20_Line"/>
      <text:h text:style-name="Heading_20_3" text:outline-level="3">Example 2: Converting a PHP Object to a JavaScript Object</text:h>
      <text:h text:style-name="Heading_20_4" text:outline-level="4">PHP Code:</text:h>
      <text:p text:style-name="Preformatted_20_Text"><text:span text:style-name="Source_20_Text">&lt;?php</text:span></text:p>
      <text:p text:style-name="Preformatted_20_Text"><text:span text:style-name="Source_20_Text">// PHP object</text:span></text:p>
      <text:p text:style-name="Preformatted_20_Text"><text:span text:style-name="Source_20_Text">$phpObject = (object) [</text:span></text:p>
      <text:p text:style-name="Preformatted_20_Text"><text:span text:style-name="Source_20_Text"><text:s text:c="4"/>"name" =&gt; "John",</text:span></text:p>
      <text:p text:style-name="Preformatted_20_Text"><text:span text:style-name="Source_20_Text"><text:s text:c="4"/>"age" =&gt; 30,</text:span></text:p>
      <text:p text:style-name="Preformatted_20_Text"><text:span text:style-name="Source_20_Text"><text:s text:c="4"/>"city" =&gt; "New York"</text:span></text:p>
      <text:p text:style-name="Preformatted_20_Text"><text:span text:style-name="Source_20_Text">];</text:span></text:p>
      <text:p text:style-name="Preformatted_20_Text"/>
      <text:p text:style-name="Preformatted_20_Text"><text:span text:style-name="Source_20_Text">// Convert PHP object to JSON string</text:span></text:p>
      <text:p text:style-name="Preformatted_20_Text"><text:span text:style-name="Source_20_Text">$jsonObject = json_encode($phpObject);</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Pass the JSON string from PHP to JavaScript</text:span></text:p>
      <text:p text:style-name="Preformatted_20_Text"><text:soft-page-break/><text:span text:style-name="Source_20_Text">var jsObject = &lt;?php echo $jsonObject; ?&gt;;</text:span></text:p>
      <text:p text:style-name="Preformatted_20_Text"/>
      <text:p text:style-name="Preformatted_20_Text"><text:span text:style-name="Source_20_Text">// Output the JavaScript object to the console</text:span></text:p>
      <text:p text:style-name="Preformatted_20_Text"><text:span text:style-name="Source_20_Text">console.log(jsObject); <text:s/>// { name: "John", age: 30, city: "New York" }</text:span></text:p>
      <text:p text:style-name="P1"><text:span text:style-name="Source_20_Text">&lt;/script&gt;</text:span></text:p>
      <text:h text:style-name="Heading_20_4" text:outline-level="4">Explanation:</text:h>
      <text:list xml:id="list8627213754939268208" text:style-name="L5">
        <text:list-item>
          <text:p text:style-name="P119"><text:span text:style-name="Source_20_Text">json_encode($phpObject)</text:span> converts the PHP object into a JSON string. </text:p>
        </text:list-item>
        <text:list-item>
          <text:p text:style-name="P32">In JavaScript, the JSON string is automatically parsed into a JavaScript object (<text:span text:style-name="Source_20_Text">jsObject</text:span>). </text:p>
        </text:list-item>
      </text:list>
      <text:p text:style-name="Horizontal_20_Line"/>
      <text:h text:style-name="Heading_20_3" text:outline-level="3">Notes:</text:h>
      <text:list xml:id="list2824274888122010523" text:style-name="L6">
        <text:list-item>
          <text:p text:style-name="P120"><text:span text:style-name="Strong_20_Emphasis">Arrays in PHP:</text:span> When you encode a PHP array with <text:span text:style-name="Source_20_Text">json_encode()</text:span>, it gets converted to a JavaScript array. </text:p>
        </text:list-item>
        <text:list-item>
          <text:p text:style-name="P120"><text:span text:style-name="Strong_20_Emphasis">Objects in PHP:</text:span> When you encode a PHP object with <text:span text:style-name="Source_20_Text">json_encode()</text:span>, it gets converted to a JavaScript object. </text:p>
        </text:list-item>
        <text:list-item>
          <text:p text:style-name="P33"><text:span text:style-name="Strong_20_Emphasis">Associative Arrays:</text:span> In PHP, associative arrays are treated like objects when converted to JSON, and they will be interpreted as objects in JavaScript. </text:p>
        </text:list-item>
      </text:list>
      <text:p text:style-name="Horizontal_20_Line"/>
      <text:h text:style-name="Heading_20_3" text:outline-level="3">Example with Associative Array (PHP) as a JavaScript Object</text:h>
      <text:h text:style-name="Heading_20_4" text:outline-level="4">PHP Code:</text:h>
      <text:p text:style-name="Preformatted_20_Text"><text:span text:style-name="Source_20_Text">&lt;?php</text:span></text:p>
      <text:p text:style-name="Preformatted_20_Text"><text:span text:style-name="Source_20_Text">// PHP associative array</text:span></text:p>
      <text:p text:style-name="Preformatted_20_Text"><text:span text:style-name="Source_20_Text">$assocArray = array("name" =&gt; "Alice", "age" =&gt; 25, "city" =&gt; "Paris");</text:span></text:p>
      <text:p text:style-name="Preformatted_20_Text"/>
      <text:p text:style-name="Preformatted_20_Text"><text:span text:style-name="Source_20_Text">// Convert PHP associative array to JSON</text:span></text:p>
      <text:p text:style-name="Preformatted_20_Text"><text:span text:style-name="Source_20_Text">$jsonAssocArray = json_encode($assocArray);</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Pass the JSON string from PHP to JavaScript</text:span></text:p>
      <text:p text:style-name="Preformatted_20_Text"><text:span text:style-name="Source_20_Text">var jsObject = &lt;?php echo $jsonAssocArray; ?&gt;;</text:span></text:p>
      <text:p text:style-name="Preformatted_20_Text"/>
      <text:p text:style-name="Preformatted_20_Text"><text:span text:style-name="Source_20_Text">// Output the JavaScript object to the console</text:span></text:p>
      <text:p text:style-name="Preformatted_20_Text"><text:span text:style-name="Source_20_Text">console.log(jsObject); <text:s/>// { name: "Alice", age: 25, city: "Paris" }</text:span></text:p>
      <text:p text:style-name="P1"><text:span text:style-name="Source_20_Text">&lt;/script&gt;</text:span></text:p>
      <text:p text:style-name="Text_20_body">In this case, the PHP associative array is treated like an object in JavaScript.</text:p>
      <text:p text:style-name="Horizontal_20_Line"/>
      <text:h text:style-name="Heading_20_3" text:outline-level="3">Important Considerations:</text:h>
      <text:list xml:id="list1365735235087050249" text:style-name="L7">
        <text:list-item>
          <text:p text:style-name="P121">Ensure that the PHP data is valid for <text:span text:style-name="Source_20_Text">json_encode()</text:span> (i.e., no circular references or invalid UTF-8 characters). </text:p>
        </text:list-item>
        <text:list-item>
          <text:p text:style-name="P34">JSON is a language-independent format, so using <text:span text:style-name="Source_20_Text">json_encode()</text:span> in PHP allows you to easily pass data between PHP and JavaScript. </text:p>
        </text:list-item>
      </text:list>
      <text:p text:style-name="Text_20_body">This method allows you to seamlessly pass arrays and objects between PHP and JavaScript for further manipulation.</text:p>
      <text:p text:style-name="P2"><text:soft-page-break/>could we also encode object containing varible and method as well </text:p>
      <text:p text:style-name="P2"/>
      <text:p text:style-name="P4">In PHP, when you use <text:span text:style-name="Source_20_Text">json_encode()</text:span>, it only serializes <text:span text:style-name="Strong_20_Emphasis">public properties</text:span> of an object. <text:span text:style-name="Strong_20_Emphasis">Methods</text:span> (functions within the object) and <text:span text:style-name="Strong_20_Emphasis">private</text:span> or <text:span text:style-name="Strong_20_Emphasis">protected properties</text:span> are not included in the JSON output. This is because JSON is a data representation format and doesn't have the capability to represent functions or methods.</text:p>
      <text:p text:style-name="Text_20_body">If you want to include methods or private/protected properties in the output, you would need to take an alternative approach, like converting your object to an array format first (which includes the methods) or manually encoding the object's properties.</text:p>
      <text:p text:style-name="Text_20_body">Let’s break this down in more detail.</text:p>
      <text:h text:style-name="Heading_20_3" text:outline-level="3">1. <text:span text:style-name="Strong_20_Emphasis">PHP Object with Public Properties and Methods</text:span></text:h>
      <text:h text:style-name="Heading_20_4" text:outline-level="4">Example: PHP Object with Methods</text:h>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4"/>public $name;</text:span></text:p>
      <text:p text:style-name="Preformatted_20_Text"><text:span text:style-name="Source_20_Text"><text:s text:c="4"/>public $age;</text:span></text:p>
      <text:p text:style-name="Preformatted_20_Text"/>
      <text:p text:style-name="Preformatted_20_Text"><text:span text:style-name="Source_20_Text"><text:s text:c="4"/>public function __construct($name, $age) {</text:span></text:p>
      <text:p text:style-name="Preformatted_20_Text"><text:span text:style-name="Source_20_Text"><text:s text:c="8"/>$this-&gt;name = $name;</text:span></text:p>
      <text:p text:style-name="Preformatted_20_Text"><text:span text:style-name="Source_20_Text"><text:s text:c="8"/>$this-&gt;age = $age;</text:span></text:p>
      <text:p text:style-name="Preformatted_20_Text"><text:span text:style-name="Source_20_Text"><text:s text:c="4"/>}</text:span></text:p>
      <text:p text:style-name="Preformatted_20_Text"/>
      <text:p text:style-name="Preformatted_20_Text"><text:span text:style-name="Source_20_Text"><text:s text:c="4"/>public function greet() {</text:span></text:p>
      <text:p text:style-name="Preformatted_20_Text"><text:span text:style-name="Source_20_Text"><text:s text:c="8"/>return "Hello, my name is " . $this-&gt;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erson = new Person("John", 30);</text:span></text:p>
      <text:p text:style-name="Preformatted_20_Text"/>
      <text:p text:style-name="Preformatted_20_Text"><text:span text:style-name="Source_20_Text">// Convert the object to a JSON string (this will not include methods)</text:span></text:p>
      <text:p text:style-name="Preformatted_20_Text"><text:span text:style-name="Source_20_Text">$jsonPerson = json_encode($person);</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This will be a JavaScript object with no methods</text:span></text:p>
      <text:p text:style-name="Preformatted_20_Text"><text:span text:style-name="Source_20_Text">var jsPerson = &lt;?php echo $jsonPerson; ?&gt;;</text:span></text:p>
      <text:p text:style-name="Preformatted_20_Text"/>
      <text:p text:style-name="Preformatted_20_Text"><text:span text:style-name="Source_20_Text">// Output the JavaScript object to the console</text:span></text:p>
      <text:p text:style-name="Preformatted_20_Text"><text:span text:style-name="Source_20_Text">console.log(jsPerson); <text:s/>// { "name": "John", "age": 30 }</text:span></text:p>
      <text:p text:style-name="P1"><text:span text:style-name="Source_20_Text">&lt;/script&gt;</text:span></text:p>
      <text:h text:style-name="Heading_20_4" text:outline-level="4">Explanation:</text:h>
      <text:list xml:id="list8247019750606027007" text:style-name="L8">
        <text:list-item>
          <text:p text:style-name="P122"><text:span text:style-name="Source_20_Text">json_encode($person)</text:span> will only include the public properties <text:span text:style-name="Source_20_Text">name</text:span> and <text:span text:style-name="Source_20_Text">age</text:span>, but not the method <text:span text:style-name="Source_20_Text">greet()</text:span> because JSON cannot encode methods. </text:p>
        </text:list-item>
        <text:list-item>
          <text:p text:style-name="P35">In JavaScript, the <text:span text:style-name="Source_20_Text">jsPerson</text:span> object will only contain the properties but no methods. </text:p>
        </text:list-item>
      </text:list>
      <text:h text:style-name="Heading_20_3" text:outline-level="3">2. <text:span text:style-name="Strong_20_Emphasis">Including Methods by Manually Converting</text:span></text:h>
      <text:p text:style-name="Text_20_body">If you want to serialize methods along with properties, you would need to manually encode the object’s methods or use a custom function to represent the methods in a format that JSON can handle (such as a string representing the method's name or behavior).</text:p>
      <text:h text:style-name="Heading_20_4" text:outline-level="4"><text:soft-page-break/>Example: Manually Encoding Methods</text:h>
      <text:p text:style-name="Text_20_body">You can manually create a structure that includes both the properties and the methods of the object.</text:p>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4"/>public $name;</text:span></text:p>
      <text:p text:style-name="Preformatted_20_Text"><text:span text:style-name="Source_20_Text"><text:s text:c="4"/>public $age;</text:span></text:p>
      <text:p text:style-name="Preformatted_20_Text"/>
      <text:p text:style-name="Preformatted_20_Text"><text:span text:style-name="Source_20_Text"><text:s text:c="4"/>public function __construct($name, $age) {</text:span></text:p>
      <text:p text:style-name="Preformatted_20_Text"><text:span text:style-name="Source_20_Text"><text:s text:c="8"/>$this-&gt;name = $name;</text:span></text:p>
      <text:p text:style-name="Preformatted_20_Text"><text:span text:style-name="Source_20_Text"><text:s text:c="8"/>$this-&gt;age = $age;</text:span></text:p>
      <text:p text:style-name="Preformatted_20_Text"><text:span text:style-name="Source_20_Text"><text:s text:c="4"/>}</text:span></text:p>
      <text:p text:style-name="Preformatted_20_Text"/>
      <text:p text:style-name="Preformatted_20_Text"><text:span text:style-name="Source_20_Text"><text:s text:c="4"/>public function greet() {</text:span></text:p>
      <text:p text:style-name="Preformatted_20_Text"><text:span text:style-name="Source_20_Text"><text:s text:c="8"/>return "Hello, my name is " . $this-&gt;name;</text:span></text:p>
      <text:p text:style-name="Preformatted_20_Text"><text:span text:style-name="Source_20_Text"><text:s text:c="4"/>}</text:span></text:p>
      <text:p text:style-name="Preformatted_20_Text"/>
      <text:p text:style-name="Preformatted_20_Text"><text:span text:style-name="Source_20_Text"><text:s text:c="4"/>// Custom method to prepare an object for JSON encoding</text:span></text:p>
      <text:p text:style-name="Preformatted_20_Text"><text:span text:style-name="Source_20_Text"><text:s text:c="4"/>public function toArray() {</text:span></text:p>
      <text:p text:style-name="Preformatted_20_Text"><text:span text:style-name="Source_20_Text"><text:s text:c="8"/>return [</text:span></text:p>
      <text:p text:style-name="Preformatted_20_Text"><text:span text:style-name="Source_20_Text"><text:s text:c="12"/>'name' =&gt; $this-&gt;name,</text:span></text:p>
      <text:p text:style-name="Preformatted_20_Text"><text:span text:style-name="Source_20_Text"><text:s text:c="12"/>'age' =&gt; $this-&gt;age,</text:span></text:p>
      <text:p text:style-name="Preformatted_20_Text"><text:span text:style-name="Source_20_Text"><text:s text:c="12"/>'greet' =&gt; $this-&gt;greet() // Including method result as a property</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erson = new Person("John", 30);</text:span></text:p>
      <text:p text:style-name="Preformatted_20_Text"/>
      <text:p text:style-name="Preformatted_20_Text"><text:span text:style-name="Source_20_Text">// Convert the object to a JSON string, including the method as a result of the greet method</text:span></text:p>
      <text:p text:style-name="Preformatted_20_Text"><text:span text:style-name="Source_20_Text">$jsonPerson = json_encode($person-&gt;toArray());</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Pass the object with methods as properties</text:span></text:p>
      <text:p text:style-name="Preformatted_20_Text"><text:span text:style-name="Source_20_Text">var jsPerson = &lt;?php echo $jsonPerson; ?&gt;;</text:span></text:p>
      <text:p text:style-name="Preformatted_20_Text"/>
      <text:p text:style-name="Preformatted_20_Text"><text:span text:style-name="Source_20_Text">// Output the JavaScript object to the console</text:span></text:p>
      <text:p text:style-name="Preformatted_20_Text"><text:span text:style-name="Source_20_Text">console.log(jsPerson); <text:s/>// { "name": "John", "age": 30, "greet": "Hello, my name is John" }</text:span></text:p>
      <text:p text:style-name="P1"><text:span text:style-name="Source_20_Text">&lt;/script&gt;</text:span></text:p>
      <text:h text:style-name="Heading_20_4" text:outline-level="4">Explanation:</text:h>
      <text:list xml:id="list2271800015095545906" text:style-name="L9">
        <text:list-item>
          <text:p text:style-name="P123">The <text:span text:style-name="Source_20_Text">toArray()</text:span> method in the PHP object is used to convert the object into an array that includes both <text:span text:style-name="Strong_20_Emphasis">properties</text:span> and the <text:span text:style-name="Strong_20_Emphasis">result of a method</text:span> (like <text:span text:style-name="Source_20_Text">greet()</text:span>). </text:p>
        </text:list-item>
        <text:list-item>
          <text:p text:style-name="P123">Then, <text:span text:style-name="Source_20_Text">json_encode()</text:span> is used to convert the array (which now includes both data and method result) into a JSON string. </text:p>
        </text:list-item>
        <text:list-item>
          <text:p text:style-name="P36">In JavaScript, you will get the method’s output as part of the object. </text:p>
        </text:list-item>
      </text:list>
      <text:h text:style-name="Heading_20_3" text:outline-level="3">3. <text:span text:style-name="Strong_20_Emphasis">Complex Example with Methods and Variables</text:span></text:h>
      <text:p text:style-name="Text_20_body">If you want to preserve methods and still pass something meaningful to JavaScript, you can serialize both properties and methods separately.</text:p>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4"/>public $name;</text:span></text:p>
      <text:p text:style-name="Preformatted_20_Text"><text:span text:style-name="Source_20_Text"><text:s text:c="4"/>public $age;</text:span></text:p>
      <text:p text:style-name="Preformatted_20_Text"/>
      <text:p text:style-name="Preformatted_20_Text"><text:soft-page-break/><text:span text:style-name="Source_20_Text"><text:s text:c="4"/>public function __construct($name, $age) {</text:span></text:p>
      <text:p text:style-name="Preformatted_20_Text"><text:span text:style-name="Source_20_Text"><text:s text:c="8"/>$this-&gt;name = $name;</text:span></text:p>
      <text:p text:style-name="Preformatted_20_Text"><text:span text:style-name="Source_20_Text"><text:s text:c="8"/>$this-&gt;age = $age;</text:span></text:p>
      <text:p text:style-name="Preformatted_20_Text"><text:span text:style-name="Source_20_Text"><text:s text:c="4"/>}</text:span></text:p>
      <text:p text:style-name="Preformatted_20_Text"/>
      <text:p text:style-name="Preformatted_20_Text"><text:span text:style-name="Source_20_Text"><text:s text:c="4"/>// Method</text:span></text:p>
      <text:p text:style-name="Preformatted_20_Text"><text:span text:style-name="Source_20_Text"><text:s text:c="4"/>public function greet() {</text:span></text:p>
      <text:p text:style-name="Preformatted_20_Text"><text:span text:style-name="Source_20_Text"><text:s text:c="8"/>return "Hello, my name is " . $this-&gt;name;</text:span></text:p>
      <text:p text:style-name="Preformatted_20_Text"><text:span text:style-name="Source_20_Text"><text:s text:c="4"/>}</text:span></text:p>
      <text:p text:style-name="Preformatted_20_Text"/>
      <text:p text:style-name="Preformatted_20_Text"><text:span text:style-name="Source_20_Text"><text:s text:c="4"/>// Convert the object to an associative array (including method results)</text:span></text:p>
      <text:p text:style-name="Preformatted_20_Text"><text:span text:style-name="Source_20_Text"><text:s text:c="4"/>public function toArrayWithMethods() {</text:span></text:p>
      <text:p text:style-name="Preformatted_20_Text"><text:span text:style-name="Source_20_Text"><text:s text:c="8"/>return [</text:span></text:p>
      <text:p text:style-name="Preformatted_20_Text"><text:span text:style-name="Source_20_Text"><text:s text:c="12"/>'name' =&gt; $this-&gt;name,</text:span></text:p>
      <text:p text:style-name="Preformatted_20_Text"><text:span text:style-name="Source_20_Text"><text:s text:c="12"/>'age' =&gt; $this-&gt;age,</text:span></text:p>
      <text:p text:style-name="Preformatted_20_Text"><text:span text:style-name="Source_20_Text"><text:s text:c="12"/>'greet' =&gt; 'greet', <text:s/>// Store method name or behavior</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erson = new Person("Alice", 25);</text:span></text:p>
      <text:p text:style-name="Preformatted_20_Text"/>
      <text:p text:style-name="Preformatted_20_Text"><text:span text:style-name="Source_20_Text">// Convert to array with methods represented as strings</text:span></text:p>
      <text:p text:style-name="Preformatted_20_Text"><text:span text:style-name="Source_20_Text">$jsonPerson = json_encode($person-&gt;toArrayWithMethods());</text:span></text:p>
      <text:p text:style-name="Preformatted_20_Text"><text:span text:style-name="Source_20_Text">?&gt;</text:span></text:p>
      <text:p text:style-name="Preformatted_20_Text"><text:span text:style-name="Source_20_Text">&lt;script&gt;</text:span></text:p>
      <text:p text:style-name="Preformatted_20_Text"><text:span text:style-name="Source_20_Text">// Receive the object including method names</text:span></text:p>
      <text:p text:style-name="Preformatted_20_Text"><text:span text:style-name="Source_20_Text">var jsPerson = &lt;?php echo $jsonPerson; ?&gt;;</text:span></text:p>
      <text:p text:style-name="Preformatted_20_Text"/>
      <text:p text:style-name="Preformatted_20_Text"><text:span text:style-name="Source_20_Text">console.log(jsPerson); // { "name": "Alice", "age": 25, "greet": "greet" }</text:span></text:p>
      <text:p text:style-name="Preformatted_20_Text"/>
      <text:p text:style-name="Preformatted_20_Text"><text:span text:style-name="Source_20_Text">// Later, you can use the method name to call the function in JavaScript</text:span></text:p>
      <text:p text:style-name="Preformatted_20_Text"><text:span text:style-name="Source_20_Text">if (jsPerson.greet === 'greet') {</text:span></text:p>
      <text:p text:style-name="Preformatted_20_Text"><text:span text:style-name="Source_20_Text"><text:s text:c="4"/>console.log("Calling the greet method in JS:");</text:span></text:p>
      <text:p text:style-name="Preformatted_20_Text"><text:span text:style-name="Source_20_Text"><text:s text:c="4"/>// Manually invoke greet method or map it as needed</text:span></text:p>
      <text:p text:style-name="Preformatted_20_Text"><text:span text:style-name="Source_20_Text"><text:s text:c="4"/>console.log("Hello, my name is Alice"); <text:s/>// Simulate method execution</text:span></text:p>
      <text:p text:style-name="Preformatted_20_Text"><text:span text:style-name="Source_20_Text">}</text:span></text:p>
      <text:p text:style-name="P1"><text:span text:style-name="Source_20_Text">&lt;/script&gt;</text:span></text:p>
      <text:h text:style-name="Heading_20_3" text:outline-level="3">Explanation:</text:h>
      <text:list xml:id="list8685071920224681492" text:style-name="L10">
        <text:list-item>
          <text:p text:style-name="P124">The <text:span text:style-name="Source_20_Text">greet</text:span> method is <text:span text:style-name="Strong_20_Emphasis">not directly passed</text:span> but instead, we include a reference (like <text:span text:style-name="Source_20_Text">'greet'</text:span>). </text:p>
        </text:list-item>
        <text:list-item>
          <text:p text:style-name="P37">On the JavaScript side, you can match the method reference (<text:span text:style-name="Source_20_Text">'greet'</text:span>) and manually invoke it or simulate the behavior. </text:p>
        </text:list-item>
      </text:list>
      <text:p text:style-name="Horizontal_20_Line"/>
      <text:h text:style-name="Heading_20_3" text:outline-level="3">Summary:</text:h>
      <text:list xml:id="list1441704124381462473" text:style-name="L11">
        <text:list-item>
          <text:p text:style-name="P125"><text:span text:style-name="Strong_20_Emphasis"><text:span text:style-name="Source_20_Text">json_encode()</text:span></text:span><text:span text:style-name="Strong_20_Emphasis"> in PHP does not serialize methods</text:span>, it only serializes the public properties of the object. </text:p>
        </text:list-item>
        <text:list-item>
          <text:p text:style-name="P125"><text:span text:style-name="Strong_20_Emphasis">Workaround for methods:</text:span> You can manually convert an object into an array that includes method results, or include method names as strings and invoke them later in JavaScript. </text:p>
        </text:list-item>
        <text:list-item>
          <text:p text:style-name="P38"><text:span text:style-name="Strong_20_Emphasis">Serialization of methods:</text:span> You cannot directly serialize functions in JSON, so you need to manage how methods are handled (e.g., by invoking the method manually on the JavaScript side). </text:p>
          <text:p text:style-name="P38"/>
        </text:list-item>
      </text:list>
      <text:p text:style-name="P2"><text:soft-page-break/>how to find the length of the array </text:p>
      <text:p text:style-name="P2"/>
      <text:p text:style-name="P3">In PHP, you can find the <text:span text:style-name="Strong_20_Emphasis">length</text:span> (or size) of an array using the built-in function <text:span text:style-name="Source_20_Text">count()</text:span>.</text:p>
      <text:h text:style-name="Heading_20_3" text:outline-level="3">Example:</text:h>
      <text:p text:style-name="Preformatted_20_Text"><text:span text:style-name="Source_20_Text">&lt;?php</text:span></text:p>
      <text:p text:style-name="Preformatted_20_Text"><text:span text:style-name="Source_20_Text">$fullUrlArray = ["home", "about", "contact"];</text:span></text:p>
      <text:p text:style-name="Preformatted_20_Text"/>
      <text:p text:style-name="Preformatted_20_Text"><text:span text:style-name="Source_20_Text">// Get the length of the array</text:span></text:p>
      <text:p text:style-name="Preformatted_20_Text"><text:span text:style-name="Source_20_Text">$arrayLength = count($fullUrlArray);</text:span></text:p>
      <text:p text:style-name="Preformatted_20_Text"/>
      <text:p text:style-name="Preformatted_20_Text"><text:span text:style-name="Source_20_Text">// Output the length</text:span></text:p>
      <text:p text:style-name="Preformatted_20_Text"><text:span text:style-name="Source_20_Text">echo "The length of the array is: " . $arrayLength;</text:span></text:p>
      <text:p text:style-name="P1"><text:span text:style-name="Source_20_Text">?&gt;</text:span></text:p>
      <text:h text:style-name="Heading_20_3" text:outline-level="3">Explanation:</text:h>
      <text:list xml:id="list2533577870651106535" text:style-name="L12">
        <text:list-item>
          <text:p text:style-name="P39"><text:span text:style-name="Strong_20_Emphasis"><text:span text:style-name="Source_20_Text">count($array)</text:span></text:span>: This function returns the <text:span text:style-name="Strong_20_Emphasis">number of elements</text:span> in the array <text:span text:style-name="Source_20_Text">$fullUrlArray</text:span>. If the array contains 3 elements like in the example above, <text:span text:style-name="Source_20_Text">count($fullUrlArray)</text:span> will return <text:span text:style-name="Source_20_Text">3</text:span>. </text:p>
        </text:list-item>
      </text:list>
      <text:h text:style-name="Heading_20_3" text:outline-level="3">Output:</text:h>
      <text:p text:style-name="P1"><text:span text:style-name="Source_20_Text">The length of the array is: 3</text:span></text:p>
      <text:h text:style-name="Heading_20_3" text:outline-level="3">Important Notes:</text:h>
      <text:list xml:id="list3737155218646953108" text:style-name="L13">
        <text:list-item>
          <text:p text:style-name="P126"><text:span text:style-name="Source_20_Text">count()</text:span> works for <text:span text:style-name="Strong_20_Emphasis">both indexed and associative arrays</text:span>. </text:p>
        </text:list-item>
        <text:list-item>
          <text:p text:style-name="P40">If the array is <text:span text:style-name="Strong_20_Emphasis">empty</text:span>, <text:span text:style-name="Source_20_Text">count()</text:span> will return <text:span text:style-name="Source_20_Text">0</text:span>. </text:p>
        </text:list-item>
      </text:list>
      <text:h text:style-name="Heading_20_3" text:outline-level="3">For Associative Arrays:</text:h>
      <text:p text:style-name="Text_20_body">Even for associative arrays, <text:span text:style-name="Source_20_Text">count()</text:span> will return the <text:span text:style-name="Strong_20_Emphasis">number of key-value pairs</text:span>:</text:p>
      <text:p text:style-name="Preformatted_20_Text"><text:span text:style-name="Source_20_Text">&lt;?php</text:span></text:p>
      <text:p text:style-name="Preformatted_20_Text"><text:span text:style-name="Source_20_Text">$associativeArray = [</text:span></text:p>
      <text:p text:style-name="Preformatted_20_Text"><text:span text:style-name="Source_20_Text"><text:s text:c="4"/>"home" =&gt; "index.php",</text:span></text:p>
      <text:p text:style-name="Preformatted_20_Text"><text:span text:style-name="Source_20_Text"><text:s text:c="4"/>"about" =&gt; "about.php",</text:span></text:p>
      <text:p text:style-name="Preformatted_20_Text"><text:span text:style-name="Source_20_Text"><text:s text:c="4"/>"contact" =&gt; "contact.php"</text:span></text:p>
      <text:p text:style-name="Preformatted_20_Text"><text:span text:style-name="Source_20_Text">];</text:span></text:p>
      <text:p text:style-name="Preformatted_20_Text"/>
      <text:p text:style-name="Preformatted_20_Text"><text:span text:style-name="Source_20_Text">echo count($associativeArray); // Output: 3</text:span></text:p>
      <text:p text:style-name="P1"><text:span text:style-name="Source_20_Text">?&gt;</text:span></text:p>
      <text:p text:style-name="Text_20_body">This will also output <text:span text:style-name="Source_20_Text">3</text:span>, as there are 3 key-value pairs in the array.</text:p>
      <text:p text:style-name="P2">can we make a number an id of an element </text:p>
      <text:p text:style-name="P2"/>
      <text:p text:style-name="P4">Yes, you can absolutely use a number as an ID for an element, whether it's in <text:span text:style-name="Strong_20_Emphasis">HTML</text:span>, <text:span text:style-name="Strong_20_Emphasis">CSS</text:span>, or <text:span text:style-name="Strong_20_Emphasis">JavaScript</text:span>.</text:p>
      <text:h text:style-name="Heading_20_3" text:outline-level="3">1. <text:span text:style-name="Strong_20_Emphasis">Using a Number as an ID in HTML:</text:span></text:h>
      <text:p text:style-name="Text_20_body">In HTML, you can set the <text:span text:style-name="Source_20_Text">id</text:span> attribute of an element to a number (or a string that starts with a <text:soft-page-break/>number, but you need to follow the proper syntax rules).</text:p>
      <text:h text:style-name="Heading_20_4" text:outline-level="4">Example:</text:h>
      <text:p text:style-name="P1"><text:span text:style-name="Source_20_Text">&lt;div id="123"&gt;This is a div with an ID of 123&lt;/div&gt;</text:span></text:p>
      <text:h text:style-name="Heading_20_3" text:outline-level="3">Notes:</text:h>
      <text:list xml:id="list7529359743179840414" text:style-name="L14">
        <text:list-item>
          <text:p text:style-name="P127"><text:span text:style-name="Strong_20_Emphasis">HTML Validity</text:span>: Technically, an ID can start with a number, but it's considered best practice to start an ID with a letter. The HTML5 specification allows an ID to start with a number, but in some cases (such as in JavaScript), it might be problematic if it begins with a digit. </text:p>
        </text:list-item>
        <text:list-item>
          <text:p text:style-name="P41"><text:span text:style-name="Strong_20_Emphasis">Avoid starting the ID with a number in some cases</text:span>: If you're using JavaScript to interact with the ID, it's usually safer to start the ID with a letter to avoid potential conflicts with the CSS selector syntax. For example, <text:span text:style-name="Source_20_Text">#123</text:span> might not be valid in JavaScript if you're trying to access it directly using <text:span text:style-name="Source_20_Text">document.getElementById()</text:span>, but <text:span text:style-name="Source_20_Text">#id123</text:span> would be fine. </text:p>
        </text:list-item>
      </text:list>
      <text:h text:style-name="Heading_20_3" text:outline-level="3">2. <text:span text:style-name="Strong_20_Emphasis">Using a Number as an ID in JavaScript:</text:span></text:h>
      <text:p text:style-name="Text_20_body">In JavaScript, when you access an element by ID using <text:span text:style-name="Source_20_Text">document.getElementById()</text:span>, you can refer to an element by its numeric ID, as long as it follows the valid HTML structure.</text:p>
      <text:h text:style-name="Heading_20_4" text:outline-level="4">Example:</text:h>
      <text:p text:style-name="Preformatted_20_Text"><text:span text:style-name="Source_20_Text">&lt;div id="123"&gt;This is an element with a numeric ID&lt;/div&gt;</text:span></text:p>
      <text:p text:style-name="Preformatted_20_Text"><text:span text:style-name="Source_20_Text">&lt;script&gt;</text:span></text:p>
      <text:p text:style-name="Preformatted_20_Text"><text:span text:style-name="Source_20_Text"><text:s text:c="4"/>var element = document.getElementById('123'); // Accessing by ID</text:span></text:p>
      <text:p text:style-name="Preformatted_20_Text"><text:span text:style-name="Source_20_Text"><text:s text:c="4"/>console.log(element.textContent); // Output: This is an element with a numeric ID</text:span></text:p>
      <text:p text:style-name="P1"><text:span text:style-name="Source_20_Text">&lt;/script&gt;</text:span></text:p>
      <text:h text:style-name="Heading_20_3" text:outline-level="3">3. <text:span text:style-name="Strong_20_Emphasis">Using a Number in CSS as an ID:</text:span></text:h>
      <text:p text:style-name="Text_20_body">You can also use a number as part of an ID selector in CSS. However, CSS selectors are more flexible and usually prefer strings, but you can select elements by a numeric ID.</text:p>
      <text:h text:style-name="Heading_20_4" text:outline-level="4">Example:</text:h>
      <text:p text:style-name="Preformatted_20_Text"><text:span text:style-name="Source_20_Text">&lt;div id="123"&gt;This is an element with a numeric ID&lt;/div&gt;</text:span></text:p>
      <text:p text:style-name="Preformatted_20_Text"><text:span text:style-name="Source_20_Text">&lt;style&gt;</text:span></text:p>
      <text:p text:style-name="Preformatted_20_Text"><text:span text:style-name="Source_20_Text"><text:s text:c="4"/>#123 {</text:span></text:p>
      <text:p text:style-name="Preformatted_20_Text"><text:span text:style-name="Source_20_Text"><text:s text:c="8"/>color: red;</text:span></text:p>
      <text:p text:style-name="Preformatted_20_Text"><text:span text:style-name="Source_20_Text"><text:s text:c="4"/>}</text:span></text:p>
      <text:p text:style-name="P1"><text:span text:style-name="Source_20_Text">&lt;/style&gt;</text:span></text:p>
      <text:h text:style-name="Heading_20_3" text:outline-level="3">Best Practice Recommendation:</text:h>
      <text:p text:style-name="Text_20_body">While you can use a number as an ID in HTML, <text:span text:style-name="Strong_20_Emphasis">it is recommended to prepend a letter to avoid issues with older browsers and JavaScript</text:span>. For example:</text:p>
      <text:p text:style-name="P1"><text:span text:style-name="Source_20_Text">&lt;div id="id123"&gt;This is an element with a number prepended by 'id'&lt;/div&gt;</text:span></text:p>
      <text:h text:style-name="Heading_20_3" text:outline-level="3">Summary:</text:h>
      <text:list xml:id="list2873840379710625883" text:style-name="L15">
        <text:list-item>
          <text:p text:style-name="P128"><text:span text:style-name="Strong_20_Emphasis">HTML</text:span>: You can use numbers as IDs, but it's best practice to prepend a letter to avoid <text:soft-page-break/>potential issues. </text:p>
        </text:list-item>
        <text:list-item>
          <text:p text:style-name="P128"><text:span text:style-name="Strong_20_Emphasis">JavaScript</text:span>: You can access elements with numeric IDs without issue, but starting the ID with a letter may be safer. </text:p>
        </text:list-item>
        <text:list-item>
          <text:p text:style-name="P42"><text:span text:style-name="Strong_20_Emphasis">CSS</text:span>: You can target an element with a numeric ID, but using a letter before the number is recommended for broader compatibility. </text:p>
        </text:list-item>
      </text:list>
      <text:p text:style-name="Text_20_body">In most modern browsers, using a number as an ID is allowed, but it's good practice to ensure compatibility and avoid confusion by starting the ID with a letter.</text:p>
      <text:p text:style-name="P2">how to know the length of an array in Javascriipt</text:p>
      <text:p text:style-name="P2"/>
      <text:p text:style-name="P4">In JavaScript, you can get the <text:span text:style-name="Strong_20_Emphasis">length</text:span> of an array using the <text:span text:style-name="Source_20_Text">length</text:span> property. This property returns the number of elements in an array.</text:p>
      <text:h text:style-name="Heading_20_3" text:outline-level="3">Example:</text:h>
      <text:p text:style-name="Preformatted_20_Text"><text:span text:style-name="Source_20_Text">let fruits = ["apple", "banana", "cherry"];</text:span></text:p>
      <text:p text:style-name="Preformatted_20_Text"/>
      <text:p text:style-name="Preformatted_20_Text"><text:span text:style-name="Source_20_Text">// Get the length of the array</text:span></text:p>
      <text:p text:style-name="Preformatted_20_Text"><text:span text:style-name="Source_20_Text">let arrayLength = fruits.length;</text:span></text:p>
      <text:p text:style-name="Preformatted_20_Text"/>
      <text:p text:style-name="Preformatted_20_Text"><text:span text:style-name="Source_20_Text">// Output the length</text:span></text:p>
      <text:p text:style-name="P1"><text:span text:style-name="Source_20_Text">console.log("The length of the array is:", arrayLength);</text:span></text:p>
      <text:h text:style-name="Heading_20_3" text:outline-level="3">Explanation:</text:h>
      <text:list xml:id="list6726811571498692676" text:style-name="L16">
        <text:list-item>
          <text:p text:style-name="P43"><text:span text:style-name="Strong_20_Emphasis"><text:span text:style-name="Source_20_Text">fruits.length</text:span></text:span>: The <text:span text:style-name="Source_20_Text">length</text:span> property returns the number of elements in the array. In this case, the array contains three elements (<text:span text:style-name="Source_20_Text">"apple"</text:span>, <text:span text:style-name="Source_20_Text">"banana"</text:span>, and <text:span text:style-name="Source_20_Text">"cherry"</text:span>), so <text:span text:style-name="Source_20_Text">fruits.length</text:span> will return <text:span text:style-name="Source_20_Text">3</text:span>. </text:p>
        </text:list-item>
      </text:list>
      <text:h text:style-name="Heading_20_3" text:outline-level="3">Output:</text:h>
      <text:p text:style-name="P1"><text:span text:style-name="Source_20_Text">The length of the array is: 3</text:span></text:p>
      <text:h text:style-name="Heading_20_3" text:outline-level="3">Important Notes:</text:h>
      <text:list xml:id="list5235326868941974207" text:style-name="L17">
        <text:list-item>
          <text:p text:style-name="P129">The <text:span text:style-name="Source_20_Text">length</text:span> property in JavaScript works for both <text:span text:style-name="Strong_20_Emphasis">arrays</text:span> and <text:span text:style-name="Strong_20_Emphasis">strings</text:span>. </text:p>
        </text:list-item>
        <text:list-item>
          <text:p text:style-name="P129">It gives the number of elements in the array, but <text:span text:style-name="Strong_20_Emphasis">it does not count empty slots</text:span> (for sparse arrays). </text:p>
        </text:list-item>
        <text:list-item>
          <text:p text:style-name="P44"><text:span text:style-name="Strong_20_Emphasis">If the array is empty</text:span>, the <text:span text:style-name="Source_20_Text">length</text:span> will return <text:span text:style-name="Source_20_Text">0</text:span>. </text:p>
        </text:list-item>
      </text:list>
      <text:h text:style-name="Heading_20_4" text:outline-level="4">Example with an empty array:</text:h>
      <text:p text:style-name="Preformatted_20_Text"><text:span text:style-name="Source_20_Text">let emptyArray = [];</text:span></text:p>
      <text:p text:style-name="Preformatted_20_Text"/>
      <text:p text:style-name="P1"><text:span text:style-name="Source_20_Text">console.log("The length of the empty array is:", emptyArray.length); // Output: 0</text:span></text:p>
      <text:h text:style-name="Heading_20_3" text:outline-level="3">Example with a sparse array:</text:h>
      <text:p text:style-name="Preformatted_20_Text"><text:span text:style-name="Source_20_Text">let sparseArray = [];</text:span></text:p>
      <text:p text:style-name="Preformatted_20_Text"><text:span text:style-name="Source_20_Text">sparseArray[5] = "apple"; // This creates a sparse array with an index of 5</text:span></text:p>
      <text:p text:style-name="Preformatted_20_Text"/>
      <text:p text:style-name="P1"><text:span text:style-name="Source_20_Text">console.log("The length of the sparse array is:", sparseArray.length); // </text:span><text:soft-page-break/><text:span text:style-name="Source_20_Text">Output: 6</text:span></text:p>
      <text:p text:style-name="Text_20_body">In the case of a sparse array, the <text:span text:style-name="Source_20_Text">length</text:span> property counts the highest index plus one, even if there are empty slots in between.</text:p>
      <text:h text:style-name="Heading_20_3" text:outline-level="3">Summary:</text:h>
      <text:list xml:id="list2639058391811636926" text:style-name="L18">
        <text:list-item>
          <text:p text:style-name="P130">In JavaScript, use the <text:span text:style-name="Source_20_Text">length</text:span> property to get the number of elements in an array. </text:p>
        </text:list-item>
        <text:list-item>
          <text:p text:style-name="P45">It works on both arrays and strings, and it returns <text:span text:style-name="Source_20_Text">0</text:span> for empty arrays. </text:p>
        </text:list-item>
      </text:list>
      <text:p text:style-name="P2">convert double to integer in javascript </text:p>
      <text:p text:style-name="P2"/>
      <text:p text:style-name="P4">In JavaScript, you can convert a <text:span text:style-name="Source_20_Text">double</text:span> (or floating-point number) to an integer using various methods. Here are some common techniques:</text:p>
      <text:h text:style-name="Heading_20_3" text:outline-level="3">1. <text:span text:style-name="Strong_20_Emphasis">Using </text:span><text:span text:style-name="Strong_20_Emphasis"><text:span text:style-name="Source_20_Text">Math.floor()</text:span></text:span></text:h>
      <text:p text:style-name="Text_20_body">The <text:span text:style-name="Source_20_Text">Math.floor()</text:span> function rounds a number <text:span text:style-name="Strong_20_Emphasis">down</text:span> to the nearest integer.</text:p>
      <text:h text:style-name="Heading_20_4" text:outline-level="4">Example:</text:h>
      <text:p text:style-name="Preformatted_20_Text"><text:span text:style-name="Source_20_Text">let doubleValue = 3.75;</text:span></text:p>
      <text:p text:style-name="Preformatted_20_Text"><text:span text:style-name="Source_20_Text">let integerValue = Math.floor(doubleValue);</text:span></text:p>
      <text:p text:style-name="Preformatted_20_Text"/>
      <text:p text:style-name="P1"><text:span text:style-name="Source_20_Text">console.log(integerValue); <text:s/>// Output: 3</text:span></text:p>
      <text:h text:style-name="Heading_20_3" text:outline-level="3">2. <text:span text:style-name="Strong_20_Emphasis">Using </text:span><text:span text:style-name="Strong_20_Emphasis"><text:span text:style-name="Source_20_Text">Math.ceil()</text:span></text:span></text:h>
      <text:p text:style-name="Text_20_body">The <text:span text:style-name="Source_20_Text">Math.ceil()</text:span> function rounds a number <text:span text:style-name="Strong_20_Emphasis">up</text:span> to the nearest integer.</text:p>
      <text:h text:style-name="Heading_20_4" text:outline-level="4">Example:</text:h>
      <text:p text:style-name="Preformatted_20_Text"><text:span text:style-name="Source_20_Text">let doubleValue = 3.25;</text:span></text:p>
      <text:p text:style-name="Preformatted_20_Text"><text:span text:style-name="Source_20_Text">let integerValue = Math.ceil(doubleValue);</text:span></text:p>
      <text:p text:style-name="Preformatted_20_Text"/>
      <text:p text:style-name="P1"><text:span text:style-name="Source_20_Text">console.log(integerValue); <text:s/>// Output: 4</text:span></text:p>
      <text:h text:style-name="Heading_20_3" text:outline-level="3">3. <text:span text:style-name="Strong_20_Emphasis">Using </text:span><text:span text:style-name="Strong_20_Emphasis"><text:span text:style-name="Source_20_Text">Math.round()</text:span></text:span></text:h>
      <text:p text:style-name="Text_20_body">The <text:span text:style-name="Source_20_Text">Math.round()</text:span> function rounds the number to the <text:span text:style-name="Strong_20_Emphasis">nearest integer</text:span> (rounding up if the decimal is <text:span text:style-name="Source_20_Text">0.5</text:span> or higher, and down if it's less than <text:span text:style-name="Source_20_Text">0.5</text:span>).</text:p>
      <text:h text:style-name="Heading_20_4" text:outline-level="4">Example:</text:h>
      <text:p text:style-name="Preformatted_20_Text"><text:span text:style-name="Source_20_Text">let doubleValue = 3.5;</text:span></text:p>
      <text:p text:style-name="Preformatted_20_Text"><text:span text:style-name="Source_20_Text">let integerValue = Math.round(doubleValue);</text:span></text:p>
      <text:p text:style-name="Preformatted_20_Text"/>
      <text:p text:style-name="P1"><text:span text:style-name="Source_20_Text">console.log(integerValue); <text:s/>// Output: 4</text:span></text:p>
      <text:h text:style-name="Heading_20_3" text:outline-level="3">4. <text:span text:style-name="Strong_20_Emphasis">Using </text:span><text:span text:style-name="Strong_20_Emphasis"><text:span text:style-name="Source_20_Text">parseInt()</text:span></text:span></text:h>
      <text:p text:style-name="Text_20_body">The <text:span text:style-name="Source_20_Text">parseInt()</text:span> function parses the given value and converts it to an integer by truncating the decimal part (rounding towards zero).</text:p>
      <text:h text:style-name="Heading_20_4" text:outline-level="4"><text:soft-page-break/>Example:</text:h>
      <text:p text:style-name="Preformatted_20_Text"><text:span text:style-name="Source_20_Text">let doubleValue = 3.99;</text:span></text:p>
      <text:p text:style-name="Preformatted_20_Text"><text:span text:style-name="Source_20_Text">let integerValue = parseInt(doubleValue);</text:span></text:p>
      <text:p text:style-name="Preformatted_20_Text"/>
      <text:p text:style-name="P1"><text:span text:style-name="Source_20_Text">console.log(integerValue); <text:s/>// Output: 3</text:span></text:p>
      <text:h text:style-name="Heading_20_3" text:outline-level="3">5. <text:span text:style-name="Strong_20_Emphasis">Using Bitwise OR (</text:span><text:span text:style-name="Strong_20_Emphasis"><text:span text:style-name="Source_20_Text">| 0</text:span></text:span><text:span text:style-name="Strong_20_Emphasis">)</text:span></text:h>
      <text:p text:style-name="Text_20_body">You can use a bitwise OR (<text:span text:style-name="Source_20_Text">| 0</text:span>) to convert a number to an integer. This operation truncates the decimal part (effectively rounding down for positive numbers and rounding up for negative numbers).</text:p>
      <text:h text:style-name="Heading_20_4" text:outline-level="4">Example:</text:h>
      <text:p text:style-name="Preformatted_20_Text"><text:span text:style-name="Source_20_Text">let doubleValue = 3.75;</text:span></text:p>
      <text:p text:style-name="Preformatted_20_Text"><text:span text:style-name="Source_20_Text">let integerValue = doubleValue | 0;</text:span></text:p>
      <text:p text:style-name="Preformatted_20_Text"/>
      <text:p text:style-name="P1"><text:span text:style-name="Source_20_Text">console.log(integerValue); <text:s/>// Output: 3</text:span></text:p>
      <text:h text:style-name="Heading_20_3" text:outline-level="3">6. <text:span text:style-name="Strong_20_Emphasis">Using </text:span><text:span text:style-name="Strong_20_Emphasis"><text:span text:style-name="Source_20_Text">Number()</text:span></text:span><text:span text:style-name="Strong_20_Emphasis"> Constructor</text:span></text:h>
      <text:p text:style-name="Text_20_body">If you want to convert a floating-point number to an integer, you can use the <text:span text:style-name="Source_20_Text">Number()</text:span> constructor. This method doesn't round the number but works similarly to <text:span text:style-name="Source_20_Text">parseInt()</text:span> in truncating the decimal part.</text:p>
      <text:h text:style-name="Heading_20_4" text:outline-level="4">Example:</text:h>
      <text:p text:style-name="Preformatted_20_Text"><text:span text:style-name="Source_20_Text">let doubleValue = 3.9;</text:span></text:p>
      <text:p text:style-name="Preformatted_20_Text"><text:span text:style-name="Source_20_Text">let integerValue = Number(doubleValue);</text:span></text:p>
      <text:p text:style-name="Preformatted_20_Text"/>
      <text:p text:style-name="P1"><text:span text:style-name="Source_20_Text">console.log(integerValue); <text:s/>// Output: 3</text:span></text:p>
      <text:h text:style-name="Heading_20_3" text:outline-level="3">7. <text:span text:style-name="Strong_20_Emphasis">Using </text:span><text:span text:style-name="Strong_20_Emphasis"><text:span text:style-name="Source_20_Text">~~</text:span></text:span><text:span text:style-name="Strong_20_Emphasis"> (Double Tilde)</text:span></text:h>
      <text:p text:style-name="Text_20_body">The double tilde <text:span text:style-name="Source_20_Text">~~</text:span> operator is a shorthand for truncating a floating-point number to an integer. It’s essentially a way to perform bitwise negation twice, which results in truncation.</text:p>
      <text:h text:style-name="Heading_20_4" text:outline-level="4">Example:</text:h>
      <text:p text:style-name="Preformatted_20_Text"><text:span text:style-name="Source_20_Text">let doubleValue = 4.8;</text:span></text:p>
      <text:p text:style-name="Preformatted_20_Text"><text:span text:style-name="Source_20_Text">let integerValue = ~~doubleValue;</text:span></text:p>
      <text:p text:style-name="Preformatted_20_Text"/>
      <text:p text:style-name="P1"><text:span text:style-name="Source_20_Text">console.log(integerValue); <text:s/>// Output: 4</text:span></text:p>
      <text:h text:style-name="Heading_20_3" text:outline-level="3">Summary of Methods:</text:h>
      <text:list xml:id="list1829840391056087893" text:style-name="L19">
        <text:list-item>
          <text:p text:style-name="P131"><text:span text:style-name="Strong_20_Emphasis"><text:span text:style-name="Source_20_Text">Math.floor()</text:span></text:span>: Rounds down to the nearest integer. </text:p>
        </text:list-item>
        <text:list-item>
          <text:p text:style-name="P131"><text:span text:style-name="Strong_20_Emphasis"><text:span text:style-name="Source_20_Text">Math.ceil()</text:span></text:span>: Rounds up to the nearest integer. </text:p>
        </text:list-item>
        <text:list-item>
          <text:p text:style-name="P131"><text:span text:style-name="Strong_20_Emphasis"><text:span text:style-name="Source_20_Text">Math.round()</text:span></text:span>: Rounds to the nearest integer based on standard rounding rules. </text:p>
        </text:list-item>
        <text:list-item>
          <text:p text:style-name="P131"><text:span text:style-name="Strong_20_Emphasis"><text:span text:style-name="Source_20_Text">parseInt()</text:span></text:span>: Converts to an integer by truncating the decimal part. </text:p>
        </text:list-item>
        <text:list-item>
          <text:p text:style-name="P131"><text:span text:style-name="Strong_20_Emphasis"><text:span text:style-name="Source_20_Text">| 0</text:span></text:span><text:span text:style-name="Strong_20_Emphasis"> (Bitwise OR)</text:span>: Truncates the decimal part and converts to an integer. </text:p>
        </text:list-item>
        <text:list-item>
          <text:p text:style-name="P131"><text:span text:style-name="Strong_20_Emphasis"><text:span text:style-name="Source_20_Text">Number()</text:span></text:span>: Converts the number to an integer without rounding (similar to <text:soft-page-break/><text:span text:style-name="Source_20_Text">parseInt()</text:span>). </text:p>
        </text:list-item>
        <text:list-item>
          <text:p text:style-name="P46"><text:span text:style-name="Strong_20_Emphasis"><text:span text:style-name="Source_20_Text">~~</text:span></text:span><text:span text:style-name="Strong_20_Emphasis"> (Double Tilde)</text:span>: A shorthand for truncating the decimal part. </text:p>
        </text:list-item>
      </text:list>
      <text:p text:style-name="Text_20_body">Each method can be used depending on whether you need to round the number or just truncate the decimal part.</text:p>
      <text:p text:style-name="P2">how to get the id of an element to hom clcik handler is attached to </text:p>
      <text:p text:style-name="P2">can't we keep the functiomn seperately and ntehn keep it in addEventListener </text:p>
      <text:p text:style-name="P2"/>
      <text:p text:style-name="P4">Yes, you can definitely keep the function separately and then attach it to the <text:span text:style-name="Source_20_Text">addEventListener</text:span>. In fact, this is a common practice to improve code reusability and separation of concerns.</text:p>
      <text:p text:style-name="Text_20_body">Here’s how you can separate the function and attach it to the event listener:</text:p>
      <text:h text:style-name="Heading_20_3" text:outline-level="3">Example:</text:h>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Get ID on Click&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button id="btn1"&gt;Button 1&lt;/button&gt;</text:span></text:p>
      <text:p text:style-name="Preformatted_20_Text"><text:span text:style-name="Source_20_Text"><text:s text:c="4"/>&lt;button id="btn2"&gt;Button 2&lt;/button&gt;</text:span></text:p>
      <text:p text:style-name="Preformatted_20_Text"><text:span text:style-name="Source_20_Text"><text:s text:c="4"/>&lt;button id="btn3"&gt;Button 3&lt;/button&gt;</text:span></text:p>
      <text:p text:style-name="Preformatted_20_Text"/>
      <text:p text:style-name="Preformatted_20_Text"><text:span text:style-name="Source_20_Text"><text:s text:c="4"/>&lt;script&gt;</text:span></text:p>
      <text:p text:style-name="Preformatted_20_Text"><text:span text:style-name="Source_20_Text"><text:s text:c="8"/>// Define the click handler function</text:span></text:p>
      <text:p text:style-name="Preformatted_20_Text"><text:span text:style-name="Source_20_Text"><text:s text:c="8"/>function handleClick(event) {</text:span></text:p>
      <text:p text:style-name="Preformatted_20_Text"><text:span text:style-name="Source_20_Text"><text:s text:c="12"/>console.log("Clicked element ID:", event.target.id);</text:span></text:p>
      <text:p text:style-name="Preformatted_20_Text"><text:span text:style-name="Source_20_Text"><text:s text:c="8"/>}</text:span></text:p>
      <text:p text:style-name="Preformatted_20_Text"/>
      <text:p text:style-name="Preformatted_20_Text"><text:span text:style-name="Source_20_Text"><text:s text:c="8"/>// Attach the click handler to each button</text:span></text:p>
      <text:p text:style-name="Preformatted_20_Text"><text:span text:style-name="Source_20_Text"><text:s text:c="8"/>document.getElementById("btn1").addEventListener("click", handleClick);</text:span></text:p>
      <text:p text:style-name="Preformatted_20_Text"><text:span text:style-name="Source_20_Text"><text:s text:c="8"/>document.getElementById("btn2").addEventListener("click", handleClick);</text:span></text:p>
      <text:p text:style-name="Preformatted_20_Text"><text:span text:style-name="Source_20_Text"><text:s text:c="8"/>document.getElementById("btn3").addEventListener("click", handleClick);</text:span></text:p>
      <text:p text:style-name="Preformatted_20_Text"><text:span text:style-name="Source_20_Text"><text:s text:c="4"/>&lt;/script&gt;</text:span></text:p>
      <text:p text:style-name="Preformatted_20_Text"><text:span text:style-name="Source_20_Text">&lt;/body&gt;</text:span></text:p>
      <text:p text:style-name="P1"><text:span text:style-name="Source_20_Text">&lt;/html&gt;</text:span></text:p>
      <text:h text:style-name="Heading_20_3" text:outline-level="3">Explanation:</text:h>
      <text:list xml:id="list1257796416645365693" text:style-name="L20">
        <text:list-item>
          <text:p text:style-name="P132"><text:span text:style-name="Strong_20_Emphasis"><text:span text:style-name="Source_20_Text">handleClick(event)</text:span></text:span>: This is the separate function that will handle the click event. It takes the <text:span text:style-name="Source_20_Text">event</text:span> object as an argument. </text:p>
        </text:list-item>
        <text:list-item>
          <text:p text:style-name="P47"><text:span text:style-name="Strong_20_Emphasis"><text:span text:style-name="Source_20_Text">addEventListener("click", handleClick)</text:span></text:span>: We attach the <text:span text:style-name="Source_20_Text">handleClick</text:span> function to the <text:span text:style-name="Source_20_Text">click</text:span> event of each button. </text:p>
        </text:list-item>
      </text:list>
      <text:h text:style-name="Heading_20_3" text:outline-level="3">Output:</text:h>
      <text:p text:style-name="Text_20_body">If you click any of the buttons, the <text:span text:style-name="Source_20_Text">id</text:span> of the clicked button will be printed to the console:</text:p>
      <text:p text:style-name="Preformatted_20_Text"><text:span text:style-name="Source_20_Text">Clicked element ID: btn1</text:span></text:p>
      <text:p text:style-name="Preformatted_20_Text"><text:span text:style-name="Source_20_Text">Clicked element ID: btn2</text:span></text:p>
      <text:p text:style-name="P1"><text:span text:style-name="Source_20_Text">Clicked element ID: btn3</text:span></text:p>
      <text:h text:style-name="Heading_20_3" text:outline-level="3"><text:soft-page-break/>Benefits of Keeping the Function Separate:</text:h>
      <text:list xml:id="list8844871697109751223" text:style-name="L21">
        <text:list-item>
          <text:p text:style-name="P133"><text:span text:style-name="Strong_20_Emphasis">Reusability</text:span>: You can reuse the <text:span text:style-name="Source_20_Text">handleClick</text:span> function for other elements or events. </text:p>
        </text:list-item>
        <text:list-item>
          <text:p text:style-name="P133"><text:span text:style-name="Strong_20_Emphasis">Cleaner Code</text:span>: It separates the logic of what should happen when the event occurs from the logic of attaching the event listener itself. </text:p>
        </text:list-item>
        <text:list-item>
          <text:p text:style-name="P48"><text:span text:style-name="Strong_20_Emphasis">Better Maintainability</text:span>: If you need to modify the behavior of the click event, you only need to update the <text:span text:style-name="Source_20_Text">handleClick</text:span> function, not the entire event listener setup. </text:p>
        </text:list-item>
      </text:list>
      <text:h text:style-name="Heading_20_3" text:outline-level="3">Using the Function with Multiple Elements:</text:h>
      <text:p text:style-name="Text_20_body">You can also use a single function for multiple elements. Here’s an example where we use <text:span text:style-name="Source_20_Text">querySelectorAll</text:span> to attach the event handler to multiple buttons:</text:p>
      <text:p text:style-name="Preformatted_20_Text"><text:span text:style-name="Source_20_Text">document.querySelectorAll("button").forEach(button =&gt; {</text:span></text:p>
      <text:p text:style-name="Preformatted_20_Text"><text:span text:style-name="Source_20_Text"><text:s text:c="4"/>button.addEventListener("click", handleClick);</text:span></text:p>
      <text:p text:style-name="P1"><text:span text:style-name="Source_20_Text">});</text:span></text:p>
      <text:h text:style-name="Heading_20_3" text:outline-level="3">Summary:</text:h>
      <text:list xml:id="list5279253411632487153" text:style-name="L22">
        <text:list-item>
          <text:p text:style-name="P134">You can definitely separate the function from the <text:span text:style-name="Source_20_Text">addEventListener</text:span>. This approach makes your code more reusable and maintainable. </text:p>
        </text:list-item>
        <text:list-item>
          <text:p text:style-name="P49">Define the function first, then use it in the event listener. </text:p>
        </text:list-item>
      </text:list>
      <text:p text:style-name="P3">When we get an array by getElementsByClassName it ia not an array but actually HTML collection Now to convert HTMLcollection to n array </text:p>
      <text:p text:style-name="P5"><text:span text:style-name="T1">In JavaScript, an </text:span><text:span text:style-name="Strong_20_Emphasis"><text:span text:style-name="T1">HTMLCollection</text:span></text:span><text:span text:style-name="T1"> is a live collection of DOM elements, which is not exactly an array, but it behaves similarly. To convert an </text:span><text:span text:style-name="Source_20_Text"><text:span text:style-name="T1">HTMLCollection</text:span></text:span><text:span text:style-name="T1"> to a proper JavaScript array, you can use several methods.</text:span></text:p>
      <text:h text:style-name="Heading_20_3" text:outline-level="3">Methods to Convert an HTMLCollection to an Array:</text:h>
      <text:h text:style-name="Heading_20_3" text:outline-level="3">1. <text:span text:style-name="Strong_20_Emphasis">Using </text:span><text:span text:style-name="Strong_20_Emphasis"><text:span text:style-name="Source_20_Text">Array.from()</text:span></text:span></text:h>
      <text:p text:style-name="Text_20_body">The <text:span text:style-name="Source_20_Text">Array.from()</text:span> method creates a new array from an array-like object like an <text:span text:style-name="Source_20_Text">HTMLCollection</text:span>.</text:p>
      <text:h text:style-name="Heading_20_4" text:outline-level="4">Example:</text:h>
      <text:p text:style-name="Preformatted_20_Text"><text:span text:style-name="Source_20_Text">let htmlCollection = document.getElementsByTagName('p'); // HTMLCollection of &lt;p&gt; elements</text:span></text:p>
      <text:p text:style-name="Preformatted_20_Text"><text:span text:style-name="Source_20_Text">let array = Array.from(htmlCollection);</text:span></text:p>
      <text:p text:style-name="Preformatted_20_Text"/>
      <text:p text:style-name="P1"><text:span text:style-name="Source_20_Text">console.log(array); // Now it's a proper array</text:span></text:p>
      <text:h text:style-name="Heading_20_3" text:outline-level="3">2. <text:span text:style-name="Strong_20_Emphasis">Using the Spread Operator (</text:span><text:span text:style-name="Strong_20_Emphasis"><text:span text:style-name="Source_20_Text">...</text:span></text:span><text:span text:style-name="Strong_20_Emphasis">)</text:span></text:h>
      <text:p text:style-name="Text_20_body">The spread operator (<text:span text:style-name="Source_20_Text">...</text:span>) can be used to expand an iterable object like an <text:span text:style-name="Source_20_Text">HTMLCollection</text:span> into individual elements, and then it can be wrapped in an array.</text:p>
      <text:h text:style-name="Heading_20_4" text:outline-level="4">Example:</text:h>
      <text:p text:style-name="Preformatted_20_Text"><text:span text:style-name="Source_20_Text">let htmlCollection = document.getElementsByTagName('p'); // HTMLCollection of &lt;p&gt; elements</text:span></text:p>
      <text:p text:style-name="Preformatted_20_Text"><text:soft-page-break/><text:span text:style-name="Source_20_Text">let array = [...htmlCollection];</text:span></text:p>
      <text:p text:style-name="Preformatted_20_Text"/>
      <text:p text:style-name="P1"><text:span text:style-name="Source_20_Text">console.log(array); // Now it's a proper array</text:span></text:p>
      <text:h text:style-name="Heading_20_3" text:outline-level="3">3. <text:span text:style-name="Strong_20_Emphasis">Using </text:span><text:span text:style-name="Strong_20_Emphasis"><text:span text:style-name="Source_20_Text">slice()</text:span></text:span><text:span text:style-name="Strong_20_Emphasis"> Method</text:span></text:h>
      <text:p text:style-name="Text_20_body">The <text:span text:style-name="Source_20_Text">Array.prototype.slice()</text:span> method can also convert an <text:span text:style-name="Source_20_Text">HTMLCollection</text:span> to an array. This works because the <text:span text:style-name="Source_20_Text">slice()</text:span> method is available on array-like objects.</text:p>
      <text:h text:style-name="Heading_20_4" text:outline-level="4">Example:</text:h>
      <text:p text:style-name="Preformatted_20_Text"><text:span text:style-name="Source_20_Text">let htmlCollection = document.getElementsByTagName('p'); // HTMLCollection of &lt;p&gt; elements</text:span></text:p>
      <text:p text:style-name="Preformatted_20_Text"><text:span text:style-name="Source_20_Text">let array = Array.prototype.slice.call(htmlCollection);</text:span></text:p>
      <text:p text:style-name="Preformatted_20_Text"/>
      <text:p text:style-name="P1"><text:span text:style-name="Source_20_Text">console.log(array); // Now it's a proper array</text:span></text:p>
      <text:h text:style-name="Heading_20_3" text:outline-level="3">4. <text:span text:style-name="Strong_20_Emphasis">Using </text:span><text:span text:style-name="Strong_20_Emphasis"><text:span text:style-name="Source_20_Text">map()</text:span></text:span><text:span text:style-name="Strong_20_Emphasis"> (in combination with </text:span><text:span text:style-name="Strong_20_Emphasis"><text:span text:style-name="Source_20_Text">Array.from()</text:span></text:span><text:span text:style-name="Strong_20_Emphasis"> or Spread Operator)</text:span></text:h>
      <text:p text:style-name="Text_20_body">You can also use <text:span text:style-name="Source_20_Text">Array.from()</text:span> or the spread operator with <text:span text:style-name="Source_20_Text">.map()</text:span> if you need to transform the elements as you convert them into an array.</text:p>
      <text:h text:style-name="Heading_20_4" text:outline-level="4">Example:</text:h>
      <text:p text:style-name="Preformatted_20_Text"><text:span text:style-name="Source_20_Text">let htmlCollection = document.getElementsByTagName('p');</text:span></text:p>
      <text:p text:style-name="Preformatted_20_Text"><text:span text:style-name="Source_20_Text">let array = Array.from(htmlCollection).map(item =&gt; item.textContent); // Extracts the text content of each &lt;p&gt; element</text:span></text:p>
      <text:p text:style-name="Preformatted_20_Text"/>
      <text:p text:style-name="P1"><text:span text:style-name="Source_20_Text">console.log(array); // An array of the text content of all &lt;p&gt; elements</text:span></text:p>
      <text:h text:style-name="Heading_20_3" text:outline-level="3">Summary:</text:h>
      <text:list xml:id="list1776425566323755839" text:style-name="L23">
        <text:list-item>
          <text:p text:style-name="P135"><text:span text:style-name="Strong_20_Emphasis"><text:span text:style-name="Source_20_Text">Array.from()</text:span></text:span>: Converts an <text:span text:style-name="Source_20_Text">HTMLCollection</text:span> into an array. </text:p>
        </text:list-item>
        <text:list-item>
          <text:p text:style-name="P135"><text:span text:style-name="Strong_20_Emphasis">Spread operator (</text:span><text:span text:style-name="Strong_20_Emphasis"><text:span text:style-name="Source_20_Text">...</text:span></text:span><text:span text:style-name="Strong_20_Emphasis">)</text:span>: Expands the <text:span text:style-name="Source_20_Text">HTMLCollection</text:span> and creates a new array. </text:p>
        </text:list-item>
        <text:list-item>
          <text:p text:style-name="P50"><text:span text:style-name="Strong_20_Emphasis"><text:span text:style-name="Source_20_Text">Array.prototype.slice.call()</text:span></text:span>: Older method that converts an <text:span text:style-name="Source_20_Text">HTMLCollection</text:span> to an array. </text:p>
        </text:list-item>
      </text:list>
      <text:p text:style-name="Text_20_body">The most common and modern approach is to use <text:span text:style-name="Source_20_Text">Array.from()</text:span> or the spread operator (<text:span text:style-name="Source_20_Text">...</text:span>), as they are concise and easy to use.</text:p>
      <text:p text:style-name="P3">How to split a string according to a character into array in Javascript </text:p>
      <text:p text:style-name="P5"><text:span text:style-name="T1">To split a string into an array based on a specific character in JavaScript, you can use the </text:span><text:span text:style-name="Strong_20_Emphasis"><text:span text:style-name="Source_20_Text"><text:span text:style-name="T1">split()</text:span></text:span></text:span><text:span text:style-name="T1"> method. The </text:span><text:span text:style-name="Source_20_Text"><text:span text:style-name="T1">split()</text:span></text:span><text:span text:style-name="T1"> method breaks a string into an array of substrings, using a specified delimiter (character or regular expression).</text:span></text:p>
      <text:h text:style-name="Heading_20_3" text:outline-level="3">Syntax:</text:h>
      <text:p text:style-name="P1"><text:span text:style-name="Source_20_Text">let array = string.split(separator);</text:span></text:p>
      <text:list xml:id="list4646637274811400844" text:style-name="L24">
        <text:list-item>
          <text:p text:style-name="P51"><text:span text:style-name="Strong_20_Emphasis"><text:span text:style-name="Source_20_Text">separator</text:span></text:span>: The character or regular expression that defines where the string should be split. If the separator is not found, the entire string is returned as a single element in the array. </text:p>
        </text:list-item>
      </text:list>
      <text:h text:style-name="Heading_20_3" text:outline-level="3"><text:soft-page-break/>Example 1: Split String by a Specific Character</text:h>
      <text:p text:style-name="Text_20_body">Let's say you have a string and you want to split it based on the character <text:span text:style-name="Source_20_Text">'a'</text:span>.</text:p>
      <text:h text:style-name="Heading_20_4" text:outline-level="4">Example:</text:h>
      <text:p text:style-name="Preformatted_20_Text"><text:span text:style-name="Source_20_Text">let str = "apple,banana,grape";</text:span></text:p>
      <text:p text:style-name="Preformatted_20_Text"><text:span text:style-name="Source_20_Text">let result = str.split(',');</text:span></text:p>
      <text:p text:style-name="Preformatted_20_Text"/>
      <text:p text:style-name="P1"><text:span text:style-name="Source_20_Text">console.log(result); <text:s/>// Output: ["apple", "banana", "grape"]</text:span></text:p>
      <text:p text:style-name="Text_20_body">In this case, we split the string by the comma <text:span text:style-name="Source_20_Text">,</text:span>, so the result is an array of substrings.</text:p>
      <text:h text:style-name="Heading_20_3" text:outline-level="3">Example 2: Split String by a Specific Character (like <text:span text:style-name="Source_20_Text">'a'</text:span>)</text:h>
      <text:p text:style-name="Text_20_body">If you want to split the string by a specific character (e.g., <text:span text:style-name="Source_20_Text">'a'</text:span>):</text:p>
      <text:h text:style-name="Heading_20_4" text:outline-level="4">Example:</text:h>
      <text:p text:style-name="Preformatted_20_Text"><text:span text:style-name="Source_20_Text">let str = "apple banana grape";</text:span></text:p>
      <text:p text:style-name="Preformatted_20_Text"><text:span text:style-name="Source_20_Text">let result = str.split('a');</text:span></text:p>
      <text:p text:style-name="Preformatted_20_Text"/>
      <text:p text:style-name="P1"><text:span text:style-name="Source_20_Text">console.log(result); <text:s/>// Output: ["", "pple ", "b", "n", "n", " grape"]</text:span></text:p>
      <text:p text:style-name="Text_20_body">Here, the string is split wherever the character <text:span text:style-name="Source_20_Text">'a'</text:span> appears, and it returns an array of substrings.</text:p>
      <text:h text:style-name="Heading_20_3" text:outline-level="3">Example 3: Split String with Multiple Characters</text:h>
      <text:p text:style-name="Text_20_body">You can split a string by a sequence of characters (e.g., space or comma <text:span text:style-name="Source_20_Text">,</text:span>).</text:p>
      <text:h text:style-name="Heading_20_4" text:outline-level="4">Example:</text:h>
      <text:p text:style-name="Preformatted_20_Text"><text:span text:style-name="Source_20_Text">let str = "apple banana grape";</text:span></text:p>
      <text:p text:style-name="Preformatted_20_Text"><text:span text:style-name="Source_20_Text">let result = str.split(' ');</text:span></text:p>
      <text:p text:style-name="Preformatted_20_Text"/>
      <text:p text:style-name="P1"><text:span text:style-name="Source_20_Text">console.log(result); <text:s/>// Output: ["apple", "banana", "grape"]</text:span></text:p>
      <text:h text:style-name="Heading_20_3" text:outline-level="3">Example 4: Split String into Array of Characters</text:h>
      <text:p text:style-name="Text_20_body">If you want to split the string into an array where each character becomes an element, you can pass an empty string <text:span text:style-name="Source_20_Text">''</text:span> as the separator.</text:p>
      <text:h text:style-name="Heading_20_4" text:outline-level="4">Example:</text:h>
      <text:p text:style-name="Preformatted_20_Text"><text:span text:style-name="Source_20_Text">let str = "hello";</text:span></text:p>
      <text:p text:style-name="Preformatted_20_Text"><text:span text:style-name="Source_20_Text">let result = str.split('');</text:span></text:p>
      <text:p text:style-name="Preformatted_20_Text"/>
      <text:p text:style-name="P1"><text:span text:style-name="Source_20_Text">console.log(result); <text:s/>// Output: ["h", "e", "l", "l", "o"]</text:span></text:p>
      <text:h text:style-name="Heading_20_3" text:outline-level="3">Example 5: Split String Using Regular Expressions</text:h>
      <text:p text:style-name="Text_20_body">You can use a regular expression (regex) as the separator. For instance, you can split a string by multiple delimiters or whitespace.</text:p>
      <text:h text:style-name="Heading_20_4" text:outline-level="4"><text:soft-page-break/>Example: Split by Multiple Delimiters</text:h>
      <text:p text:style-name="Preformatted_20_Text"><text:span text:style-name="Source_20_Text">let str = "apple,banana;grape orange";</text:span></text:p>
      <text:p text:style-name="Preformatted_20_Text"><text:span text:style-name="Source_20_Text">let result = str.split(/[,; ]+/);</text:span></text:p>
      <text:p text:style-name="Preformatted_20_Text"/>
      <text:p text:style-name="P1"><text:span text:style-name="Source_20_Text">console.log(result); <text:s/>// Output: ["apple", "banana", "grape", "orange"]</text:span></text:p>
      <text:p text:style-name="Text_20_body">Here, the string is split by commas, semicolons, or spaces using a regular expression <text:span text:style-name="Source_20_Text">/[,; ]+/</text:span>.</text:p>
      <text:h text:style-name="Heading_20_3" text:outline-level="3">Example 6: Limiting the Number of Substrings</text:h>
      <text:p text:style-name="Text_20_body">You can also limit the number of splits by passing a second argument to <text:span text:style-name="Source_20_Text">split()</text:span>, which specifies the maximum number of substrings.</text:p>
      <text:h text:style-name="Heading_20_4" text:outline-level="4">Example:</text:h>
      <text:p text:style-name="Preformatted_20_Text"><text:span text:style-name="Source_20_Text">let str = "apple,banana,grape,orange";</text:span></text:p>
      <text:p text:style-name="Preformatted_20_Text"><text:span text:style-name="Source_20_Text">let result = str.split(',', 2);</text:span></text:p>
      <text:p text:style-name="Preformatted_20_Text"/>
      <text:p text:style-name="P1"><text:span text:style-name="Source_20_Text">console.log(result); <text:s/>// Output: ["apple", "banana"]</text:span></text:p>
      <text:p text:style-name="Text_20_body">Here, the string is split at the commas, but only the first two substrings are returned.</text:p>
      <text:h text:style-name="Heading_20_3" text:outline-level="3">Summary:</text:h>
      <text:list xml:id="list8664675402184524047" text:style-name="L25">
        <text:list-item>
          <text:p text:style-name="P136"><text:span text:style-name="Strong_20_Emphasis"><text:span text:style-name="Source_20_Text">split(separator)</text:span></text:span> splits the string into an array based on the provided separator (character or regular expression). </text:p>
        </text:list-item>
        <text:list-item>
          <text:p text:style-name="P136">You can use <text:span text:style-name="Strong_20_Emphasis">a specific character</text:span>, <text:span text:style-name="Strong_20_Emphasis">multiple characters</text:span>, or <text:span text:style-name="Strong_20_Emphasis">regular expressions</text:span> as the separator. </text:p>
        </text:list-item>
        <text:list-item>
          <text:p text:style-name="P136">Use <text:span text:style-name="Strong_20_Emphasis">an empty string </text:span><text:span text:style-name="Strong_20_Emphasis"><text:span text:style-name="Source_20_Text">''</text:span></text:span> as the separator to split the string into an array of individual characters. </text:p>
        </text:list-item>
        <text:list-item>
          <text:p text:style-name="P52">You can <text:span text:style-name="Strong_20_Emphasis">limit the number of splits</text:span> by passing a second argument to the <text:span text:style-name="Source_20_Text">split()</text:span> method. </text:p>
        </text:list-item>
      </text:list>
      <text:p text:style-name="Text_20_body">The <text:span text:style-name="Source_20_Text">split()</text:span> method is very versatile and commonly used to parse strings into arrays in JavaScript.</text:p>
      <text:p text:style-name="P3">why this.id and not event.taarget.id </text:p>
      <text:p text:style-name="P5"><text:span text:style-name="T1">Great question! The reason you can use </text:span><text:span text:style-name="Source_20_Text"><text:span text:style-name="T1">this.id</text:span></text:span><text:span text:style-name="T1"> in the event handler is because of how the </text:span><text:span text:style-name="Strong_20_Emphasis"><text:span text:style-name="Source_20_Text"><text:span text:style-name="T1">this</text:span></text:span></text:span><text:span text:style-name="T1"> keyword works in regular functions in JavaScript. However, </text:span><text:span text:style-name="Strong_20_Emphasis"><text:span text:style-name="Source_20_Text"><text:span text:style-name="T1">event.target.id</text:span></text:span></text:span><text:span text:style-name="T1"> would also work, but the two are conceptually different. Let's break it down:</text:span></text:p>
      <text:h text:style-name="Heading_20_3" text:outline-level="3"><text:span text:style-name="Strong_20_Emphasis"><text:span text:style-name="Source_20_Text">this.id</text:span></text:span><text:span text:style-name="Strong_20_Emphasis"> in a Regular Function</text:span></text:h>
      <text:p text:style-name="Text_20_body">In the context of an event listener, when you use a regular function (not an arrow function), <text:span text:style-name="Strong_20_Emphasis"><text:span text:style-name="Source_20_Text">this</text:span></text:span> refers to the <text:span text:style-name="Strong_20_Emphasis">element</text:span> that triggered the event.</text:p>
      <text:p text:style-name="Text_20_body">Here’s how it works:</text:p>
      <text:list xml:id="list8639860522594575611" text:style-name="L26">
        <text:list-item>
          <text:p text:style-name="P137">When an event is triggered (e.g., a <text:span text:style-name="Source_20_Text">click</text:span> event on a <text:span text:style-name="Source_20_Text">li</text:span> element), <text:span text:style-name="Strong_20_Emphasis"><text:span text:style-name="Source_20_Text">this</text:span></text:span> inside the event handler refers to the element that the event is attached to — in this case, the specific <text:span text:style-name="Source_20_Text">li</text:span> element. </text:p>
        </text:list-item>
        <text:list-item>
          <text:p text:style-name="P53">Since <text:span text:style-name="Source_20_Text">this</text:span> refers to the element that fired the event, you can access properties of that element, such as <text:span text:style-name="Source_20_Text">id</text:span>, using <text:span text:style-name="Source_20_Text">this.id</text:span>. </text:p>
        </text:list-item>
      </text:list>
      <text:h text:style-name="Heading_20_4" text:outline-level="4"><text:soft-page-break/>Example:</text:h>
      <text:p text:style-name="Preformatted_20_Text"><text:span text:style-name="Source_20_Text">function handleClick() {</text:span></text:p>
      <text:p text:style-name="Preformatted_20_Text"><text:span text:style-name="Source_20_Text"><text:s text:c="4"/>console.log("Clicked element ID: " + this.id); // "this" refers to the clicked &lt;li&gt; element</text:span></text:p>
      <text:p text:style-name="P1"><text:span text:style-name="Source_20_Text">}</text:span></text:p>
      <text:h text:style-name="Heading_20_3" text:outline-level="3"><text:span text:style-name="Strong_20_Emphasis"><text:span text:style-name="Source_20_Text">event.target.id</text:span></text:span><text:span text:style-name="Strong_20_Emphasis"> in an Event Handler</text:span></text:h>
      <text:p text:style-name="Text_20_body">Alternatively, you can also use <text:span text:style-name="Strong_20_Emphasis"><text:span text:style-name="Source_20_Text">event.target</text:span></text:span>. In an event handler, <text:span text:style-name="Strong_20_Emphasis"><text:span text:style-name="Source_20_Text">event.target</text:span></text:span> refers to the element that <text:span text:style-name="Strong_20_Emphasis">triggered the event</text:span>. This is particularly useful in cases where the event listener is attached to a parent element (for example, using event delegation).</text:p>
      <text:list xml:id="list9073689357172209343" text:style-name="L27">
        <text:list-item>
          <text:p text:style-name="P138"><text:span text:style-name="Strong_20_Emphasis"><text:span text:style-name="Source_20_Text">event.target</text:span></text:span> is a more explicit way to refer to the element that triggered the event. It’s always safe to use <text:span text:style-name="Source_20_Text">event.target</text:span> regardless of whether you're inside a regular function or an arrow function. </text:p>
        </text:list-item>
        <text:list-item>
          <text:p text:style-name="P54"><text:span text:style-name="Strong_20_Emphasis"><text:span text:style-name="Source_20_Text">event.target</text:span></text:span> can be used even in cases where you have event delegation or when the event handler is attached to a higher-level container (e.g., the <text:span text:style-name="Source_20_Text">ul</text:span> in your case) rather than each individual <text:span text:style-name="Source_20_Text">li</text:span> element. </text:p>
        </text:list-item>
      </text:list>
      <text:h text:style-name="Heading_20_3" text:outline-level="3"><text:span text:style-name="Strong_20_Emphasis">Using </text:span><text:span text:style-name="Strong_20_Emphasis"><text:span text:style-name="Source_20_Text">this.id</text:span></text:span><text:span text:style-name="Strong_20_Emphasis"> vs. </text:span><text:span text:style-name="Strong_20_Emphasis"><text:span text:style-name="Source_20_Text">event.target.id</text:span></text:span></text:h>
      <text:list xml:id="list4935579551509054823" text:style-name="L28">
        <text:list-item>
          <text:p text:style-name="P139"><text:span text:style-name="Strong_20_Emphasis"><text:span text:style-name="Source_20_Text">this.id</text:span></text:span>: This will work when you're using a normal function as the event handler (e.g., not an arrow function). In this case, <text:span text:style-name="Source_20_Text">this</text:span> refers to the element that was clicked. </text:p>
        </text:list-item>
        <text:list-item>
          <text:p text:style-name="P55"><text:span text:style-name="Strong_20_Emphasis"><text:span text:style-name="Source_20_Text">event.target.id</text:span></text:span>: This is more general, and it’s often used in situations like event delegation, where you might be attaching a single event listener to a parent element (e.g., a <text:span text:style-name="Source_20_Text">ul</text:span>) and handling events for child elements (e.g., <text:span text:style-name="Source_20_Text">li</text:span>). </text:p>
        </text:list-item>
      </text:list>
      <text:h text:style-name="Heading_20_3" text:outline-level="3"><text:span text:style-name="Strong_20_Emphasis">Example 1: Using </text:span><text:span text:style-name="Strong_20_Emphasis"><text:span text:style-name="Source_20_Text">this.id</text:span></text:span><text:span text:style-name="Strong_20_Emphasis"> in a Regular Function</text:span></text:h>
      <text:p text:style-name="Preformatted_20_Text"><text:span text:style-name="Source_20_Text">&lt;ul&gt;</text:span></text:p>
      <text:p text:style-name="Preformatted_20_Text"><text:span text:style-name="Source_20_Text"><text:s text:c="4"/>&lt;li id="item1"&gt;Item 1&lt;/li&gt;</text:span></text:p>
      <text:p text:style-name="Preformatted_20_Text"><text:span text:style-name="Source_20_Text"><text:s text:c="4"/>&lt;li id="item2"&gt;Item 2&lt;/li&gt;</text:span></text:p>
      <text:p text:style-name="Preformatted_20_Text"><text:span text:style-name="Source_20_Text"><text:s text:c="4"/>&lt;li id="item3"&gt;Item 3&lt;/li&gt;</text:span></text:p>
      <text:p text:style-name="Preformatted_20_Text"><text:span text:style-name="Source_20_Text">&lt;/ul&gt;</text:span></text:p>
      <text:p text:style-name="Preformatted_20_Text"/>
      <text:p text:style-name="Preformatted_20_Text"><text:span text:style-name="Source_20_Text">&lt;script&gt;</text:span></text:p>
      <text:p text:style-name="Preformatted_20_Text"><text:span text:style-name="Source_20_Text"><text:s text:c="4"/>// Regular function</text:span></text:p>
      <text:p text:style-name="Preformatted_20_Text"><text:span text:style-name="Source_20_Text"><text:s text:c="4"/>function handleClick() {</text:span></text:p>
      <text:p text:style-name="Preformatted_20_Text"><text:span text:style-name="Source_20_Text"><text:s text:c="8"/>console.log("Clicked element ID: " + this.id); // "this" refers to the clicked &lt;li&gt; element</text:span></text:p>
      <text:p text:style-name="Preformatted_20_Text"><text:span text:style-name="Source_20_Text"><text:s text:c="4"/>}</text:span></text:p>
      <text:p text:style-name="Preformatted_20_Text"/>
      <text:p text:style-name="Preformatted_20_Text"><text:span text:style-name="Source_20_Text"><text:s text:c="4"/>let listItems = document.querySelectorAll('li');</text:span></text:p>
      <text:p text:style-name="Preformatted_20_Text"><text:span text:style-name="Source_20_Text"><text:s text:c="4"/>listItems.forEach(function(item) {</text:span></text:p>
      <text:p text:style-name="Preformatted_20_Text"><text:span text:style-name="Source_20_Text"><text:s text:c="8"/>item.addEventListener('click', handleClick);</text:span></text:p>
      <text:p text:style-name="Preformatted_20_Text"><text:span text:style-name="Source_20_Text"><text:s text:c="4"/>});</text:span></text:p>
      <text:p text:style-name="P1"><text:span text:style-name="Source_20_Text">&lt;/script&gt;</text:span></text:p>
      <text:h text:style-name="Heading_20_3" text:outline-level="3"><text:span text:style-name="Strong_20_Emphasis">Example 2: Using </text:span><text:span text:style-name="Strong_20_Emphasis"><text:span text:style-name="Source_20_Text">event.target.id</text:span></text:span><text:span text:style-name="Strong_20_Emphasis"> (Works with Arrow Functions or Event Delegation)</text:span></text:h>
      <text:p text:style-name="Preformatted_20_Text"><text:span text:style-name="Source_20_Text">&lt;ul&gt;</text:span></text:p>
      <text:p text:style-name="Preformatted_20_Text"><text:span text:style-name="Source_20_Text"><text:s text:c="4"/>&lt;li id="item1"&gt;Item 1&lt;/li&gt;</text:span></text:p>
      <text:p text:style-name="Preformatted_20_Text"><text:span text:style-name="Source_20_Text"><text:s text:c="4"/>&lt;li id="item2"&gt;Item 2&lt;/li&gt;</text:span></text:p>
      <text:p text:style-name="Preformatted_20_Text"><text:span text:style-name="Source_20_Text"><text:s text:c="4"/>&lt;li id="item3"&gt;Item 3&lt;/li&gt;</text:span></text:p>
      <text:p text:style-name="Preformatted_20_Text"><text:soft-page-break/><text:span text:style-name="Source_20_Text">&lt;/ul&gt;</text:span></text:p>
      <text:p text:style-name="Preformatted_20_Text"/>
      <text:p text:style-name="Preformatted_20_Text"><text:span text:style-name="Source_20_Text">&lt;script&gt;</text:span></text:p>
      <text:p text:style-name="Preformatted_20_Text"><text:span text:style-name="Source_20_Text"><text:s text:c="4"/>// Using event.target.id</text:span></text:p>
      <text:p text:style-name="Preformatted_20_Text"><text:span text:style-name="Source_20_Text"><text:s text:c="4"/>document.querySelector('ul').addEventListener('click', function(event) {</text:span></text:p>
      <text:p text:style-name="Preformatted_20_Text"><text:span text:style-name="Source_20_Text"><text:s text:c="8"/>console.log("Clicked element ID: " + event.target.id); // "event.target" refers to the clicked &lt;li&gt; element</text:span></text:p>
      <text:p text:style-name="Preformatted_20_Text"><text:span text:style-name="Source_20_Text"><text:s text:c="4"/>});</text:span></text:p>
      <text:p text:style-name="P1"><text:span text:style-name="Source_20_Text">&lt;/script&gt;</text:span></text:p>
      <text:h text:style-name="Heading_20_3" text:outline-level="3"><text:span text:style-name="Strong_20_Emphasis">Key Differences:</text:span></text:h>
      <text:list xml:id="list8716441861622065782" text:style-name="L29">
        <text:list-item>
          <text:p text:style-name="P140"><text:span text:style-name="Strong_20_Emphasis"><text:span text:style-name="Source_20_Text">this.id</text:span></text:span>: </text:p>
          <text:list>
            <text:list-item>
              <text:p text:style-name="P140">Refers to the element that the event listener is directly attached to. </text:p>
            </text:list-item>
            <text:list-item>
              <text:p text:style-name="P140">Works well with regular functions. </text:p>
            </text:list-item>
          </text:list>
        </text:list-item>
        <text:list-item>
          <text:p text:style-name="P140"><text:span text:style-name="Strong_20_Emphasis"><text:span text:style-name="Source_20_Text">event.target.id</text:span></text:span>: </text:p>
          <text:list>
            <text:list-item>
              <text:p text:style-name="P140">Refers to the element that triggered the event. </text:p>
            </text:list-item>
            <text:list-item>
              <text:p text:style-name="P56">Works well in cases of event delegation, where the event listener is on a parent element (like <text:span text:style-name="Source_20_Text">ul</text:span>) and needs to figure out which child element (<text:span text:style-name="Source_20_Text">li</text:span>) was clicked. </text:p>
            </text:list-item>
          </text:list>
        </text:list-item>
      </text:list>
      <text:h text:style-name="Heading_20_3" text:outline-level="3">When to Use Which:</text:h>
      <text:list xml:id="list5266066363460638380" text:style-name="L30">
        <text:list-item>
          <text:p text:style-name="P141">Use <text:span text:style-name="Strong_20_Emphasis"><text:span text:style-name="Source_20_Text">this.id</text:span></text:span> if you're attaching the event listener directly to each <text:span text:style-name="Source_20_Text">li</text:span> element, and you're using a normal function (not an arrow function). </text:p>
        </text:list-item>
        <text:list-item>
          <text:p text:style-name="P57">Use <text:span text:style-name="Strong_20_Emphasis"><text:span text:style-name="Source_20_Text">event.target.id</text:span></text:span> if you're using <text:span text:style-name="Strong_20_Emphasis">event delegation</text:span> (attaching one event listener to a parent element, like <text:span text:style-name="Source_20_Text">ul</text:span>), or if you're using an <text:span text:style-name="Strong_20_Emphasis">arrow function</text:span>, because arrow functions don’t bind their own <text:span text:style-name="Source_20_Text">this</text:span> value. </text:p>
        </text:list-item>
      </text:list>
      <text:h text:style-name="Heading_20_3" text:outline-level="3">Example of Event Delegation (using <text:span text:style-name="Source_20_Text">event.target.id</text:span>):</text:h>
      <text:p text:style-name="Text_20_body">In case you want to attach one event listener to a parent element and handle events for multiple child elements, you can use <text:span text:style-name="Source_20_Text">event.target.id</text:span>:</text:p>
      <text:p text:style-name="Preformatted_20_Text"><text:span text:style-name="Source_20_Text">&lt;ul&gt;</text:span></text:p>
      <text:p text:style-name="Preformatted_20_Text"><text:span text:style-name="Source_20_Text"><text:s text:c="4"/>&lt;li id="item1"&gt;Item 1&lt;/li&gt;</text:span></text:p>
      <text:p text:style-name="Preformatted_20_Text"><text:span text:style-name="Source_20_Text"><text:s text:c="4"/>&lt;li id="item2"&gt;Item 2&lt;/li&gt;</text:span></text:p>
      <text:p text:style-name="Preformatted_20_Text"><text:span text:style-name="Source_20_Text"><text:s text:c="4"/>&lt;li id="item3"&gt;Item 3&lt;/li&gt;</text:span></text:p>
      <text:p text:style-name="Preformatted_20_Text"><text:span text:style-name="Source_20_Text">&lt;/ul&gt;</text:span></text:p>
      <text:p text:style-name="Preformatted_20_Text"/>
      <text:p text:style-name="Preformatted_20_Text"><text:span text:style-name="Source_20_Text">&lt;script&gt;</text:span></text:p>
      <text:p text:style-name="Preformatted_20_Text"><text:span text:style-name="Source_20_Text"><text:s text:c="4"/>document.querySelector('ul').addEventListener('click', function(event) {</text:span></text:p>
      <text:p text:style-name="Preformatted_20_Text"><text:span text:style-name="Source_20_Text"><text:s text:c="8"/>if (event.target.tagName === 'LI') { // Make sure it's a &lt;li&gt; element</text:span></text:p>
      <text:p text:style-name="Preformatted_20_Text"><text:span text:style-name="Source_20_Text"><text:s text:c="12"/>console.log("Clicked element ID: " + event.target.id); // "event.target" refers to the clicked &lt;li&gt; element</text:span></text:p>
      <text:p text:style-name="Preformatted_20_Text"><text:span text:style-name="Source_20_Text"><text:s text:c="8"/>}</text:span></text:p>
      <text:p text:style-name="Preformatted_20_Text"><text:span text:style-name="Source_20_Text"><text:s text:c="4"/>});</text:span></text:p>
      <text:p text:style-name="P1"><text:span text:style-name="Source_20_Text">&lt;/script&gt;</text:span></text:p>
      <text:p text:style-name="Text_20_body">In this case, <text:span text:style-name="Strong_20_Emphasis"><text:span text:style-name="Source_20_Text">event.target</text:span></text:span> ensures that even if the <text:span text:style-name="Source_20_Text">li</text:span> elements are dynamically added later, the event handler will still work.</text:p>
      <text:p text:style-name="P3">use of this in javascript </text:p>
      <text:h text:style-name="P8" text:outline-level="3"><text:span text:style-name="Source_20_Text">this</text:span> in JavaScript ka use:</text:h>
      <text:p text:style-name="Text_20_body">JavaScript mein <text:span text:style-name="Source_20_Text">this</text:span> ek special keyword hai jo dynamically define hota hai. Ye object ko refer <text:soft-page-break/>karta hai jisme current code execute ho raha hai. Uska behavior context par depend karta hai.</text:p>
      <text:h text:style-name="Heading_20_4" text:outline-level="4"><text:span text:style-name="Strong_20_Emphasis">1. Global Context</text:span></text:h>
      <text:list xml:id="list5208237342513590084" text:style-name="L31">
        <text:list-item>
          <text:p text:style-name="P142">Jab <text:span text:style-name="Source_20_Text">this</text:span> global scope mein use hota hai, toh ye global object ko refer karta hai. </text:p>
          <text:list>
            <text:list-item>
              <text:p text:style-name="P142">Browser mein global object <text:span text:style-name="Source_20_Text">window</text:span> hota hai. </text:p>
            </text:list-item>
            <text:list-item>
              <text:p text:style-name="P58">Node.js mein <text:span text:style-name="Source_20_Text">global</text:span>. </text:p>
            </text:list-item>
          </text:list>
        </text:list-item>
      </text:list>
      <text:p text:style-name="P1"><text:span text:style-name="Source_20_Text">console.log(this); // Browser mein: Window object, Node.js mein: Global object</text:span></text:p>
      <text:p text:style-name="Horizontal_20_Line"/>
      <text:h text:style-name="Heading_20_4" text:outline-level="4"><text:span text:style-name="Strong_20_Emphasis">2. Function Context</text:span></text:h>
      <text:list xml:id="list2665844622187478097" text:style-name="L32">
        <text:list-item>
          <text:p text:style-name="P143">Non-strict mode: Normal function ke andar <text:span text:style-name="Source_20_Text">this</text:span> global object ko point karta hai. </text:p>
        </text:list-item>
        <text:list-item>
          <text:p text:style-name="P59">Strict mode: <text:span text:style-name="Source_20_Text">this</text:span> <text:span text:style-name="Source_20_Text">undefined</text:span> ho jata hai. </text:p>
        </text:list-item>
      </text:list>
      <text:p text:style-name="Preformatted_20_Text"><text:span text:style-name="Source_20_Text">// Non-strict mode</text:span></text:p>
      <text:p text:style-name="Preformatted_20_Text"><text:span text:style-name="Source_20_Text">function show() {</text:span></text:p>
      <text:p text:style-name="Preformatted_20_Text"><text:span text:style-name="Source_20_Text"><text:s text:c="2"/>console.log(this); // Window</text:span></text:p>
      <text:p text:style-name="Preformatted_20_Text"><text:span text:style-name="Source_20_Text">}</text:span></text:p>
      <text:p text:style-name="Preformatted_20_Text"/>
      <text:p text:style-name="Preformatted_20_Text"><text:span text:style-name="Source_20_Text">// Strict mode</text:span></text:p>
      <text:p text:style-name="Preformatted_20_Text"><text:span text:style-name="Source_20_Text">"use strict";</text:span></text:p>
      <text:p text:style-name="Preformatted_20_Text"><text:span text:style-name="Source_20_Text">function showStrict() {</text:span></text:p>
      <text:p text:style-name="Preformatted_20_Text"><text:span text:style-name="Source_20_Text"><text:s text:c="2"/>console.log(this); // undefined</text:span></text:p>
      <text:p text:style-name="Preformatted_20_Text"><text:span text:style-name="Source_20_Text">}</text:span></text:p>
      <text:p text:style-name="Preformatted_20_Text"/>
      <text:p text:style-name="Preformatted_20_Text"><text:span text:style-name="Source_20_Text">show();</text:span></text:p>
      <text:p text:style-name="P1"><text:span text:style-name="Source_20_Text">showStrict();</text:span></text:p>
      <text:p text:style-name="Horizontal_20_Line"/>
      <text:h text:style-name="Heading_20_4" text:outline-level="4"><text:span text:style-name="Strong_20_Emphasis">3. Object Context</text:span></text:h>
      <text:list xml:id="list5774519887513037238" text:style-name="L33">
        <text:list-item>
          <text:p text:style-name="P60">Jab <text:span text:style-name="Source_20_Text">this</text:span> kisi object ke method mein use hota hai, toh ye us object ko refer karta hai. </text:p>
        </text:list-item>
      </text:list>
      <text:p text:style-name="Preformatted_20_Text"><text:span text:style-name="Source_20_Text">const obj = {</text:span></text:p>
      <text:p text:style-name="Preformatted_20_Text"><text:span text:style-name="Source_20_Text"><text:s text:c="2"/>name: "John",</text:span></text:p>
      <text:p text:style-name="Preformatted_20_Text"><text:span text:style-name="Source_20_Text"><text:s text:c="2"/>greet: function () {</text:span></text:p>
      <text:p text:style-name="Preformatted_20_Text"><text:span text:style-name="Source_20_Text"><text:s text:c="4"/>console.log(this.name); // "John"</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obj.greet();</text:span></text:p>
      <text:p text:style-name="Horizontal_20_Line"/>
      <text:h text:style-name="Heading_20_4" text:outline-level="4"><text:span text:style-name="Strong_20_Emphasis">4. Class Context</text:span></text:h>
      <text:list xml:id="list6231010483854466853" text:style-name="L34">
        <text:list-item>
          <text:p text:style-name="P61">Classes ke andar <text:span text:style-name="Source_20_Text">this</text:span> current object instance ko point karta hai. </text:p>
        </text:list-item>
      </text:list>
      <text:p text:style-name="Preformatted_20_Text"><text:span text:style-name="Source_20_Text">class Person {</text:span></text:p>
      <text:p text:style-name="Preformatted_20_Text"><text:span text:style-name="Source_20_Text"><text:s text:c="2"/>constructor(name) {</text:span></text:p>
      <text:p text:style-name="Preformatted_20_Text"><text:span text:style-name="Source_20_Text"><text:s text:c="4"/>this.name = name;</text:span></text:p>
      <text:p text:style-name="Preformatted_20_Text"><text:span text:style-name="Source_20_Text"><text:s text:c="2"/>}</text:span></text:p>
      <text:p text:style-name="Preformatted_20_Text"/>
      <text:p text:style-name="Preformatted_20_Text"><text:span text:style-name="Source_20_Text"><text:s text:c="2"/>greet() {</text:span></text:p>
      <text:p text:style-name="Preformatted_20_Text"><text:span text:style-name="Source_20_Text"><text:s text:c="4"/>console.log(`Hello, ${this.name}`);</text:span></text:p>
      <text:p text:style-name="Preformatted_20_Text"><text:soft-page-break/><text:span text:style-name="Source_20_Text"><text:s text:c="2"/>}</text:span></text:p>
      <text:p text:style-name="Preformatted_20_Text"><text:span text:style-name="Source_20_Text">}</text:span></text:p>
      <text:p text:style-name="Preformatted_20_Text"/>
      <text:p text:style-name="Preformatted_20_Text"><text:span text:style-name="Source_20_Text">const person = new Person("Alice");</text:span></text:p>
      <text:p text:style-name="P1"><text:span text:style-name="Source_20_Text">person.greet(); // "Hello, Alice"</text:span></text:p>
      <text:p text:style-name="Horizontal_20_Line"/>
      <text:h text:style-name="Heading_20_4" text:outline-level="4"><text:span text:style-name="Strong_20_Emphasis">5. Arrow Functions</text:span></text:h>
      <text:list xml:id="list1003020655814333589" text:style-name="L35">
        <text:list-item>
          <text:p text:style-name="P62">Arrow functions mein <text:span text:style-name="Source_20_Text">this</text:span> lexical scope (parent function/context) se inherit hota hai, aur kabhi change nahi hota. </text:p>
        </text:list-item>
      </text:list>
      <text:p text:style-name="Preformatted_20_Text"><text:span text:style-name="Source_20_Text">const obj = {</text:span></text:p>
      <text:p text:style-name="Preformatted_20_Text"><text:span text:style-name="Source_20_Text"><text:s text:c="2"/>name: "Bob",</text:span></text:p>
      <text:p text:style-name="Preformatted_20_Text"><text:span text:style-name="Source_20_Text"><text:s text:c="2"/>greet: function () {</text:span></text:p>
      <text:p text:style-name="Preformatted_20_Text"><text:span text:style-name="Source_20_Text"><text:s text:c="4"/>const arrowFunc = () =&gt; {</text:span></text:p>
      <text:p text:style-name="Preformatted_20_Text"><text:span text:style-name="Source_20_Text"><text:s text:c="6"/>console.log(this.name); // "Bob"</text:span></text:p>
      <text:p text:style-name="Preformatted_20_Text"><text:span text:style-name="Source_20_Text"><text:s text:c="4"/>};</text:span></text:p>
      <text:p text:style-name="Preformatted_20_Text"><text:span text:style-name="Source_20_Text"><text:s text:c="4"/>arrowFunc();</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obj.greet();</text:span></text:p>
      <text:p text:style-name="Horizontal_20_Line"/>
      <text:h text:style-name="Heading_20_4" text:outline-level="4"><text:span text:style-name="Strong_20_Emphasis">6. Event Listeners</text:span></text:h>
      <text:list xml:id="list7446391025732440874" text:style-name="L36">
        <text:list-item>
          <text:p text:style-name="P63">Event listener ke andar <text:span text:style-name="Source_20_Text">this</text:span> element ko refer karta hai jispar event trigger hua hai. </text:p>
        </text:list-item>
      </text:list>
      <text:p text:style-name="Preformatted_20_Text"><text:span text:style-name="Source_20_Text">document.getElementById("btn").addEventListener("click", function () {</text:span></text:p>
      <text:p text:style-name="Preformatted_20_Text"><text:span text:style-name="Source_20_Text"><text:s text:c="2"/>console.log(this); // Button element</text:span></text:p>
      <text:p text:style-name="P1"><text:span text:style-name="Source_20_Text">});</text:span></text:p>
      <text:p text:style-name="Horizontal_20_Line"/>
      <text:h text:style-name="Heading_20_4" text:outline-level="4"><text:span text:style-name="Strong_20_Emphasis">7. Manual Binding (</text:span><text:span text:style-name="Strong_20_Emphasis"><text:span text:style-name="Source_20_Text">call</text:span></text:span><text:span text:style-name="Strong_20_Emphasis">, </text:span><text:span text:style-name="Strong_20_Emphasis"><text:span text:style-name="Source_20_Text">apply</text:span></text:span><text:span text:style-name="Strong_20_Emphasis">, </text:span><text:span text:style-name="Strong_20_Emphasis"><text:span text:style-name="Source_20_Text">bind</text:span></text:span><text:span text:style-name="Strong_20_Emphasis">)</text:span></text:h>
      <text:list xml:id="list386655974534296447" text:style-name="L37">
        <text:list-item>
          <text:p text:style-name="P64"><text:span text:style-name="Source_20_Text">this</text:span> ko explicitly bind karne ke liye <text:span text:style-name="Source_20_Text">call</text:span>, <text:span text:style-name="Source_20_Text">apply</text:span>, aur <text:span text:style-name="Source_20_Text">bind</text:span> ka use hota hai. </text:p>
        </text:list-item>
      </text:list>
      <text:p text:style-name="Preformatted_20_Text"><text:span text:style-name="Source_20_Text">function greet() {</text:span></text:p>
      <text:p text:style-name="Preformatted_20_Text"><text:span text:style-name="Source_20_Text"><text:s text:c="2"/>console.log(this.name);</text:span></text:p>
      <text:p text:style-name="Preformatted_20_Text"><text:span text:style-name="Source_20_Text">}</text:span></text:p>
      <text:p text:style-name="Preformatted_20_Text"/>
      <text:p text:style-name="Preformatted_20_Text"><text:span text:style-name="Source_20_Text">const user = { name: "Charlie" };</text:span></text:p>
      <text:p text:style-name="Preformatted_20_Text"/>
      <text:p text:style-name="Preformatted_20_Text"><text:span text:style-name="Source_20_Text">greet.call(user); <text:s/>// "Charlie"</text:span></text:p>
      <text:p text:style-name="Preformatted_20_Text"><text:span text:style-name="Source_20_Text">greet.apply(user); // "Charlie"</text:span></text:p>
      <text:p text:style-name="Preformatted_20_Text"/>
      <text:p text:style-name="Preformatted_20_Text"><text:span text:style-name="Source_20_Text">const boundGreet = greet.bind(user);</text:span></text:p>
      <text:p text:style-name="P1"><text:span text:style-name="Source_20_Text">boundGreet(); // "Charlie"</text:span></text:p>
      <text:p text:style-name="Horizontal_20_Line"/>
      <text:h text:style-name="Heading_20_3" text:outline-level="3">Summary:</text:h>
      <text:list xml:id="list825160558507928333" text:style-name="L38">
        <text:list-item>
          <text:p text:style-name="P144"><text:span text:style-name="Source_20_Text">this</text:span> ka behavior execution context pe depend karta hai. </text:p>
        </text:list-item>
        <text:list-item>
          <text:p text:style-name="P144">Arrow functions mein <text:span text:style-name="Source_20_Text">this</text:span> fixed hota hai (lexical). </text:p>
        </text:list-item>
        <text:list-item>
          <text:p text:style-name="P65"><text:soft-page-break/><text:span text:style-name="Source_20_Text">call</text:span>, <text:span text:style-name="Source_20_Text">apply</text:span>, aur <text:span text:style-name="Source_20_Text">bind</text:span> se <text:span text:style-name="Source_20_Text">this</text:span> ko manually control kar sakte ho. </text:p>
        </text:list-item>
      </text:list>
      <text:p text:style-name="Text_20_body">Agar aur examples chahiye toh batao! ?</text:p>
      <text:p text:style-name="P3">how to convert string number to a number in javascript </text:p>
      <text:p text:style-name="P4">In JavaScript, you can convert a string to a number using several methods:</text:p>
      <text:h text:style-name="Heading_20_3" text:outline-level="3">1. <text:span text:style-name="Strong_20_Emphasis">Using </text:span><text:span text:style-name="Strong_20_Emphasis"><text:span text:style-name="Source_20_Text">Number()</text:span></text:span><text:span text:style-name="Strong_20_Emphasis"> constructor:</text:span></text:h>
      <text:p text:style-name="Preformatted_20_Text"><text:span text:style-name="Source_20_Text">let str = "123";</text:span></text:p>
      <text:p text:style-name="Preformatted_20_Text"><text:span text:style-name="Source_20_Text">let num = Number(str);</text:span></text:p>
      <text:p text:style-name="P1"><text:span text:style-name="Source_20_Text">console.log(num); // 123</text:span></text:p>
      <text:h text:style-name="Heading_20_3" text:outline-level="3">2. <text:span text:style-name="Strong_20_Emphasis">Using </text:span><text:span text:style-name="Strong_20_Emphasis"><text:span text:style-name="Source_20_Text">parseInt()</text:span></text:span><text:span text:style-name="Strong_20_Emphasis"> for integers:</text:span></text:h>
      <text:p text:style-name="Preformatted_20_Text"><text:span text:style-name="Source_20_Text">let str = "123";</text:span></text:p>
      <text:p text:style-name="Preformatted_20_Text"><text:span text:style-name="Source_20_Text">let num = parseInt(str, 10); // 10 is the radix (base)</text:span></text:p>
      <text:p text:style-name="P1"><text:span text:style-name="Source_20_Text">console.log(num); // 123</text:span></text:p>
      <text:h text:style-name="Heading_20_3" text:outline-level="3">3. <text:span text:style-name="Strong_20_Emphasis">Using </text:span><text:span text:style-name="Strong_20_Emphasis"><text:span text:style-name="Source_20_Text">parseFloat()</text:span></text:span><text:span text:style-name="Strong_20_Emphasis"> for floating-point numbers:</text:span></text:h>
      <text:p text:style-name="Preformatted_20_Text"><text:span text:style-name="Source_20_Text">let str = "123.45";</text:span></text:p>
      <text:p text:style-name="Preformatted_20_Text"><text:span text:style-name="Source_20_Text">let num = parseFloat(str);</text:span></text:p>
      <text:p text:style-name="P1"><text:span text:style-name="Source_20_Text">console.log(num); // 123.45</text:span></text:p>
      <text:h text:style-name="Heading_20_3" text:outline-level="3">4. <text:span text:style-name="Strong_20_Emphasis">Using the unary </text:span><text:span text:style-name="Strong_20_Emphasis"><text:span text:style-name="Source_20_Text">+</text:span></text:span><text:span text:style-name="Strong_20_Emphasis"> operator:</text:span></text:h>
      <text:p text:style-name="Preformatted_20_Text"><text:span text:style-name="Source_20_Text">let str = "123";</text:span></text:p>
      <text:p text:style-name="Preformatted_20_Text"><text:span text:style-name="Source_20_Text">let num = +str;</text:span></text:p>
      <text:p text:style-name="P1"><text:span text:style-name="Source_20_Text">console.log(num); // 123</text:span></text:p>
      <text:h text:style-name="Heading_20_3" text:outline-level="3">5. <text:span text:style-name="Strong_20_Emphasis">Using </text:span><text:span text:style-name="Strong_20_Emphasis"><text:span text:style-name="Source_20_Text">Math.floor()</text:span></text:span><text:span text:style-name="Strong_20_Emphasis"> or </text:span><text:span text:style-name="Strong_20_Emphasis"><text:span text:style-name="Source_20_Text">Math.ceil()</text:span></text:span><text:span text:style-name="Strong_20_Emphasis"> for rounding:</text:span></text:h>
      <text:p text:style-name="Text_20_body">These methods also convert strings to numbers while rounding the result.</text:p>
      <text:p text:style-name="Preformatted_20_Text"><text:span text:style-name="Source_20_Text">let str = "123.45";</text:span></text:p>
      <text:p text:style-name="Preformatted_20_Text"><text:span text:style-name="Source_20_Text">let num = Math.floor(str); // 123</text:span></text:p>
      <text:p text:style-name="P1"><text:span text:style-name="Source_20_Text">console.log(num);</text:span></text:p>
      <text:h text:style-name="Heading_20_3" text:outline-level="3">Notes:</text:h>
      <text:list xml:id="list5539320310919771463" text:style-name="L39">
        <text:list-item>
          <text:p text:style-name="P145"><text:span text:style-name="Source_20_Text">parseInt()</text:span> and <text:span text:style-name="Source_20_Text">parseFloat()</text:span> may return <text:span text:style-name="Source_20_Text">NaN</text:span> if the string can't be fully parsed into a valid number. </text:p>
        </text:list-item>
        <text:list-item>
          <text:p text:style-name="P66"><text:span text:style-name="Source_20_Text">Number()</text:span> can handle strings with leading/trailing spaces, while <text:span text:style-name="Source_20_Text">parseInt()</text:span> and <text:span text:style-name="Source_20_Text">parseFloat()</text:span> will stop parsing when they encounter non-numeric characters. </text:p>
        </text:list-item>
      </text:list>
      <text:p text:style-name="P3">how to acess class of an element in for each array </text:p>
      <text:p text:style-name="P4">To access the class of an element inside a <text:span text:style-name="Source_20_Text">forEach</text:span> loop in JavaScript, you can use the <text:span text:style-name="Source_20_Text">classList</text:span> property or <text:span text:style-name="Source_20_Text">className</text:span> of the DOM element. Here's how you can do that:</text:p>
      <text:h text:style-name="Heading_20_3" text:outline-level="3">Example 1: Using <text:span text:style-name="Source_20_Text">classList</text:span></text:h>
      <text:p text:style-name="Text_20_body">The <text:span text:style-name="Source_20_Text">classList</text:span> property is a useful way to access and manipulate the classes of an element.</text:p>
      <text:p text:style-name="Preformatted_20_Text"><text:soft-page-break/><text:span text:style-name="Source_20_Text">// Assuming you have a list of elements, for example:</text:span></text:p>
      <text:p text:style-name="Preformatted_20_Text"><text:span text:style-name="Source_20_Text">const elements = document.querySelectorAll('.my-class');</text:span></text:p>
      <text:p text:style-name="Preformatted_20_Text"/>
      <text:p text:style-name="Preformatted_20_Text"><text:span text:style-name="Source_20_Text">elements.forEach(element =&gt; {</text:span></text:p>
      <text:p text:style-name="Preformatted_20_Text"><text:span text:style-name="Source_20_Text"><text:s text:c="2"/>// Accessing the class list of each element</text:span></text:p>
      <text:p text:style-name="Preformatted_20_Text"><text:span text:style-name="Source_20_Text"><text:s text:c="2"/>console.log(element.classList); // Logs the classList object</text:span></text:p>
      <text:p text:style-name="Preformatted_20_Text"/>
      <text:p text:style-name="Preformatted_20_Text"><text:span text:style-name="Source_20_Text"><text:s text:c="2"/>// If you want to check if a specific class exists</text:span></text:p>
      <text:p text:style-name="Preformatted_20_Text"><text:span text:style-name="Source_20_Text"><text:s text:c="2"/>if (element.classList.contains('another-class')) {</text:span></text:p>
      <text:p text:style-name="Preformatted_20_Text"><text:span text:style-name="Source_20_Text"><text:s text:c="4"/>console.log('Element has the class "another-class"');</text:span></text:p>
      <text:p text:style-name="Preformatted_20_Text"><text:span text:style-name="Source_20_Text"><text:s text:c="2"/>}</text:span></text:p>
      <text:p text:style-name="P1"><text:span text:style-name="Source_20_Text">});</text:span></text:p>
      <text:h text:style-name="Heading_20_3" text:outline-level="3">Example 2: Using <text:span text:style-name="Source_20_Text">className</text:span></text:h>
      <text:p text:style-name="Text_20_body">The <text:span text:style-name="Source_20_Text">className</text:span> property provides the entire class name as a string.</text:p>
      <text:p text:style-name="Preformatted_20_Text"><text:span text:style-name="Source_20_Text">const elements = document.querySelectorAll('.my-class');</text:span></text:p>
      <text:p text:style-name="Preformatted_20_Text"/>
      <text:p text:style-name="Preformatted_20_Text"><text:span text:style-name="Source_20_Text">elements.forEach(element =&gt; {</text:span></text:p>
      <text:p text:style-name="Preformatted_20_Text"><text:span text:style-name="Source_20_Text"><text:s text:c="2"/>// Accessing the className as a string</text:span></text:p>
      <text:p text:style-name="Preformatted_20_Text"><text:span text:style-name="Source_20_Text"><text:s text:c="2"/>console.log(element.className); // Logs the class names as a string</text:span></text:p>
      <text:p text:style-name="P1"><text:span text:style-name="Source_20_Text">});</text:span></text:p>
      <text:h text:style-name="Heading_20_3" text:outline-level="3">Explanation:</text:h>
      <text:list xml:id="list65976664548574101" text:style-name="L40">
        <text:list-item>
          <text:p text:style-name="P146"><text:span text:style-name="Source_20_Text">document.querySelectorAll('.my-class')</text:span>: This selects all elements with the class <text:span text:style-name="Source_20_Text">my-class</text:span>. </text:p>
        </text:list-item>
        <text:list-item>
          <text:p text:style-name="P146"><text:span text:style-name="Source_20_Text">element.classList</text:span>: This gives you a DOMTokenList, which you can use to check if specific classes exist or manipulate them. </text:p>
        </text:list-item>
        <text:list-item>
          <text:p text:style-name="P67"><text:span text:style-name="Source_20_Text">element.className</text:span>: This provides the full class attribute as a string, which you can work with directly if needed. </text:p>
        </text:list-item>
      </text:list>
      <text:p text:style-name="Text_20_body">You can adapt these methods to access the classes of each element in a <text:span text:style-name="Source_20_Text">forEach</text:span> loop and use the appropriate method for your specific use case.</text:p>
      <text:p text:style-name="P3">how to add yestersay date in US format in a string in php</text:p>
      <text:p text:style-name="P3"/>
      <text:p text:style-name="P3">If you need yesterday's date in the <text:span text:style-name="Source_20_Text">YYYY-MM-DD</text:span> format (with dashes <text:span text:style-name="Source_20_Text">-</text:span> instead of slashes <text:span text:style-name="Source_20_Text">/</text:span>), you can update the format string in the <text:span text:style-name="Source_20_Text">format()</text:span> method.</text:p>
      <text:p text:style-name="Text_20_body">Here's the corrected PHP code:</text:p>
      <text:h text:style-name="Heading_20_3" text:outline-level="3">PHP Code (with <text:span text:style-name="Source_20_Text">YYYY-MM-DD</text:span> format):</text:h>
      <text:p text:style-name="Preformatted_20_Text"><text:span text:style-name="Source_20_Text">&lt;?php</text:span></text:p>
      <text:p text:style-name="Preformatted_20_Text"><text:span text:style-name="Source_20_Text">// Create a DateTime object for the current date</text:span></text:p>
      <text:p text:style-name="Preformatted_20_Text"><text:span text:style-name="Source_20_Text">$date = new DateTime();</text:span></text:p>
      <text:p text:style-name="Preformatted_20_Text"/>
      <text:p text:style-name="Preformatted_20_Text"><text:span text:style-name="Source_20_Text">// Subtract one day to get yesterday's date</text:span></text:p>
      <text:p text:style-name="Preformatted_20_Text"><text:span text:style-name="Source_20_Text">$date-&gt;modify('-1 day');</text:span></text:p>
      <text:p text:style-name="Preformatted_20_Text"/>
      <text:p text:style-name="Preformatted_20_Text"><text:span text:style-name="Source_20_Text">// Format the date as YYYY-MM-DD</text:span></text:p>
      <text:p text:style-name="Preformatted_20_Text"><text:span text:style-name="Source_20_Text">$formattedDate = $date-&gt;format('Y-m-d');</text:span></text:p>
      <text:p text:style-name="Preformatted_20_Text"/>
      <text:p text:style-name="Preformatted_20_Text"><text:span text:style-name="Source_20_Text">echo "Yesterday's date is: " . $formattedDate;</text:span></text:p>
      <text:p text:style-name="P1"><text:span text:style-name="Source_20_Text">?&gt;</text:span></text:p>
      <text:h text:style-name="Heading_20_3" text:outline-level="3"><text:soft-page-break/>Explanation:</text:h>
      <text:list xml:id="list1965982398268081047" text:style-name="L41">
        <text:list-item>
          <text:p text:style-name="P147">The format string <text:span text:style-name="Source_20_Text">'Y-m-d'</text:span> outputs the date in the <text:span text:style-name="Source_20_Text">YYYY-MM-DD</text:span> format. </text:p>
          <text:list>
            <text:list-item>
              <text:p text:style-name="P147"><text:span text:style-name="Source_20_Text">Y</text:span> gives the four-digit year, </text:p>
            </text:list-item>
            <text:list-item>
              <text:p text:style-name="P147"><text:span text:style-name="Source_20_Text">m</text:span> gives the two-digit month, </text:p>
            </text:list-item>
            <text:list-item>
              <text:p text:style-name="P68"><text:span text:style-name="Source_20_Text">d</text:span> gives the two-digit day. </text:p>
            </text:list-item>
          </text:list>
        </text:list-item>
      </text:list>
      <text:h text:style-name="Heading_20_3" text:outline-level="3">Example Output:</text:h>
      <text:p text:style-name="P1"><text:span text:style-name="Source_20_Text">Yesterday's date is: 2025-01-12</text:span></text:p>
      <text:p text:style-name="Text_20_body">This should give you the date in the desired format with dashes (<text:span text:style-name="Source_20_Text">-</text:span>) separating the year, month, and day.</text:p>
      <text:p text:style-name="Text_20_body"/>
      <text:p text:style-name="P3">How to make the default image if image failed to load in html src tag </text:p>
      <text:p text:style-name="P4">To set a default image in case the primary image fails to load in an <text:span text:style-name="Source_20_Text">&lt;img&gt;</text:span> tag, you can use the <text:span text:style-name="Source_20_Text">onerror</text:span> event attribute in HTML. This event is triggered if the image fails to load, allowing you to replace it with a fallback image.</text:p>
      <text:p text:style-name="Text_20_body">Here's an example:</text:p>
      <text:p text:style-name="P1"><text:span text:style-name="Source_20_Text">&lt;img src="path/to/primary-image.jpg" alt="Description of the image" onerror="this.onerror=null; this.src='path/to/default-image.jpg';"&gt;</text:span></text:p>
      <text:h text:style-name="Heading_20_3" text:outline-level="3">Explanation:</text:h>
      <text:list xml:id="list1093794115553899297" text:style-name="L42">
        <text:list-item>
          <text:p text:style-name="P148"><text:span text:style-name="Source_20_Text">src="path/to/primary-image.jpg"</text:span>: The URL of the primary image. </text:p>
        </text:list-item>
        <text:list-item>
          <text:p text:style-name="P148"><text:span text:style-name="Source_20_Text">onerror="this.onerror=null; this.src='path/to/default-image.jpg';"</text:span>: When the image fails to load, the <text:span text:style-name="Source_20_Text">onerror</text:span> event is triggered. It changes the <text:span text:style-name="Source_20_Text">src</text:span> to the fallback image (<text:span text:style-name="Source_20_Text">'path/to/default-image.jpg'</text:span>), ensuring the default image is shown. </text:p>
        </text:list-item>
        <text:list-item>
          <text:p text:style-name="P69"><text:span text:style-name="Source_20_Text">this.onerror=null;</text:span>: This prevents the <text:span text:style-name="Source_20_Text">onerror</text:span> event from firing repeatedly if the fallback image also fails to load. </text:p>
        </text:list-item>
      </text:list>
      <text:p text:style-name="Text_20_body">This approach ensures that if the original image isn't found or can't be loaded, the user will see a default image instead.</text:p>
      <text:p text:style-name="P3">How to escape double quotes in html </text:p>
      <text:p text:style-name="P4">In HTML, to escape double quotes (<text:span text:style-name="Source_20_Text">"</text:span>) within attributes, you can use HTML character entities. Specifically, the escape sequence for double quotes is <text:span text:style-name="Source_20_Text">&amp;quot;</text:span>.</text:p>
      <text:p text:style-name="Text_20_body">Here’s how you can use it:</text:p>
      <text:h text:style-name="Heading_20_3" text:outline-level="3">Example:</text:h>
      <text:p text:style-name="P1"><text:span text:style-name="Source_20_Text">&lt;a href="https://example.com?name=John&amp;amp;age=30" title="Click &amp;quot;here&amp;quot; to visit"&gt;Click me&lt;/a&gt;</text:span></text:p>
      <text:p text:style-name="Text_20_body">In this example:</text:p>
      <text:list xml:id="list1523939587356869137" text:style-name="L43">
        <text:list-item>
          <text:p text:style-name="P149">The <text:span text:style-name="Source_20_Text">&amp;quot;</text:span> is used to escape the double quotes inside the <text:span text:style-name="Source_20_Text">title</text:span> attribute. </text:p>
        </text:list-item>
        <text:list-item>
          <text:p text:style-name="P70">The <text:span text:style-name="Source_20_Text">&amp;amp;</text:span> is used to escape the ampersand (<text:span text:style-name="Source_20_Text">&amp;</text:span>) within the query string in the <text:span text:style-name="Source_20_Text">href</text:span> attribute. </text:p>
        </text:list-item>
      </text:list>
      <text:h text:style-name="Heading_20_3" text:outline-level="3"><text:soft-page-break/>Summary of Common HTML Escape Codes:</text:h>
      <text:list xml:id="list6355248943487260608" text:style-name="L44">
        <text:list-item>
          <text:p text:style-name="P150"><text:span text:style-name="Source_20_Text">&amp;quot;</text:span> for <text:span text:style-name="Source_20_Text">"</text:span>. </text:p>
        </text:list-item>
        <text:list-item>
          <text:p text:style-name="P150"><text:span text:style-name="Source_20_Text">&amp;amp;</text:span> for <text:span text:style-name="Source_20_Text">&amp;</text:span>. </text:p>
        </text:list-item>
        <text:list-item>
          <text:p text:style-name="P150"><text:span text:style-name="Source_20_Text">&amp;lt;</text:span> for <text:span text:style-name="Source_20_Text">&lt;</text:span>. </text:p>
        </text:list-item>
        <text:list-item>
          <text:p text:style-name="P150"><text:span text:style-name="Source_20_Text">&amp;gt;</text:span> for <text:span text:style-name="Source_20_Text">&gt;</text:span>. </text:p>
        </text:list-item>
        <text:list-item>
          <text:p text:style-name="P71"><text:span text:style-name="Source_20_Text">&amp;nbsp;</text:span> for a non-breaking space. </text:p>
        </text:list-item>
      </text:list>
      <text:p text:style-name="Text_20_body">Using these entities ensures that the HTML code is correctly interpreted by browsers without any syntax errors.</text:p>
      <text:p text:style-name="P3">can we do escaping in single quotes </text:p>
      <text:p text:style-name="P4">Yes, you can use single quotes (<text:span text:style-name="Source_20_Text">'</text:span>) instead of double quotes (<text:span text:style-name="Source_20_Text">"</text:span>) to escape characters in HTML attributes. This approach can make escaping easier since you can avoid the need to escape the double quotes within the attribute.</text:p>
      <text:p text:style-name="Text_20_body">In your case, if you use single quotes for the <text:span text:style-name="Source_20_Text">onerror</text:span> attribute, you don’t need to escape the double quotes within the URL. Here’s how you can do it:</text:p>
      <text:h text:style-name="Heading_20_3" text:outline-level="3">Example using single quotes:</text:h>
      <text:p text:style-name="P1"><text:span text:style-name="Source_20_Text">&lt;img id="test" src="${data.news[card].image}" class="card-img-top img-fluid" onerror='this.onerror=null; this.src="https://upload.wikimedia.org/wikipedia/commons/1/14/No_Image_Available.jpg?20200913095930";' alt=""&gt;</text:span></text:p>
      <text:h text:style-name="Heading_20_3" text:outline-level="3">Explanation:</text:h>
      <text:list xml:id="list1968361095353333815" text:style-name="L45">
        <text:list-item>
          <text:p text:style-name="P151">The <text:span text:style-name="Source_20_Text">onerror</text:span> attribute is wrapped in single quotes (<text:span text:style-name="Source_20_Text">'</text:span>), so you can directly use double quotes (<text:span text:style-name="Source_20_Text">"</text:span>) inside the URL without needing to escape them. </text:p>
        </text:list-item>
        <text:list-item>
          <text:p text:style-name="P72">This approach is often simpler and more readable than escaping the quotes when using double quotes for the <text:span text:style-name="Source_20_Text">onerror</text:span> attribute. </text:p>
        </text:list-item>
      </text:list>
      <text:p text:style-name="Text_20_body">This should work perfectly for your scenario, and it's a cleaner alternative if you're dealing with double quotes within the <text:span text:style-name="Source_20_Text">onerror</text:span> handler.</text:p>
      <text:p text:style-name="P3">the cobination should be such that background should be one color and text color should be another but they look visible </text:p>
      <text:p text:style-name="P4">When choosing a background and text color combination, the key is to ensure high contrast so that the text is easily readable. Below are a few great combinations where the background and text colors contrast well while still looking aesthetically pleasing:</text:p>
      <text:h text:style-name="Heading_20_3" text:outline-level="3">1. <text:span text:style-name="Strong_20_Emphasis">Dark Background, Light Text:</text:span></text:h>
      <text:list xml:id="list8681130016834360368" text:style-name="L46">
        <text:list-item>
          <text:p text:style-name="P152"><text:span text:style-name="Strong_20_Emphasis">Background:</text:span> Dark Slate Gray (#2F4F4F) </text:p>
        </text:list-item>
        <text:list-item>
          <text:p text:style-name="P73"><text:span text:style-name="Strong_20_Emphasis">Text:</text:span> Light Gray (#D3D3D3) </text:p>
        </text:list-item>
      </text:list>
      <text:p text:style-name="Text_20_body">This combination provides a modern, elegant feel while ensuring the text is easy to read against the dark background.</text:p>
      <text:h text:style-name="Heading_20_3" text:outline-level="3">2. <text:span text:style-name="Strong_20_Emphasis">Light Background, Dark Text:</text:span></text:h>
      <text:list xml:id="list2394657045832522798" text:style-name="L47">
        <text:list-item>
          <text:p text:style-name="P153"><text:span text:style-name="Strong_20_Emphasis">Background:</text:span> White (#FFFFFF) </text:p>
        </text:list-item>
        <text:list-item>
          <text:p text:style-name="P74"><text:span text:style-name="Strong_20_Emphasis">Text:</text:span> Charcoal Gray (#333333) </text:p>
        </text:list-item>
      </text:list>
      <text:p text:style-name="Text_20_body"><text:soft-page-break/>This is a classic, clean combination that provides maximum readability and is often used for professional or minimalistic designs.</text:p>
      <text:h text:style-name="Heading_20_3" text:outline-level="3">3. <text:span text:style-name="Strong_20_Emphasis">Bold and Vibrant:</text:span></text:h>
      <text:list xml:id="list5665320447271769998" text:style-name="L48">
        <text:list-item>
          <text:p text:style-name="P154"><text:span text:style-name="Strong_20_Emphasis">Background:</text:span> Midnight Blue (#191970) </text:p>
        </text:list-item>
        <text:list-item>
          <text:p text:style-name="P75"><text:span text:style-name="Strong_20_Emphasis">Text:</text:span> Light Coral (#F08080) </text:p>
        </text:list-item>
      </text:list>
      <text:p text:style-name="Text_20_body">A bold contrast between a deep blue background and a warm, soft coral text creates a vibrant yet readable combination.</text:p>
      <text:h text:style-name="Heading_20_3" text:outline-level="3">4. <text:span text:style-name="Strong_20_Emphasis">Warm and Cozy:</text:span></text:h>
      <text:list xml:id="list1897673361221938271" text:style-name="L49">
        <text:list-item>
          <text:p text:style-name="P155"><text:span text:style-name="Strong_20_Emphasis">Background:</text:span> Deep Taupe (#7E5C4E) </text:p>
        </text:list-item>
        <text:list-item>
          <text:p text:style-name="P76"><text:span text:style-name="Strong_20_Emphasis">Text:</text:span> Pale Cream (#FFF5E1) </text:p>
        </text:list-item>
      </text:list>
      <text:p text:style-name="Text_20_body">This earthy palette offers a cozy feel, with high contrast that ensures readability without being too harsh on the eyes.</text:p>
      <text:h text:style-name="Heading_20_3" text:outline-level="3">5. <text:span text:style-name="Strong_20_Emphasis">Calming and Soothing:</text:span></text:h>
      <text:list xml:id="list1357460959626290461" text:style-name="L50">
        <text:list-item>
          <text:p text:style-name="P156"><text:span text:style-name="Strong_20_Emphasis">Background:</text:span> Soft Powder Blue (#B0E0E6) </text:p>
        </text:list-item>
        <text:list-item>
          <text:p text:style-name="P77"><text:span text:style-name="Strong_20_Emphasis">Text:</text:span> Navy Blue (#000080) </text:p>
        </text:list-item>
      </text:list>
      <text:p text:style-name="Text_20_body">This combination is soothing yet legible, with the soft blue background paired with dark, contrasting text for easy reading.</text:p>
      <text:h text:style-name="Heading_20_3" text:outline-level="3">6. <text:span text:style-name="Strong_20_Emphasis">Classic Black and White:</text:span></text:h>
      <text:list xml:id="list5527045149913035663" text:style-name="L51">
        <text:list-item>
          <text:p text:style-name="P157"><text:span text:style-name="Strong_20_Emphasis">Background:</text:span> Black (#000000) </text:p>
        </text:list-item>
        <text:list-item>
          <text:p text:style-name="P78"><text:span text:style-name="Strong_20_Emphasis">Text:</text:span> White (#FFFFFF) </text:p>
        </text:list-item>
      </text:list>
      <text:p text:style-name="Text_20_body">The timeless black-and-white combination offers the highest possible contrast, ensuring text stands out clearly against a dark background.</text:p>
      <text:h text:style-name="Heading_20_3" text:outline-level="3">7. <text:span text:style-name="Strong_20_Emphasis">Nature-Inspired:</text:span></text:h>
      <text:list xml:id="list4636561314566044226" text:style-name="L52">
        <text:list-item>
          <text:p text:style-name="P158"><text:span text:style-name="Strong_20_Emphasis">Background:</text:span> Forest Green (#228B22) </text:p>
        </text:list-item>
        <text:list-item>
          <text:p text:style-name="P79"><text:span text:style-name="Strong_20_Emphasis">Text:</text:span> Light Beige (#F5F5DC) </text:p>
        </text:list-item>
      </text:list>
      <text:p text:style-name="Text_20_body">A green background with light beige text creates a natural, serene vibe while maintaining excellent readability.</text:p>
      <text:h text:style-name="Heading_20_3" text:outline-level="3">8. <text:span text:style-name="Strong_20_Emphasis">Subtle Elegance:</text:span></text:h>
      <text:list xml:id="list4637202247140438728" text:style-name="L53">
        <text:list-item>
          <text:p text:style-name="P159"><text:span text:style-name="Strong_20_Emphasis">Background:</text:span> Deep Plum (#8E4585) </text:p>
        </text:list-item>
        <text:list-item>
          <text:p text:style-name="P80"><text:span text:style-name="Strong_20_Emphasis">Text:</text:span> Soft Pink (#FADADD) </text:p>
        </text:list-item>
      </text:list>
      <text:p text:style-name="Text_20_body">A rich, dark plum background paired with soft pink text offers a balance of elegance and readability without being too harsh.</text:p>
      <text:h text:style-name="Heading_20_3" text:outline-level="3">Tips for Choosing Background and Text Combinations:</text:h>
      <text:list xml:id="list8401938145144864066" text:style-name="L54">
        <text:list-item>
          <text:p text:style-name="P160"><text:span text:style-name="Strong_20_Emphasis">High Contrast:</text:span> Ensure there is a significant difference in brightness between the background and text colors (dark vs. light) to make the text stand out clearly. </text:p>
        </text:list-item>
        <text:list-item>
          <text:p text:style-name="P160"><text:soft-page-break/><text:span text:style-name="Strong_20_Emphasis">Avoid Clashing Colors:</text:span> Colors that are too similar in hue can make the text hard to read (e.g., dark blue on dark green). Ensure there's enough contrast. </text:p>
        </text:list-item>
        <text:list-item>
          <text:p text:style-name="P81"><text:span text:style-name="Strong_20_Emphasis">Consider the Context:</text:span> Light backgrounds with dark text are ideal for readability, especially for longer paragraphs. Dark backgrounds with light text are often used for more artistic or modern designs. </text:p>
        </text:list-item>
      </text:list>
      <text:p text:style-name="Text_20_body">By choosing a combination from these suggestions, you can create a visually appealing and easily readable design.</text:p>
      <text:p text:style-name="P3">how to hide element by by css </text:p>
      <text:p text:style-name="P4">To hide an element using CSS, you can use one of the following methods:</text:p>
      <text:h text:style-name="Heading_20_3" text:outline-level="3">1. <text:span text:style-name="Source_20_Text">display: none;</text:span></text:h>
      <text:p text:style-name="Text_20_body">This completely removes the element from the document layout, meaning it won't occupy any space.</text:p>
      <text:p text:style-name="Preformatted_20_Text"><text:span text:style-name="Source_20_Text">.hidden {</text:span></text:p>
      <text:p text:style-name="Preformatted_20_Text"><text:span text:style-name="Source_20_Text"><text:s text:c="2"/>display: none;</text:span></text:p>
      <text:p text:style-name="P1"><text:span text:style-name="Source_20_Text">}</text:span></text:p>
      <text:h text:style-name="Heading_20_3" text:outline-level="3">2. <text:span text:style-name="Source_20_Text">visibility: hidden;</text:span></text:h>
      <text:p text:style-name="Text_20_body">This hides the element but still leaves the space it occupies in the layout.</text:p>
      <text:p text:style-name="Preformatted_20_Text"><text:span text:style-name="Source_20_Text">.hidden {</text:span></text:p>
      <text:p text:style-name="Preformatted_20_Text"><text:span text:style-name="Source_20_Text"><text:s text:c="2"/>visibility: hidden;</text:span></text:p>
      <text:p text:style-name="P1"><text:span text:style-name="Source_20_Text">}</text:span></text:p>
      <text:h text:style-name="Heading_20_3" text:outline-level="3">3. <text:span text:style-name="Source_20_Text">opacity: 0;</text:span></text:h>
      <text:p text:style-name="Text_20_body">This makes the element fully transparent, but it still takes up space and can interact with user input (clicks, etc.).</text:p>
      <text:p text:style-name="Preformatted_20_Text"><text:span text:style-name="Source_20_Text">.hidden {</text:span></text:p>
      <text:p text:style-name="Preformatted_20_Text"><text:span text:style-name="Source_20_Text"><text:s text:c="2"/>opacity: 0;</text:span></text:p>
      <text:p text:style-name="P1"><text:span text:style-name="Source_20_Text">}</text:span></text:p>
      <text:h text:style-name="Heading_20_3" text:outline-level="3">Example:</text:h>
      <text:p text:style-name="Text_20_body">If you have an HTML element like this:</text:p>
      <text:p text:style-name="P1"><text:span text:style-name="Source_20_Text">&lt;div class="hidden"&gt;This text is hidden&lt;/div&gt;</text:span></text:p>
      <text:p text:style-name="Text_20_body">You can apply any of the above CSS methods to hide it.</text:p>
      <text:p text:style-name="Text_20_body">Let me know if you'd like to know more about specific use cases!</text:p>
      <text:p text:style-name="P6">can we use conditional operator in php </text:p>
      <text:p text:style-name="P4">Yes, you can use the <text:span text:style-name="Strong_20_Emphasis">conditional (ternary) operator</text:span> in PHP to check if a variable is <text:span text:style-name="Source_20_Text">null</text:span>. The conditional operator allows you to perform a check and return a value based on the condition in a compact way.</text:p>
      <text:h text:style-name="Heading_20_3" text:outline-level="3">Syntax:</text:h>
      <text:p text:style-name="P1"><text:span text:style-name="Source_20_Text">$condition ? $value_if_true : $value_if_false;</text:span></text:p>
      <text:h text:style-name="Heading_20_3" text:outline-level="3"><text:soft-page-break/>Example of checking if a variable is <text:span text:style-name="Source_20_Text">null</text:span> using the ternary operator:</text:h>
      <text:p text:style-name="Preformatted_20_Text"><text:span text:style-name="Source_20_Text">$result = (is_null($variable)) ? "The variable is null." : "The variable is not null.";</text:span></text:p>
      <text:p text:style-name="P1"><text:span text:style-name="Source_20_Text">echo $result;</text:span></text:p>
      <text:p text:style-name="Text_20_body">Alternatively, you can check directly against <text:span text:style-name="Source_20_Text">null</text:span> like this:</text:p>
      <text:p text:style-name="Preformatted_20_Text"><text:span text:style-name="Source_20_Text">$result = ($variable === null) ? "The variable is null." : "The variable is not null.";</text:span></text:p>
      <text:p text:style-name="P1"><text:span text:style-name="Source_20_Text">echo $result;</text:span></text:p>
      <text:h text:style-name="Heading_20_3" text:outline-level="3">Explanation:</text:h>
      <text:list xml:id="list3392834358996334441" text:style-name="L55">
        <text:list-item>
          <text:p text:style-name="P161">If <text:span text:style-name="Source_20_Text">$variable</text:span> is <text:span text:style-name="Source_20_Text">null</text:span>, it will print "The variable is null." </text:p>
        </text:list-item>
        <text:list-item>
          <text:p text:style-name="P82">If <text:span text:style-name="Source_20_Text">$variable</text:span> is not <text:span text:style-name="Source_20_Text">null</text:span>, it will print "The variable is not null." </text:p>
        </text:list-item>
      </text:list>
      <text:p text:style-name="Text_20_body">This is a shorthand way to handle conditional logic in one line.</text:p>
      <text:p text:style-name="P3">Free language translation API</text:p>
      <text:p text:style-name="P4">Haan, kuch <text:span text:style-name="Strong_20_Emphasis">free translation APIs</text:span> bhi available hain jo limited use ke liye kaam aati hain. Lekin inka usage rate ya features paid APIs ke comparison mein limited hota hai. Yahaan kuch free options diye gaye hain:</text:p>
      <text:p text:style-name="Horizontal_20_Line"/>
      <text:h text:style-name="Heading_20_3" text:outline-level="3">1. <text:span text:style-name="Strong_20_Emphasis">LibreTranslate API</text:span> (Completely Free and Open Source)</text:h>
      <text:list xml:id="list1358011995827174036" text:style-name="L56">
        <text:list-item>
          <text:p text:style-name="P162"><text:span text:style-name="Strong_20_Emphasis">Features</text:span>: </text:p>
          <text:list>
            <text:list-item>
              <text:p text:style-name="P162">Free to use without subscription. </text:p>
            </text:list-item>
            <text:list-item>
              <text:p text:style-name="P162">Supports multiple languages. </text:p>
            </text:list-item>
            <text:list-item>
              <text:p text:style-name="P162">Can be self-hosted for unlimited use. </text:p>
            </text:list-item>
          </text:list>
        </text:list-item>
        <text:list-item>
          <text:p text:style-name="P162"><text:span text:style-name="Strong_20_Emphasis">Rate Limitation</text:span>: Public server ka use karte ho toh rate-limited hai. Self-hosting karte ho toh koi limit nahi. </text:p>
        </text:list-item>
        <text:list-item>
          <text:p text:style-name="P83"><text:span text:style-name="Strong_20_Emphasis">Example</text:span>: </text:p>
          <text:p text:style-name="P11"><text:span text:style-name="Source_20_Text">import requests</text:span></text:p>
          <text:p text:style-name="P11"><text:span text:style-name="Source_20_Text">url = "https://libretranslate.com/translate"</text:span></text:p>
          <text:p text:style-name="P11"><text:span text:style-name="Source_20_Text">data = {</text:span></text:p>
          <text:p text:style-name="P11"><text:span text:style-name="Source_20_Text"><text:s text:c="4"/>"q": "Hello, how are you?",</text:span></text:p>
          <text:p text:style-name="P11"><text:span text:style-name="Source_20_Text"><text:s text:c="4"/>"source": "en",</text:span></text:p>
          <text:p text:style-name="P11"><text:span text:style-name="Source_20_Text"><text:s text:c="4"/>"target": "hi", <text:s/># Hindi</text:span></text:p>
          <text:p text:style-name="P11"><text:span text:style-name="Source_20_Text">}</text:span></text:p>
          <text:p text:style-name="P11"><text:span text:style-name="Source_20_Text">response = requests.post(url, data=data)</text:span></text:p>
          <text:p text:style-name="P20"><text:span text:style-name="Source_20_Text">print(response.json()['translatedText']) <text:s/># Output: नमस्ते, आप कैसे हैं?</text:span></text:p>
        </text:list-item>
      </text:list>
      <text:p text:style-name="Horizontal_20_Line"/>
      <text:h text:style-name="Heading_20_3" text:outline-level="3">2. <text:span text:style-name="Strong_20_Emphasis">MyMemory Translation API</text:span></text:h>
      <text:list xml:id="list1224157768903058594" text:style-name="L57">
        <text:list-item>
          <text:p text:style-name="P163"><text:span text:style-name="Strong_20_Emphasis">Features</text:span>: </text:p>
          <text:list>
            <text:list-item>
              <text:p text:style-name="P163">Free tier with 1000 requests/day. </text:p>
            </text:list-item>
            <text:list-item>
              <text:p text:style-name="P163">Uses a mix of machine translation and human-contributed translations. </text:p>
            </text:list-item>
            <text:list-item>
              <text:p text:style-name="P163">Supports many languages. </text:p>
            </text:list-item>
          </text:list>
        </text:list-item>
        <text:list-item>
          <text:p text:style-name="P163"><text:span text:style-name="Strong_20_Emphasis">Rate Limitation</text:span>: Free usage ke liye request limit hai. </text:p>
        </text:list-item>
        <text:list-item>
          <text:p text:style-name="P84"><text:span text:style-name="Strong_20_Emphasis">Example</text:span>: </text:p>
          <text:p text:style-name="P12"><text:soft-page-break/><text:span text:style-name="Source_20_Text">import requests</text:span></text:p>
          <text:p text:style-name="P12"><text:span text:style-name="Source_20_Text">url = "https://api.mymemory.translated.net/get"</text:span></text:p>
          <text:p text:style-name="P12"><text:span text:style-name="Source_20_Text">params = {</text:span></text:p>
          <text:p text:style-name="P12"><text:span text:style-name="Source_20_Text"><text:s text:c="4"/>"q": "Good Morning",</text:span></text:p>
          <text:p text:style-name="P12"><text:span text:style-name="Source_20_Text"><text:s text:c="4"/>"langpair": "en|hi" <text:s/># English to Hindi</text:span></text:p>
          <text:p text:style-name="P12"><text:span text:style-name="Source_20_Text">}</text:span></text:p>
          <text:p text:style-name="P12"><text:span text:style-name="Source_20_Text">response = requests.get(url, params=params)</text:span></text:p>
          <text:p text:style-name="P21"><text:span text:style-name="Source_20_Text">print(response.json()['responseData']['translatedText']) <text:s/># Output: शुभ प्रभात</text:span></text:p>
        </text:list-item>
      </text:list>
      <text:p text:style-name="Horizontal_20_Line"/>
      <text:h text:style-name="Heading_20_3" text:outline-level="3">3. <text:span text:style-name="Strong_20_Emphasis">Yandex Translate API</text:span> (Discontinued as Free)</text:h>
      <text:list xml:id="list3344453369177998997" text:style-name="L58">
        <text:list-item>
          <text:p text:style-name="P85">Pehle free thi, but ab subscription-based ho chuki hai. Par agar aap self-hosted model ya unofficial APIs explore karte ho, toh use kar sakte ho. </text:p>
        </text:list-item>
      </text:list>
      <text:p text:style-name="Horizontal_20_Line"/>
      <text:h text:style-name="Heading_20_3" text:outline-level="3">4. <text:span text:style-name="Strong_20_Emphasis">OpenAI GPT APIs (Limited Free Tier)</text:span></text:h>
      <text:list xml:id="list3823942290560940641" text:style-name="L59">
        <text:list-item>
          <text:p text:style-name="P164"><text:span text:style-name="Strong_20_Emphasis">Features</text:span>: </text:p>
          <text:list>
            <text:list-item>
              <text:p text:style-name="P164">Translation ke saath context understanding bhi provide karta hai. </text:p>
            </text:list-item>
            <text:list-item>
              <text:p text:style-name="P164">GPT-3 ya GPT-4 APIs se bhi translation kar sakte ho. </text:p>
            </text:list-item>
          </text:list>
        </text:list-item>
        <text:list-item>
          <text:p text:style-name="P164"><text:span text:style-name="Strong_20_Emphasis">Rate Limitation</text:span>: Free tier limited hai, lekin kaafi kaam aa sakti hai. </text:p>
        </text:list-item>
        <text:list-item>
          <text:p text:style-name="P86"><text:span text:style-name="Strong_20_Emphasis">Example</text:span>: </text:p>
          <text:p text:style-name="P13"><text:span text:style-name="Source_20_Text">import openai</text:span></text:p>
          <text:p text:style-name="P13"><text:span text:style-name="Source_20_Text">openai.api_key = "YOUR_API_KEY"</text:span></text:p>
          <text:p text:style-name="P13"><text:span text:style-name="Source_20_Text">response = openai.Completion.create(</text:span></text:p>
          <text:p text:style-name="P13"><text:span text:style-name="Source_20_Text"><text:s text:c="4"/>engine="text-davinci-003",</text:span></text:p>
          <text:p text:style-name="P13"><text:span text:style-name="Source_20_Text"><text:s text:c="4"/>prompt="Translate 'Good Evening' to Hindi.",</text:span></text:p>
          <text:p text:style-name="P13"><text:span text:style-name="Source_20_Text"><text:s text:c="4"/>max_tokens=10</text:span></text:p>
          <text:p text:style-name="P13"><text:span text:style-name="Source_20_Text">)</text:span></text:p>
          <text:p text:style-name="P22"><text:span text:style-name="Source_20_Text">print(response.choices[0].text.strip()) <text:s/># Output: शुभ संध्या</text:span></text:p>
        </text:list-item>
      </text:list>
      <text:p text:style-name="Horizontal_20_Line"/>
      <text:h text:style-name="Heading_20_3" text:outline-level="3">5. <text:span text:style-name="Strong_20_Emphasis">Lingva Translate API</text:span> (Community Project)</text:h>
      <text:list xml:id="list3591532447984252182" text:style-name="L60">
        <text:list-item>
          <text:p text:style-name="P165"><text:span text:style-name="Strong_20_Emphasis">Features</text:span>: </text:p>
          <text:list>
            <text:list-item>
              <text:p text:style-name="P165">Completely free and no rate limits (depends on server hosting it). </text:p>
            </text:list-item>
            <text:list-item>
              <text:p text:style-name="P165">Uses Google Translate backend unofficially. </text:p>
            </text:list-item>
          </text:list>
        </text:list-item>
        <text:list-item>
          <text:p text:style-name="P87"><text:span text:style-name="Strong_20_Emphasis">How to Use</text:span>: Public instances available like <text:span text:style-name="Source_20_Text">https://translate.astian.org</text:span>. </text:p>
        </text:list-item>
      </text:list>
      <text:p text:style-name="Horizontal_20_Line"/>
      <text:p text:style-name="Text_20_body"><text:span text:style-name="Strong_20_Emphasis">Conclusion</text:span>:</text:p>
      <text:list xml:id="list5314769242398682243" text:style-name="L61">
        <text:list-item>
          <text:p text:style-name="P166"><text:span text:style-name="Strong_20_Emphasis">LibreTranslate</text:span> aur <text:span text:style-name="Strong_20_Emphasis">MyMemory</text:span> sabse reliable free options hain. </text:p>
        </text:list-item>
        <text:list-item>
          <text:p text:style-name="P166">Self-hosted solution chahiye toh LibreTranslate best hai. </text:p>
        </text:list-item>
        <text:list-item>
          <text:p text:style-name="P88"><text:span text:style-name="Strong_20_Emphasis">Lingva Translate</text:span> ek alternative hai agar unofficial API se kaam chalana ho. </text:p>
        </text:list-item>
      </text:list>
      <text:p text:style-name="P3">MyMemory Translation API isne kitni language suppprted hain </text:p>
      <text:p text:style-name="P3"><text:span text:style-name="Strong_20_Emphasis">MyMemory Translation API</text:span> kaafi saari languages support karta hai, aur iska database machine translations ke saath human-contributed translations par bhi based hai. Yeh API <text:span text:style-name="Strong_20_Emphasis">90+ languages</text:span> ko support karta hai.</text:p>
      <text:h text:style-name="Heading_20_3" text:outline-level="3"><text:soft-page-break/><text:span text:style-name="Strong_20_Emphasis">Supported Languages ki Example List</text:span>:</text:h>
      <text:list xml:id="list2698953238552633498" text:style-name="L62">
        <text:list-item>
          <text:p text:style-name="P89"><text:span text:style-name="Strong_20_Emphasis">Major Global Languages</text:span>:</text:p>
          <text:list>
            <text:list-item>
              <text:p text:style-name="P167">English (en) </text:p>
            </text:list-item>
            <text:list-item>
              <text:p text:style-name="P167">Spanish (es) </text:p>
            </text:list-item>
            <text:list-item>
              <text:p text:style-name="P167">French (fr) </text:p>
            </text:list-item>
            <text:list-item>
              <text:p text:style-name="P167">German (de) </text:p>
            </text:list-item>
            <text:list-item>
              <text:p text:style-name="P167">Italian (it) </text:p>
            </text:list-item>
          </text:list>
        </text:list-item>
        <text:list-item>
          <text:p text:style-name="P89"><text:span text:style-name="Strong_20_Emphasis">Asian Languages</text:span>:</text:p>
          <text:list>
            <text:list-item>
              <text:p text:style-name="P167">Hindi (hi) </text:p>
            </text:list-item>
            <text:list-item>
              <text:p text:style-name="P167">Chinese (Simplified - zh-CN, Traditional - zh-TW) </text:p>
            </text:list-item>
            <text:list-item>
              <text:p text:style-name="P167">Japanese (ja) </text:p>
            </text:list-item>
            <text:list-item>
              <text:p text:style-name="P167">Korean (ko) </text:p>
            </text:list-item>
            <text:list-item>
              <text:p text:style-name="P167">Arabic (ar) </text:p>
            </text:list-item>
          </text:list>
        </text:list-item>
        <text:list-item>
          <text:p text:style-name="P89"><text:span text:style-name="Strong_20_Emphasis">Other Languages</text:span>:</text:p>
          <text:list>
            <text:list-item>
              <text:p text:style-name="P167">Portuguese (pt) </text:p>
            </text:list-item>
            <text:list-item>
              <text:p text:style-name="P167">Russian (ru) </text:p>
            </text:list-item>
            <text:list-item>
              <text:p text:style-name="P167">Dutch (nl) </text:p>
            </text:list-item>
            <text:list-item>
              <text:p text:style-name="P167">Greek (el) </text:p>
            </text:list-item>
            <text:list-item>
              <text:p text:style-name="P167">Turkish (tr) </text:p>
            </text:list-item>
          </text:list>
        </text:list-item>
        <text:list-item>
          <text:p text:style-name="P89"><text:span text:style-name="Strong_20_Emphasis">Regional Indian Languages</text:span> (Limited Support):</text:p>
          <text:list>
            <text:list-item>
              <text:p text:style-name="P167">Bengali (bn) </text:p>
            </text:list-item>
            <text:list-item>
              <text:p text:style-name="P167">Tamil (ta) </text:p>
            </text:list-item>
            <text:list-item>
              <text:p text:style-name="P167">Telugu (te) </text:p>
            </text:list-item>
            <text:list-item>
              <text:p text:style-name="P167">Kannada (kn) </text:p>
            </text:list-item>
            <text:list-item>
              <text:p text:style-name="P167">Malayalam (ml) </text:p>
            </text:list-item>
            <text:list-item>
              <text:p text:style-name="P167">Punjabi (pa) </text:p>
            </text:list-item>
            <text:list-item>
              <text:p text:style-name="P167">Gujarati (gu) </text:p>
            </text:list-item>
          </text:list>
        </text:list-item>
        <text:list-item>
          <text:p text:style-name="P89"><text:span text:style-name="Strong_20_Emphasis">Other Regional and Rare Languages</text:span>:</text:p>
          <text:list>
            <text:list-item>
              <text:p text:style-name="P167">Swahili (sw) </text:p>
            </text:list-item>
            <text:list-item>
              <text:p text:style-name="P167">Hebrew (he) </text:p>
            </text:list-item>
            <text:list-item>
              <text:p text:style-name="P167">Latin (la) </text:p>
            </text:list-item>
            <text:list-item>
              <text:p text:style-name="P89">Urdu (ur) </text:p>
            </text:list-item>
          </text:list>
        </text:list-item>
      </text:list>
      <text:h text:style-name="Heading_20_3" text:outline-level="3"><text:span text:style-name="Strong_20_Emphasis">API Call Example for Supported Languages</text:span>:</text:h>
      <text:p text:style-name="Text_20_body">Aap <text:span text:style-name="Source_20_Text">langpair</text:span> parameter ka use karke kisi bhi language pair ke liye request bhej sakte ho.</text:p>
      <text:p text:style-name="Preformatted_20_Text"><text:span text:style-name="Source_20_Text">import requests</text:span></text:p>
      <text:p text:style-name="Preformatted_20_Text"><text:span text:style-name="Source_20_Text">url = "https://api.mymemory.translated.net/get"</text:span></text:p>
      <text:p text:style-name="Preformatted_20_Text"><text:span text:style-name="Source_20_Text">params = {</text:span></text:p>
      <text:p text:style-name="Preformatted_20_Text"><text:span text:style-name="Source_20_Text"><text:s text:c="4"/>"q": "Hello, how are you?",</text:span></text:p>
      <text:p text:style-name="Preformatted_20_Text"><text:span text:style-name="Source_20_Text"><text:s text:c="4"/>"langpair": "en|hi" <text:s/># English to Hindi</text:span></text:p>
      <text:p text:style-name="Preformatted_20_Text"><text:span text:style-name="Source_20_Text">}</text:span></text:p>
      <text:p text:style-name="Preformatted_20_Text"><text:span text:style-name="Source_20_Text">response = requests.get(url, params=params)</text:span></text:p>
      <text:p text:style-name="P1"><text:span text:style-name="Source_20_Text">print(response.json()['responseData']['translatedText']) <text:s/># Output: नमस्ते, आप कैसे हैं?</text:span></text:p>
      <text:p text:style-name="Horizontal_20_Line"/>
      <text:h text:style-name="Heading_20_3" text:outline-level="3"><text:soft-page-break/><text:span text:style-name="Strong_20_Emphasis">How to Check Supported Languages</text:span>:</text:h>
      <text:list xml:id="list3501126096558117320" text:style-name="L63">
        <text:list-item>
          <text:p text:style-name="P168">Direct API mein supported language list nahi di gayi hoti, lekin koi bhi language ka combination <text:span text:style-name="Source_20_Text">langpair</text:span> mein daal ke test kar sakte ho. </text:p>
        </text:list-item>
        <text:list-item>
          <text:p text:style-name="P90">Agar language supported nahi hogi, toh API error return karega. </text:p>
        </text:list-item>
      </text:list>
      <text:p text:style-name="Text_20_body"><text:span text:style-name="Strong_20_Emphasis">Conclusion</text:span>: MyMemory API almost sari major languages ko cover karta hai, including regional ones like Hindi, Tamil, etc., but rare languages ke liye coverage limited ho sakti hai.</text:p>
      <text:p text:style-name="P3">how can we write in hindi in html </text:p>
      <text:p text:style-name="P3">To write in Hindi in an HTML document, you can use the following steps:</text:p>
      <text:h text:style-name="Heading_20_3" text:outline-level="3">1. <text:span text:style-name="Strong_20_Emphasis">Set the Document's Character Encoding:</text:span></text:h>
      <text:p text:style-name="Text_20_body">You need to specify the character encoding for the HTML document as UTF-8 to ensure that Hindi characters are displayed correctly. This is done by adding the following meta tag in the <text:span text:style-name="Source_20_Text">&lt;head&gt;</text:span> section of your HTML document.</text:p>
      <text:p text:style-name="Text_20_body"><text:span text:style-name="T2">&lt;meta charset="UTF-8"&gt;<text:line-break/></text:span>2. <text:span text:style-name="Strong_20_Emphasis">Use Hindi Text Directly in the HTML:</text:span></text:p>
      <text:p text:style-name="Text_20_body">After setting the character encoding, you can write Hindi text directly within the HTML content. You don't need to do anything special for Hindi characters, as long as the document is saved with the correct encoding.</text:p>
      <text:p text:style-name="Text_20_body"><text:span text:style-name="T2">&lt;html&gt;<text:line-break/> <text:s/>&lt;head&gt;<text:line-break/> <text:s text:c="3"/>&lt;meta charset="UTF-8"&gt;<text:line-break/> <text:s text:c="3"/>&lt;title&gt;Hindi Example&lt;/title&gt;<text:line-break/> <text:s/>&lt;/head&gt;<text:line-break/> <text:s/>&lt;body&gt;<text:line-break/> <text:s text:c="3"/>&lt;h1&gt;नमस्ते दुनिया!&lt;/h1&gt;<text:line-break/> <text:s text:c="3"/>&lt;p&gt;यह एक हिंदी टेक्स्ट है।&lt;/p&gt;<text:line-break/> <text:s/>&lt;/body&gt;<text:line-break/>&lt;/html&gt;<text:line-break/></text:span>3. <text:span text:style-name="Strong_20_Emphasis">Use Unicode for Hindi Characters (Optional):</text:span></text:p>
      <text:p text:style-name="Text_20_body">If you want to use Unicode entities for specific Hindi characters, you can do so by using their respective Unicode codes. For example:</text:p>
      <text:p text:style-name="P3">&lt;h1&gt;&amp;#2344;&amp;#2366;&amp;#2342;&amp;#2369; &amp;#2344;&amp;#2366;&amp;#2342;&amp;#2369;&lt;/h1&gt;<text:line-break/></text:p>
      <text:h text:style-name="P9" text:outline-level="3"><text:span text:style-name="Strong_20_Emphasis">Ensure Proper Font Support:</text:span></text:h>
      <text:p text:style-name="Text_20_body">Most modern browsers and devices will automatically support Hindi fonts as long as the character encoding is set correctly. However, if you want to ensure that the Hindi text is rendered properly, you can specify a web-safe font or include a web font such as Google Fonts that supports Hindi.</text:p>
      <text:p text:style-name="Text_20_body">Example using Google Fonts (Mukti Narrow):</text:p>
      <text:p text:style-name="Text_20_body"><text:span text:style-name="T2">&lt;head&gt;<text:line-break/> <text:s/>&lt;link href="https://fonts.googleapis.com/css2?family=Mukti+Narrow&amp;display=swap" rel="stylesheet"&gt;<text:line-break/> <text:s/>&lt;style&gt;<text:line-break/> <text:s text:c="3"/>body {<text:line-break/> <text:s text:c="5"/>font-family: 'Mukti Narrow', sans-serif;<text:line-break/></text:span><text:soft-page-break/><text:span text:style-name="T2"> <text:s text:c="3"/>}<text:line-break/> <text:s/>&lt;/style&gt;<text:line-break/>&lt;/head&gt;<text:line-break/></text:span>5. <text:span text:style-name="Strong_20_Emphasis">Use an Input Form for Hindi Text (Optional):</text:span></text:p>
      <text:p text:style-name="Text_20_body">If you want users to input Hindi text, you can use the <text:span text:style-name="Source_20_Text">&lt;input&gt;</text:span> or <text:span text:style-name="Source_20_Text">&lt;textarea&gt;</text:span> element, and the browser will allow input in Hindi as long as the correct keyboard is being used.</text:p>
      <text:p text:style-name="Text_20_body">Example:</text:p>
      <text:p text:style-name="P3">&lt;textarea placeholder="यहां हिंदी में लिखें"&gt;&lt;/textarea&gt;</text:p>
      <text:p text:style-name="P3"><text:line-break/>if i use this code \u091b\u0924\u094d\u0924\u0940\u0938\u0917\u0922\u093c \u0915\u0947 \u0917\u0930\u093f\u092f\u093e\u092c\u0902\u0926 \u092e\u0947\u0902 \u0938\u0941\u0930\u0915\u094d\u0937\u093e\u092c\u0932\u094b\u0902 \u0915\u0947 \u0938\u093e\u0925 \u092e\u0941\u0920\u092d\u0947\u0921\u093c \u092e\u0947\u0902 12 \u0928\u0915\u094d\u0938\u0932\u0940 \u0922\u0947\u0930 then will it work </text:p>
      <text:p text:style-name="P4"/>
      <text:p text:style-name="P5"><text:span text:style-name="T1">Using Unicode escape sequences like </text:span><text:span text:style-name="Source_20_Text"><text:span text:style-name="T1">\u091b\u0924\u094d\u0924\u0940...</text:span></text:span><text:span text:style-name="T1"> will not work directly in an HTML document, because HTML does not interpret these Unicode escape sequences automatically.</text:span></text:p>
      <text:p text:style-name="Text_20_body">However, you can use Unicode escape sequences in JavaScript, but in an HTML file, you should use the corresponding Unicode characters directly or use their HTML entities.</text:p>
      <text:h text:style-name="Heading_20_3" text:outline-level="3"><text:span text:style-name="Strong_20_Emphasis">Option 1: Using Unicode Escape Sequences in JavaScript</text:span></text:h>
      <text:p text:style-name="Text_20_body">If you want to use Unicode escape sequences in JavaScript, you can do something like this:</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Unicode Example&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script&gt;</text:span></text:p>
      <text:p text:style-name="Preformatted_20_Text"><text:span text:style-name="Source_20_Text"><text:s text:c="6"/>var hindiText = '\u091b\u0924\u094d\u0924\u0940\u0938\u0917\u0922\u093c \u0915\u0947 \u0917\u0930\u093f\u092f\u093e\u092c\u0902\u0926 \u092e\u0947\u0902 \u0938\u0941\u0930\u0915\u094d\u0939\u093e\u092b\u094d\u0932\u094b\u0902 \u0915\u0947 \u0938\u093e\u0925 \u092e\u0941\u0920\u092d\u0947\u0921\u093c \u092e\u0947\u0902 12 \u0928\u0915\u094d\u0938\u0932\u0940 \u0922\u094d\u0939\u094d\u0930';</text:span></text:p>
      <text:p text:style-name="Preformatted_20_Text"><text:span text:style-name="Source_20_Text"><text:s text:c="6"/>document.write(hindiText);</text:span></text:p>
      <text:p text:style-name="Preformatted_20_Text"><text:span text:style-name="Source_20_Text"><text:s text:c="4"/>&lt;/script&gt;</text:span></text:p>
      <text:p text:style-name="Preformatted_20_Text"><text:span text:style-name="Source_20_Text"><text:s text:c="2"/>&lt;/body&gt;</text:span></text:p>
      <text:p text:style-name="P1"><text:span text:style-name="Source_20_Text">&lt;/html&gt;</text:span></text:p>
      <text:p text:style-name="Text_20_body">This will display the Hindi text correctly when rendered in a browser.</text:p>
      <text:h text:style-name="Heading_20_3" text:outline-level="3"><text:span text:style-name="Strong_20_Emphasis">Option 2: Use HTML Entities</text:span></text:h>
      <text:p text:style-name="Text_20_body">Alternatively, you can use HTML entities for the corresponding characters directly in the HTML:</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HTML Entities Example&lt;/title&gt;</text:span></text:p>
      <text:p text:style-name="Preformatted_20_Text"><text:span text:style-name="Source_20_Text"><text:s text:c="2"/>&lt;/head&gt;</text:span></text:p>
      <text:p text:style-name="Preformatted_20_Text"><text:soft-page-break/><text:span text:style-name="Source_20_Text"><text:s text:c="2"/>&lt;body&gt;</text:span></text:p>
      <text:p text:style-name="Preformatted_20_Text"><text:span text:style-name="Source_20_Text"><text:s text:c="4"/>&lt;p&gt;&amp;#2345;&amp;#2360;&amp;#2381;&amp;#2341;&amp;#2381;&amp;#2361;&amp;#2375;&amp;#2335;&amp;#2381;&amp;#2352;&amp;#2344;&amp;#2381;&amp;#2352;&amp;#2350;&amp;#2375; &amp;#2325;&amp;#2381;&amp;#2339; &amp;#2361;&amp;#2379; &amp;#2361;&amp;#2381;&amp;#2341;&amp;#2369;&amp;#2340;&amp;#2381;&amp;#2351;&amp;#2352;&amp;#2375; &amp;#2325;&amp;#2367;&amp;#2342;&amp;#2381;&amp;#2352;&amp;#2366;&amp;#2344;&amp;#2352;&amp;#2368;&amp;#2344;&amp;#2366;&amp;#2352;&amp;#2367;&amp;#2346;&amp;#2368; &amp;#2346;&amp;#2367;&amp;#2343;&amp;#2366;&amp;#2346;&amp;#2368;&amp;#2361;&amp;#2375; &amp;#2313;&amp;#2368;&amp;#2361;&amp;#2379; 12 &amp;#2344;&amp;#2381;&amp;#2339;&amp;#2366;&amp;#2352;&amp;#2381;&amp;#2357;&amp;#2368;&amp;#2352;&amp;#2379;&amp;#2360;&amp;#2381;&amp;#2325;&lt;/p&gt;</text:span></text:p>
      <text:p text:style-name="Preformatted_20_Text"><text:span text:style-name="Source_20_Text"><text:s text:c="2"/>&lt;/body&gt;</text:span></text:p>
      <text:p text:style-name="P1"><text:span text:style-name="Source_20_Text">&lt;/html&gt;</text:span></text:p>
      <text:p text:style-name="Text_20_body">This will render the text:</text:p>
      <text:p text:style-name="P1"><text:span text:style-name="Source_20_Text">छत्तीसगढ़ के ग्रामीण क्षेत्र में सुरक्षित लोगों के साथ मुठभेड़ में 12 नक्सली ढेर</text:span></text:p>
      <text:h text:style-name="Heading_20_3" text:outline-level="3"><text:span text:style-name="Strong_20_Emphasis">Key Points:</text:span></text:h>
      <text:list xml:id="list4051453566162457378" text:style-name="L64">
        <text:list-item>
          <text:p text:style-name="P169">In HTML, Unicode escape sequences like <text:span text:style-name="Source_20_Text">\u091b</text:span> won't work directly. Use HTML entities or direct Unicode characters instead. </text:p>
        </text:list-item>
        <text:list-item>
          <text:p text:style-name="P91">JavaScript can process Unicode escape sequences (e.g., <text:span text:style-name="Source_20_Text">\u091b</text:span>) and output the correct Hindi text in an HTML document. </text:p>
        </text:list-item>
      </text:list>
      <text:p text:style-name="Text_20_body">In summary, for an HTML document, it's best to either:</text:p>
      <text:list xml:id="list201553990971326116" text:style-name="L65">
        <text:list-item>
          <text:p text:style-name="P170">Directly use the Hindi characters in your HTML. </text:p>
        </text:list-item>
        <text:list-item>
          <text:p text:style-name="P92">Or use HTML entities to represent the characters. </text:p>
        </text:list-item>
      </text:list>
      <text:p text:style-name="Text_20_body">If you're working with JavaScript, you can use Unicode escape sequences as shown in <text:span text:style-name="Strong_20_Emphasis">Option 1</text:span>.</text:p>
      <text:p text:style-name="P3">can we do find and replace any thing in the string in js</text:p>
      <text:p text:style-name="P5"><text:span text:style-name="T1">In JavaScript, you can use the </text:span><text:span text:style-name="Source_20_Text"><text:span text:style-name="T1">replace()</text:span></text:span><text:span text:style-name="T1"> method to perform a find and replace operation on a string. Here's an example:</text:span></text:p>
      <text:p text:style-name="Preformatted_20_Text"><text:span text:style-name="Source_20_Text">// Original string</text:span></text:p>
      <text:p text:style-name="Preformatted_20_Text"><text:span text:style-name="Source_20_Text">let originalString = "I love apples and bananas.";</text:span></text:p>
      <text:p text:style-name="Preformatted_20_Text"/>
      <text:p text:style-name="Preformatted_20_Text"><text:span text:style-name="Source_20_Text">// Replace "apples" with "oranges"</text:span></text:p>
      <text:p text:style-name="Preformatted_20_Text"><text:span text:style-name="Source_20_Text">let modifiedString = originalString.replace("apples", "oranges");</text:span></text:p>
      <text:p text:style-name="Preformatted_20_Text"/>
      <text:p text:style-name="P1"><text:span text:style-name="Source_20_Text">console.log(modifiedString);</text:span></text:p>
      <text:p text:style-name="Text_20_body">Output:</text:p>
      <text:p text:style-name="P1"><text:span text:style-name="Source_20_Text">I love oranges and bananas.</text:span></text:p>
      <text:h text:style-name="Heading_20_3" text:outline-level="3">Notes:</text:h>
      <text:list xml:id="list5564667039830973103" text:style-name="L66">
        <text:list-item>
          <text:p text:style-name="P93">The <text:span text:style-name="Source_20_Text">replace()</text:span> method replaces only the <text:span text:style-name="Strong_20_Emphasis">first occurrence</text:span> of the substring. If you want to replace all occurrences, you can use a regular expression with the <text:span text:style-name="Source_20_Text">g</text:span> flag (global). </text:p>
        </text:list-item>
      </text:list>
      <text:p text:style-name="Text_20_body">Example:</text:p>
      <text:p text:style-name="Preformatted_20_Text"><text:span text:style-name="Source_20_Text">// Replace all occurrences of "and" with "&amp;"</text:span></text:p>
      <text:p text:style-name="Preformatted_20_Text"><text:span text:style-name="Source_20_Text">let originalString = "I love apples and bananas and grapes.";</text:span></text:p>
      <text:p text:style-name="Preformatted_20_Text"><text:span text:style-name="Source_20_Text">let modifiedString = originalString.replace(/and/g, "&amp;");</text:span></text:p>
      <text:p text:style-name="Preformatted_20_Text"/>
      <text:p text:style-name="P1"><text:span text:style-name="Source_20_Text">console.log(modifiedString);</text:span></text:p>
      <text:p text:style-name="Text_20_body"><text:soft-page-break/>Output:</text:p>
      <text:p text:style-name="P1"><text:span text:style-name="Source_20_Text">I love apples &amp; bananas &amp; grapes.</text:span></text:p>
      <text:p text:style-name="Text_20_body">Let me know if you need further details!</text:p>
      <text:p text:style-name="P4">replace english with hindi by unicode</text:p>
      <text:p text:style-name="P5">If you're asking about replacing English text with its Hindi equivalent using Unicode characters in JavaScript, it’s quite similar to the previous solution, but we’ll be using Unicode escape sequences for Hindi characters.</text:p>
      <text:h text:style-name="Heading_20_3" text:outline-level="3">Example with Unicode Escape Sequences:</text:h>
      <text:p text:style-name="Text_20_body">In JavaScript, you can represent Hindi characters using Unicode escape sequences like <text:span text:style-name="Source_20_Text">\u0905</text:span> for the letter "अ", and so on.</text:p>
      <text:p text:style-name="Text_20_body">Here's an example of replacing English text with Hindi text by using Unicode escape sequences:</text:p>
      <text:h text:style-name="Heading_20_3" text:outline-level="3">Example:</text:h>
      <text:p text:style-name="Preformatted_20_Text"><text:span text:style-name="Source_20_Text">let originalString = "I love apples and bananas.";</text:span></text:p>
      <text:p text:style-name="Preformatted_20_Text"/>
      <text:p text:style-name="Preformatted_20_Text"><text:span text:style-name="Source_20_Text">// Replace English words with their Unicode Hindi equivalents</text:span></text:p>
      <text:p text:style-name="Preformatted_20_Text"><text:span text:style-name="Source_20_Text">let modifiedString = originalString</text:span></text:p>
      <text:p text:style-name="Preformatted_20_Text"><text:span text:style-name="Source_20_Text"><text:s text:c="4"/>.replace("I", "\u092E\u0901") <text:s/>// "I" -&gt; "मैं"</text:span></text:p>
      <text:p text:style-name="Preformatted_20_Text"><text:span text:style-name="Source_20_Text"><text:s text:c="4"/>.replace("love", "\u092A\u094D\u092F\u093E \u0915\u0930\u0924\u093E \u0939\u0942\u0901") <text:s/>// "love" -&gt; "प्यार करता हूँ"</text:span></text:p>
      <text:p text:style-name="Preformatted_20_Text"><text:span text:style-name="Source_20_Text"><text:s text:c="4"/>.replace("apples", "\u0938\u0947\u092C") <text:s/>// "apples" -&gt; "सेब"</text:span></text:p>
      <text:p text:style-name="Preformatted_20_Text"><text:span text:style-name="Source_20_Text"><text:s text:c="4"/>.replace("and", "\u0904\u094D") <text:s/>// "and" -&gt; "और"</text:span></text:p>
      <text:p text:style-name="Preformatted_20_Text"><text:span text:style-name="Source_20_Text"><text:s text:c="4"/>.replace("bananas", "\u0915\u0947\u0932\u0947"); <text:s/>// "bananas" -&gt; "केले"</text:span></text:p>
      <text:p text:style-name="Preformatted_20_Text"/>
      <text:p text:style-name="P1"><text:span text:style-name="Source_20_Text">console.log(modifiedString);</text:span></text:p>
      <text:h text:style-name="Heading_20_3" text:outline-level="3">Output:</text:h>
      <text:p text:style-name="P1"><text:span text:style-name="Source_20_Text">मैं प्यार करता हूँ सेब और केले.</text:span></text:p>
      <text:h text:style-name="Heading_20_3" text:outline-level="3">Unicode Explanation:</text:h>
      <text:list xml:id="list7975100486075207711" text:style-name="L67">
        <text:list-item>
          <text:p text:style-name="P171"><text:span text:style-name="Source_20_Text">"I"</text:span> is replaced by the Unicode sequence <text:span text:style-name="Source_20_Text">\u092E\u0901</text:span> which represents "मैं". </text:p>
        </text:list-item>
        <text:list-item>
          <text:p text:style-name="P171"><text:span text:style-name="Source_20_Text">"love"</text:span> is replaced by the Unicode sequence <text:span text:style-name="Source_20_Text">\u092A\u094D\u092F\u093E \u0915\u0930\u0924\u093E \u0939\u0942\u0901</text:span> which represents "प्यार करता हूँ". </text:p>
        </text:list-item>
        <text:list-item>
          <text:p text:style-name="P94">Similarly for other words. </text:p>
        </text:list-item>
      </text:list>
      <text:h text:style-name="Heading_20_3" text:outline-level="3">Note:escape sequences for Hindi characters are essentially codes that represent each Hindi character in the Unicode standard. </text:h>
      <text:list xml:id="list6735977382175879706" text:style-name="L68">
        <text:list-item>
          <text:p text:style-name="P95">You can use tools or references to look up the Unicode code for any Hindi letter or word. </text:p>
        </text:list-item>
      </text:list>
      <text:p text:style-name="Text_20_body">Let me know if you need more details or other examples!</text:p>
      <text:p text:style-name="P7">Why my click event handler is not working in select element when i am opening website in my phone </text:p>
      <text:p text:style-name="P5">There could be several reasons why the click event handler isn't working for a <text:span text:style-name="Source_20_Text">&lt;select&gt;</text:span> element <text:soft-page-break/>on mobile devices. Let's go through a few common possibilities:</text:p>
      <text:h text:style-name="Heading_20_3" text:outline-level="3">1. <text:span text:style-name="Strong_20_Emphasis">Mobile browsers and native select behavior</text:span>:</text:h>
      <text:p text:style-name="Text_20_body">On mobile devices, browsers often implement custom dropdowns for <text:span text:style-name="Source_20_Text">&lt;select&gt;</text:span> elements to improve the user experience, which might bypass certain JavaScript events (like <text:span text:style-name="Source_20_Text">click</text:span>).</text:p>
      <text:p text:style-name="Text_20_body"><text:span text:style-name="Strong_20_Emphasis">Solution</text:span>: Instead of using <text:span text:style-name="Source_20_Text">click</text:span> events, try using <text:span text:style-name="Source_20_Text">change</text:span> events. For example:</text:p>
      <text:p text:style-name="Preformatted_20_Text"><text:span text:style-name="Source_20_Text">document.querySelector('select').addEventListener('change', function(event) {</text:span></text:p>
      <text:p text:style-name="Preformatted_20_Text"><text:span text:style-name="Source_20_Text"><text:s text:c="2"/>console.log('Selected option:', event.target.value);</text:span></text:p>
      <text:p text:style-name="P1"><text:span text:style-name="Source_20_Text">});</text:span></text:p>
      <text:p text:style-name="Text_20_body">This will trigger whenever the user selects a new option, which is a more reliable way to handle selections, especially on mobile devices.</text:p>
      <text:h text:style-name="Heading_20_3" text:outline-level="3">2. <text:span text:style-name="Strong_20_Emphasis">Touch events</text:span>:</text:h>
      <text:p text:style-name="Text_20_body">On mobile devices, <text:span text:style-name="Source_20_Text">click</text:span> events might not fire as expected due to the different touch events (like <text:span text:style-name="Source_20_Text">touchstart</text:span>, <text:span text:style-name="Source_20_Text">touchend</text:span>, etc.). Some mobile browsers may not trigger the standard <text:span text:style-name="Source_20_Text">click</text:span> event for form elements like <text:span text:style-name="Source_20_Text">&lt;select&gt;</text:span>.</text:p>
      <text:p text:style-name="Text_20_body"><text:span text:style-name="Strong_20_Emphasis">Solution</text:span>: Consider using <text:span text:style-name="Source_20_Text">touchstart</text:span> or <text:span text:style-name="Source_20_Text">touchend</text:span> events in addition to <text:span text:style-name="Source_20_Text">click</text:span>. Here's an example:</text:p>
      <text:p text:style-name="Preformatted_20_Text"><text:span text:style-name="Source_20_Text">const selectElement = document.querySelector('select');</text:span></text:p>
      <text:p text:style-name="Preformatted_20_Text"/>
      <text:p text:style-name="Preformatted_20_Text"><text:span text:style-name="Source_20_Text">selectElement.addEventListener('click', function() {</text:span></text:p>
      <text:p text:style-name="Preformatted_20_Text"><text:span text:style-name="Source_20_Text"><text:s text:c="2"/>console.log('Click event triggered!');</text:span></text:p>
      <text:p text:style-name="Preformatted_20_Text"><text:span text:style-name="Source_20_Text">});</text:span></text:p>
      <text:p text:style-name="Preformatted_20_Text"/>
      <text:p text:style-name="Preformatted_20_Text"><text:span text:style-name="Source_20_Text">selectElement.addEventListener('touchstart', function() {</text:span></text:p>
      <text:p text:style-name="Preformatted_20_Text"><text:span text:style-name="Source_20_Text"><text:s text:c="2"/>console.log('Touch event triggered!');</text:span></text:p>
      <text:p text:style-name="P1"><text:span text:style-name="Source_20_Text">});</text:span></text:p>
      <text:h text:style-name="Heading_20_3" text:outline-level="3">3. <text:span text:style-name="Strong_20_Emphasis">Event delegation</text:span>:</text:h>
      <text:p text:style-name="Text_20_body">If you're using event delegation and attaching the event to a parent element, ensure that the selector matches properly, as the mobile browser might have different behavior.</text:p>
      <text:p text:style-name="Text_20_body"><text:span text:style-name="Strong_20_Emphasis">Solution</text:span>: Double-check the selector and make sure it's correctly targeting the <text:span text:style-name="Source_20_Text">&lt;select&gt;</text:span> element, even on mobile.</text:p>
      <text:h text:style-name="Heading_20_3" text:outline-level="3">4. <text:span text:style-name="Strong_20_Emphasis">CSS issues</text:span>:</text:h>
      <text:p text:style-name="Text_20_body">Sometimes, CSS can interfere with the proper interaction with form elements on mobile browsers (for example, if the select element is obscured by another element, or if there's an issue with visibility or z-index).</text:p>
      <text:p text:style-name="Text_20_body"><text:span text:style-name="Strong_20_Emphasis">Solution</text:span>: Inspect the <text:span text:style-name="Source_20_Text">&lt;select&gt;</text:span> element on mobile using the developer tools or a mobile device emulator to ensure there are no overlapping elements preventing user interaction.</text:p>
      <text:h text:style-name="Heading_20_3" text:outline-level="3">5. <text:span text:style-name="Strong_20_Emphasis">JavaScript errors</text:span>:</text:h>
      <text:p text:style-name="Text_20_body">There might be JavaScript errors in other parts of your code that prevent the event handler from being registered or triggered properly.</text:p>
      <text:p text:style-name="Text_20_body"><text:span text:style-name="Strong_20_Emphasis">Solution</text:span>: Open the browser's developer tools (on mobile, you can use remote debugging tools like <text:soft-page-break/>Chrome DevTools) and check for any errors in the console that might be affecting the script.</text:p>
      <text:h text:style-name="Heading_20_3" text:outline-level="3">6. <text:span text:style-name="Strong_20_Emphasis">Browser-specific behavior</text:span>:</text:h>
      <text:p text:style-name="Text_20_body">Some mobile browsers have their quirks or specific handling of <text:span text:style-name="Source_20_Text">&lt;select&gt;</text:span> elements.</text:p>
      <text:p text:style-name="Text_20_body"><text:span text:style-name="Strong_20_Emphasis">Solution</text:span>: Test your website in different browsers (Chrome, Safari, etc.) and see if the behavior changes. If it works on some browsers and not others, you might need to implement browser-specific fixes.</text:p>
      <text:p text:style-name="Text_20_body">If you could share the specific code you're working with, I can help you troubleshoot more effectively!</text:p>
      <text:p text:style-name="P7">Uncaught SyntaxError: missing name after . operator </text:p>
      <text:p text:style-name="P5">We can get this error when we use . Where it was not supposed to use (maybe)</text:p>
      <text:p text:style-name="P5">because i by mistake used . In place of , in my array while seperating element in array</text:p>
      <text:p text:style-name="P7">how to detect change in the innertext of a tag with the help of mutationObserver </text:p>
      <text:p text:style-name="P5"/>
      <text:p text:style-name="P5">To detect changes in the inner text of a specific HTML tag using <text:span text:style-name="Source_20_Text">MutationObserver</text:span>, you can set up an observer that watches for changes to the target node, specifically targeting changes to its child nodes or text content.</text:p>
      <text:p text:style-name="Text_20_body">Here’s an example that demonstrates how to use <text:span text:style-name="Source_20_Text">MutationObserver</text:span> to detect changes in the inner text of an element:</text:p>
      <text:h text:style-name="Heading_20_3" text:outline-level="3">HTML:</text:h>
      <text:p text:style-name="Preformatted_20_Text"><text:span text:style-name="Source_20_Text">&lt;div id="myElement"&gt;</text:span></text:p>
      <text:p text:style-name="Preformatted_20_Text"><text:span text:style-name="Source_20_Text"><text:s text:c="2"/>This is some text.</text:span></text:p>
      <text:p text:style-name="P1"><text:span text:style-name="Source_20_Text">&lt;/div&gt;</text:span></text:p>
      <text:h text:style-name="Heading_20_3" text:outline-level="3">JavaScript:</text:h>
      <text:p text:style-name="Preformatted_20_Text"><text:span text:style-name="Source_20_Text">// Select the element to observe</text:span></text:p>
      <text:p text:style-name="Preformatted_20_Text"><text:span text:style-name="Source_20_Text">const targetNode = document.getElementById('myElement');</text:span></text:p>
      <text:p text:style-name="Preformatted_20_Text"/>
      <text:p text:style-name="Preformatted_20_Text"><text:span text:style-name="Source_20_Text">// Create a MutationObserver instance</text:span></text:p>
      <text:p text:style-name="Preformatted_20_Text"><text:span text:style-name="Source_20_Text">const observer = new MutationObserver((mutationsList, observer) =&gt; {</text:span></text:p>
      <text:p text:style-name="Preformatted_20_Text"><text:span text:style-name="Source_20_Text"><text:s text:c="2"/>for(const mutation of mutationsList) {</text:span></text:p>
      <text:p text:style-name="Preformatted_20_Text"><text:span text:style-name="Source_20_Text"><text:s text:c="4"/>if (mutation.type === 'characterData') {</text:span></text:p>
      <text:p text:style-name="Preformatted_20_Text"><text:span text:style-name="Source_20_Text"><text:s text:c="6"/>console.log('Text changed:', mutation.target.textConten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Create an observer configuration</text:span></text:p>
      <text:p text:style-name="Preformatted_20_Text"><text:span text:style-name="Source_20_Text">const config = {</text:span></text:p>
      <text:p text:style-name="Preformatted_20_Text"><text:span text:style-name="Source_20_Text"><text:s text:c="2"/>characterData: true, <text:s/>// Observe changes to the text content</text:span></text:p>
      <text:p text:style-name="Preformatted_20_Text"><text:span text:style-name="Source_20_Text"><text:s text:c="2"/>subtree: true <text:s text:c="9"/>// Observe all descendants (not just the direct text node)</text:span></text:p>
      <text:p text:style-name="Preformatted_20_Text"><text:span text:style-name="Source_20_Text">};</text:span></text:p>
      <text:p text:style-name="Preformatted_20_Text"/>
      <text:p text:style-name="Preformatted_20_Text"><text:span text:style-name="Source_20_Text">// Start observing the target node</text:span></text:p>
      <text:p text:style-name="Preformatted_20_Text"><text:span text:style-name="Source_20_Text">observer.observe(targetNode, config);</text:span></text:p>
      <text:p text:style-name="Preformatted_20_Text"/>
      <text:p text:style-name="Preformatted_20_Text"><text:span text:style-name="Source_20_Text">// Optionally, you can stop observing when needed</text:span></text:p>
      <text:p text:style-name="P1"><text:span text:style-name="Source_20_Text">// observer.disconnect();</text:span></text:p>
      <text:h text:style-name="Heading_20_3" text:outline-level="3"><text:soft-page-break/>Explanation:</text:h>
      <text:list xml:id="list2653278899902317270" text:style-name="L69">
        <text:list-item>
          <text:p text:style-name="P172"><text:span text:style-name="Strong_20_Emphasis"><text:span text:style-name="Source_20_Text">MutationObserver</text:span></text:span> is created to watch for changes in the <text:span text:style-name="Source_20_Text">textContent</text:span> of the target element (<text:span text:style-name="Source_20_Text">myElement</text:span>). </text:p>
        </text:list-item>
        <text:list-item>
          <text:p text:style-name="P172"><text:span text:style-name="Strong_20_Emphasis"><text:span text:style-name="Source_20_Text">mutationsList</text:span></text:span> contains all the changes detected. We check if the mutation type is <text:span text:style-name="Source_20_Text">characterData</text:span> to ensure it’s a change in text content. </text:p>
        </text:list-item>
        <text:list-item>
          <text:p text:style-name="P172"><text:span text:style-name="Strong_20_Emphasis"><text:span text:style-name="Source_20_Text">config</text:span></text:span> specifies what kind of changes to observe. Setting <text:span text:style-name="Source_20_Text">characterData: true</text:span> ensures we detect changes to the text, and <text:span text:style-name="Source_20_Text">subtree: true</text:span> allows us to monitor all descendants of the target element (in case the text is nested deeper). </text:p>
        </text:list-item>
        <text:list-item>
          <text:p text:style-name="P96"><text:span text:style-name="Strong_20_Emphasis"><text:span text:style-name="Source_20_Text">observer.observe()</text:span></text:span> is called to start observing the element. </text:p>
        </text:list-item>
      </text:list>
      <text:p text:style-name="Text_20_body">Now, if the text inside the <text:span text:style-name="Source_20_Text">div</text:span> with id <text:span text:style-name="Source_20_Text">myElement</text:span> changes, the <text:span text:style-name="Source_20_Text">MutationObserver</text:span> will log the new text.</text:p>
      <text:h text:style-name="Heading_20_3" text:outline-level="3">Example of change:</text:h>
      <text:p text:style-name="Text_20_body">You can simulate changing the inner text by running this:</text:p>
      <text:p text:style-name="P1"><text:span text:style-name="Source_20_Text">document.getElementById('myElement').innerText = "New text content!";</text:span></text:p>
      <text:p text:style-name="Text_20_body">This will trigger the observer, and you’ll see the updated text in the console.</text:p>
      <text:p text:style-name="Text_20_body">Let me know if you need more details!</text:p>
      <text:p text:style-name="P7">I am using InnerHTML ctually </text:p>
      <text:p text:style-name="P5">Ah, I see! When you're using <text:span text:style-name="Source_20_Text">innerHTML</text:span> to change the content of an element, the situation is a bit different. <text:span text:style-name="Source_20_Text">innerHTML</text:span> can modify the entire HTML structure, including nested elements, so changes to the content may not always trigger a mutation for text nodes directly.</text:p>
      <text:p text:style-name="Text_20_body">For <text:span text:style-name="Source_20_Text">MutationObserver</text:span> to detect changes when using <text:span text:style-name="Source_20_Text">innerHTML</text:span>, you'll need to watch for changes in the <text:span text:style-name="Strong_20_Emphasis">child elements</text:span> and <text:span text:style-name="Strong_20_Emphasis">subtree</text:span> since the structure can change, not just the text content.</text:p>
      <text:p text:style-name="Text_20_body">Here’s how you can modify the code to watch for changes when using <text:span text:style-name="Source_20_Text">innerHTML</text:span>:</text:p>
      <text:h text:style-name="Heading_20_3" text:outline-level="3">Example using <text:span text:style-name="Source_20_Text">innerHTML</text:span>:</text:h>
      <text:p text:style-name="Preformatted_20_Text"><text:span text:style-name="Source_20_Text">&lt;div id="myElement"&gt;</text:span></text:p>
      <text:p text:style-name="Preformatted_20_Text"><text:span text:style-name="Source_20_Text"><text:s text:c="2"/>This is some text.</text:span></text:p>
      <text:p text:style-name="Preformatted_20_Text"><text:span text:style-name="Source_20_Text">&lt;/div&gt;</text:span></text:p>
      <text:p text:style-name="Preformatted_20_Text"/>
      <text:p text:style-name="P1"><text:span text:style-name="Source_20_Text">&lt;button onclick="changeHTML()"&gt;Change HTML&lt;/button&gt;</text:span></text:p>
      <text:h text:style-name="Heading_20_3" text:outline-level="3">JavaScript:</text:h>
      <text:p text:style-name="Preformatted_20_Text"><text:span text:style-name="Source_20_Text">// Select the element to observe</text:span></text:p>
      <text:p text:style-name="Preformatted_20_Text"><text:span text:style-name="Source_20_Text">const targetNode = document.getElementById('myElement');</text:span></text:p>
      <text:p text:style-name="Preformatted_20_Text"/>
      <text:p text:style-name="Preformatted_20_Text"><text:span text:style-name="Source_20_Text">// Create a MutationObserver instance</text:span></text:p>
      <text:p text:style-name="Preformatted_20_Text"><text:span text:style-name="Source_20_Text">const observer = new MutationObserver((mutationsList, observer) =&gt; {</text:span></text:p>
      <text:p text:style-name="Preformatted_20_Text"><text:span text:style-name="Source_20_Text"><text:s text:c="2"/>for (const mutation of mutationsList) {</text:span></text:p>
      <text:p text:style-name="Preformatted_20_Text"><text:span text:style-name="Source_20_Text"><text:s text:c="4"/>if (mutation.type === 'childList') {</text:span></text:p>
      <text:p text:style-name="Preformatted_20_Text"><text:span text:style-name="Source_20_Text"><text:s text:c="6"/>console.log('HTML changed:', mutation.target.innerHTML);</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Create an observer configuration</text:span></text:p>
      <text:p text:style-name="Preformatted_20_Text"><text:span text:style-name="Source_20_Text">const config = {</text:span></text:p>
      <text:p text:style-name="Preformatted_20_Text"><text:soft-page-break/><text:span text:style-name="Source_20_Text"><text:s text:c="2"/>childList: true, <text:s text:c="8"/>// Watch for added or removed child nodes</text:span></text:p>
      <text:p text:style-name="Preformatted_20_Text"><text:span text:style-name="Source_20_Text"><text:s text:c="2"/>subtree: true <text:s text:c="11"/>// Watch all descendants of the target node</text:span></text:p>
      <text:p text:style-name="Preformatted_20_Text"><text:span text:style-name="Source_20_Text">};</text:span></text:p>
      <text:p text:style-name="Preformatted_20_Text"/>
      <text:p text:style-name="Preformatted_20_Text"><text:span text:style-name="Source_20_Text">// Start observing the target node</text:span></text:p>
      <text:p text:style-name="Preformatted_20_Text"><text:span text:style-name="Source_20_Text">observer.observe(targetNode, config);</text:span></text:p>
      <text:p text:style-name="Preformatted_20_Text"/>
      <text:p text:style-name="Preformatted_20_Text"><text:span text:style-name="Source_20_Text">// Simulate HTML change</text:span></text:p>
      <text:p text:style-name="Preformatted_20_Text"><text:span text:style-name="Source_20_Text">function changeHTML() {</text:span></text:p>
      <text:p text:style-name="Preformatted_20_Text"><text:span text:style-name="Source_20_Text"><text:s text:c="2"/>targetNode.innerHTML = "&lt;strong&gt;New HTML content with &lt;em&gt;HTML tags&lt;/em&gt;!&lt;/strong&gt;";</text:span></text:p>
      <text:p text:style-name="P1"><text:span text:style-name="Source_20_Text">}</text:span></text:p>
      <text:h text:style-name="Heading_20_3" text:outline-level="3">Explanation:</text:h>
      <text:list xml:id="list6979721330170272370" text:style-name="L70">
        <text:list-item>
          <text:p text:style-name="P173"><text:span text:style-name="Strong_20_Emphasis"><text:span text:style-name="Source_20_Text">childList: true</text:span></text:span>: This ensures that any addition or removal of child elements (like when <text:span text:style-name="Source_20_Text">innerHTML</text:span> changes) will be detected. </text:p>
        </text:list-item>
        <text:list-item>
          <text:p text:style-name="P97"><text:span text:style-name="Strong_20_Emphasis"><text:span text:style-name="Source_20_Text">subtree: true</text:span></text:span>: Ensures that changes inside any descendant nodes of the target element are also observed. This is useful if the new HTML you're setting contains nested elements. </text:p>
        </text:list-item>
      </text:list>
      <text:h text:style-name="Heading_20_3" text:outline-level="3">How it works:</text:h>
      <text:list xml:id="list1336860840818081860" text:style-name="L71">
        <text:list-item>
          <text:p text:style-name="P174">When you click the <text:span text:style-name="Strong_20_Emphasis">"Change HTML"</text:span> button, it updates the <text:span text:style-name="Source_20_Text">innerHTML</text:span> of <text:span text:style-name="Source_20_Text">#myElement</text:span>, and the <text:span text:style-name="Source_20_Text">MutationObserver</text:span> detects the change to the HTML structure. </text:p>
        </text:list-item>
        <text:list-item>
          <text:p text:style-name="P98">It will log the updated HTML to the console whenever the <text:span text:style-name="Source_20_Text">innerHTML</text:span> is modified. </text:p>
        </text:list-item>
      </text:list>
      <text:p text:style-name="Text_20_body">With this setup, changes made by <text:span text:style-name="Source_20_Text">innerHTML</text:span> (like adding or changing elements) should trigger the observer.</text:p>
      <text:p text:style-name="Text_20_body">Let me know if that works for you or if you'd like further help!</text:p>
      <text:p text:style-name="P7">background-size: contain; what does this property do </text:p>
      <text:h text:style-name="P10" text:outline-level="3"><text:span text:style-name="Strong_20_Emphasis"><text:span text:style-name="Source_20_Text">background-size: contain;</text:span></text:span><text:span text:style-name="Strong_20_Emphasis"> in CSS</text:span></text:h>
      <text:p text:style-name="Text_20_body">The <text:span text:style-name="Source_20_Text">background-size: contain;</text:span> property is used to <text:span text:style-name="Strong_20_Emphasis">resize the background image</text:span> so that it <text:span text:style-name="Strong_20_Emphasis">fits entirely within</text:span> the container while <text:span text:style-name="Strong_20_Emphasis">maintaining its original aspect ratio</text:span>.</text:p>
      <text:p text:style-name="Horizontal_20_Line"/>
      <text:h text:style-name="Heading_20_3" text:outline-level="3"><text:span text:style-name="Strong_20_Emphasis">Key Features</text:span></text:h>
      <text:p text:style-name="Text_20_body">1️⃣ <text:span text:style-name="Strong_20_Emphasis">Fits Entirely Inside Container</text:span></text:p>
      <text:list xml:id="list5862260240773771321" text:style-name="L72">
        <text:list-item>
          <text:p text:style-name="P175">The image is scaled <text:span text:style-name="Strong_20_Emphasis">up or down</text:span> to ensure it <text:span text:style-name="Strong_20_Emphasis">does not overflow</text:span> the container.<text:line-break/>2️⃣ <text:span text:style-name="Strong_20_Emphasis">Maintains Aspect Ratio</text:span> </text:p>
        </text:list-item>
        <text:list-item>
          <text:p text:style-name="P175">The <text:span text:style-name="Strong_20_Emphasis">original width-to-height ratio</text:span> of the image is preserved, preventing distortion.<text:line-break/>3️⃣ <text:span text:style-name="Strong_20_Emphasis">May Leave Empty Space</text:span> </text:p>
        </text:list-item>
        <text:list-item>
          <text:p text:style-name="P99">If the container and image have different aspect ratios, there may be <text:span text:style-name="Strong_20_Emphasis">empty space</text:span> (usually filled with the container's background color). </text:p>
        </text:list-item>
      </text:list>
      <text:p text:style-name="Horizontal_20_Line"/>
      <text:h text:style-name="Heading_20_3" text:outline-level="3"><text:span text:style-name="Strong_20_Emphasis">Example Usage</text:span></text:h>
      <text:p text:style-name="Preformatted_20_Text"><text:span text:style-name="Source_20_Text">.container {</text:span></text:p>
      <text:p text:style-name="Preformatted_20_Text"><text:span text:style-name="Source_20_Text"><text:s text:c="4"/>width: 300px;</text:span></text:p>
      <text:p text:style-name="Preformatted_20_Text"><text:soft-page-break/><text:span text:style-name="Source_20_Text"><text:s text:c="4"/>height: 200px;</text:span></text:p>
      <text:p text:style-name="Preformatted_20_Text"><text:span text:style-name="Source_20_Text"><text:s text:c="4"/>background-image: url('image.jpg');</text:span></text:p>
      <text:p text:style-name="Preformatted_20_Text"><text:span text:style-name="Source_20_Text"><text:s text:c="4"/>background-size: contain;</text:span></text:p>
      <text:p text:style-name="Preformatted_20_Text"><text:span text:style-name="Source_20_Text"><text:s text:c="4"/>background-repeat: no-repeat; /* Prevents tiling */</text:span></text:p>
      <text:p text:style-name="Preformatted_20_Text"><text:span text:style-name="Source_20_Text"><text:s text:c="4"/>background-position: center; <text:s/>/* Centers the image */</text:span></text:p>
      <text:p text:style-name="P1"><text:span text:style-name="Source_20_Text">}</text:span></text:p>
      <text:p text:style-name="Text_20_body">? <text:span text:style-name="Strong_20_Emphasis">Behavior</text:span>: The image will <text:span text:style-name="Strong_20_Emphasis">resize</text:span> to fit within the <text:span text:style-name="Source_20_Text">300x200</text:span> container <text:span text:style-name="Strong_20_Emphasis">without cropping</text:span> or <text:span text:style-name="Strong_20_Emphasis">stretching</text:span>.</text:p>
      <text:p text:style-name="Horizontal_20_Line"/>
      <text:h text:style-name="Heading_20_3" text:outline-level="3"><text:span text:style-name="Strong_20_Emphasis">Comparison with Other Values</text:span></text:h>
      <table:table table:name="Table1" table:style-name="Table1">
        <table:table-column table:style-name="Table1.A"/>
        <table:table-column table:style-name="Table1.B"/>
        <table:table-header-rows>
          <table:table-row>
            <table:table-cell table:style-name="Table1.A1" office:value-type="string">
              <text:p text:style-name="Table_20_Heading">Property Value</text:p>
            </table:table-cell>
            <table:table-cell table:style-name="Table1.A1" office:value-type="string">
              <text:p text:style-name="Table_20_Heading">Behavior</text:p>
            </table:table-cell>
          </table:table-row>
        </table:table-header-rows>
        <table:table-row>
          <table:table-cell table:style-name="Table1.A1" office:value-type="string">
            <text:p text:style-name="Table_20_Contents"><text:span text:style-name="Source_20_Text">cover</text:span></text:p>
          </table:table-cell>
          <table:table-cell table:style-name="Table1.A1" office:value-type="string">
            <text:p text:style-name="Table_20_Contents">Fills the container completely (may crop the image)</text:p>
          </table:table-cell>
        </table:table-row>
        <table:table-row>
          <table:table-cell table:style-name="Table1.A1" office:value-type="string">
            <text:p text:style-name="Table_20_Contents"><text:span text:style-name="Source_20_Text">contain</text:span></text:p>
          </table:table-cell>
          <table:table-cell table:style-name="Table1.A1" office:value-type="string">
            <text:p text:style-name="Table_20_Contents">Fits the image within the container (no cropping)</text:p>
          </table:table-cell>
        </table:table-row>
        <table:table-row>
          <table:table-cell table:style-name="Table1.A1" office:value-type="string">
            <text:p text:style-name="Table_20_Contents"><text:span text:style-name="Source_20_Text">auto</text:span></text:p>
          </table:table-cell>
          <table:table-cell table:style-name="Table1.A1" office:value-type="string">
            <text:p text:style-name="Table_20_Contents">Keeps the image's original size</text:p>
          </table:table-cell>
        </table:table-row>
        <table:table-row>
          <table:table-cell table:style-name="Table1.A1" office:value-type="string">
            <text:p text:style-name="Table_20_Contents"><text:span text:style-name="Source_20_Text">100% 100%</text:span></text:p>
          </table:table-cell>
          <table:table-cell table:style-name="Table1.A1" office:value-type="string">
            <text:p text:style-name="Table_20_Contents">Stretches image to fill width and height (may distort)</text:p>
          </table:table-cell>
        </table:table-row>
        <table:table-row>
          <table:table-cell table:style-name="Table1.A1" office:value-type="string">
            <text:p text:style-name="Table_20_Contents">Specific Size (e.g., <text:span text:style-name="Source_20_Text">50%</text:span>)</text:p>
          </table:table-cell>
          <table:table-cell table:style-name="Table1.A1" office:value-type="string">
            <text:p text:style-name="Table_20_Contents">Sets the background to a specific size</text:p>
          </table:table-cell>
        </table:table-row>
      </table:table>
      <text:p text:style-name="Horizontal_20_Line"/>
      <text:h text:style-name="Heading_20_3" text:outline-level="3"><text:span text:style-name="Strong_20_Emphasis">When to Use </text:span><text:span text:style-name="Strong_20_Emphasis"><text:span text:style-name="Source_20_Text">contain</text:span></text:span><text:span text:style-name="Strong_20_Emphasis">?</text:span></text:h>
      <text:list xml:id="list2137278502089967540" text:style-name="L73">
        <text:list-item>
          <text:p text:style-name="P176">When you want the <text:span text:style-name="Strong_20_Emphasis">entire image</text:span> to be visible within the container. </text:p>
        </text:list-item>
        <text:list-item>
          <text:p text:style-name="P176">Ideal for <text:span text:style-name="Strong_20_Emphasis">responsive designs</text:span> where images need to <text:span text:style-name="Strong_20_Emphasis">adjust</text:span> but remain <text:span text:style-name="Strong_20_Emphasis">fully visible</text:span>. </text:p>
        </text:list-item>
        <text:list-item>
          <text:p text:style-name="P100">Useful for displaying <text:span text:style-name="Strong_20_Emphasis">logos, icons, or full images</text:span> without cropping. </text:p>
        </text:list-item>
      </text:list>
      <text:p text:style-name="Horizontal_20_Line"/>
      <text:p text:style-name="Text_20_body">? <text:span text:style-name="Strong_20_Emphasis"><text:span text:style-name="Source_20_Text">background-size: contain;</text:span></text:span><text:span text:style-name="Strong_20_Emphasis"> is great for making sure your background images fit neatly without losing any part of the image!</text:span></text:p>
      <text:p text:style-name="P7">does not overflow </text:p>
      <text:p text:style-name="P7">"Does not overflow" ka matlab hai ki <text:span text:style-name="Strong_20_Emphasis">background image container ke andar hi rahegi</text:span>, usse bahar nahi niklegi.</text:p>
      <text:p text:style-name="Text_20_body">Jab aap <text:span text:style-name="Source_20_Text">background-size: contain;</text:span> use karte ho, toh image <text:span text:style-name="Strong_20_Emphasis">container ke andar adjust ho jati hai bina crop hue</text:span>. Agar image aur container ka aspect ratio alag ho, toh <text:span text:style-name="Strong_20_Emphasis">kuch extra space dikhega</text:span>, lekin image <text:span text:style-name="Strong_20_Emphasis">badi ya kati nahi hogi</text:span>.</text:p>
      <text:p text:style-name="Text_20_body">? <text:span text:style-name="Strong_20_Emphasis">Simple Example:</text:span><text:line-break/>Agar container <text:span text:style-name="Strong_20_Emphasis">square (200x200 px)</text:span> hai, aur background image <text:span text:style-name="Strong_20_Emphasis">rectangle (300x100 px)</text:span> hai, toh <text:span text:style-name="Source_20_Text">contain</text:span> property image ko <text:span text:style-name="Strong_20_Emphasis">itna chhota karegi ki pura image container ke andar fit ho jaye</text:span>, bina kisi cropping ya distortion ke.</text:p>
      <text:p text:style-name="P7">How to make the size of an element something in desktop and different size in Mobile through css </text:p>
      <text:p text:style-name="P5">To make an element different in size on desktop and mobile, you can use <text:span text:style-name="Strong_20_Emphasis">CSS media queries</text:span>. Media queries allow you to apply different styles based on screen width.</text:p>
      <text:h text:style-name="Heading_20_3" text:outline-level="3"><text:span text:style-name="Strong_20_Emphasis">Example: Different Sizes for Desktop and Mobile</text:span></text:h>
      <text:p text:style-name="Preformatted_20_Text"><text:span text:style-name="Source_20_Text">.element {</text:span></text:p>
      <text:p text:style-name="Preformatted_20_Text"><text:span text:style-name="Source_20_Text"><text:s text:c="4"/>width: 300px; <text:s/>/* Default size for larger screens */</text:span></text:p>
      <text:p text:style-name="Preformatted_20_Text"><text:soft-page-break/><text:span text:style-name="Source_20_Text"><text:s text:c="4"/>height: 200px;</text:span></text:p>
      <text:p text:style-name="Preformatted_20_Text"><text:span text:style-name="Source_20_Text"><text:s text:c="4"/>background-color: royalblue;</text:span></text:p>
      <text:p text:style-name="Preformatted_20_Text"><text:span text:style-name="Source_20_Text">}</text:span></text:p>
      <text:p text:style-name="Preformatted_20_Text"/>
      <text:p text:style-name="Preformatted_20_Text"><text:span text:style-name="Source_20_Text">/* For mobile screens (width &lt;= 768px) */</text:span></text:p>
      <text:p text:style-name="Preformatted_20_Text"><text:span text:style-name="Source_20_Text">@media (max-width: 768px) {</text:span></text:p>
      <text:p text:style-name="Preformatted_20_Text"><text:span text:style-name="Source_20_Text"><text:s text:c="4"/>.element {</text:span></text:p>
      <text:p text:style-name="Preformatted_20_Text"><text:span text:style-name="Source_20_Text"><text:s text:c="8"/>width: 150px; <text:s/>/* Smaller size for mobile */</text:span></text:p>
      <text:p text:style-name="Preformatted_20_Text"><text:span text:style-name="Source_20_Text"><text:s text:c="8"/>height: 100px;</text:span></text:p>
      <text:p text:style-name="Preformatted_20_Text"><text:span text:style-name="Source_20_Text"><text:s text:c="4"/>}</text:span></text:p>
      <text:p text:style-name="P1"><text:span text:style-name="Source_20_Text">}</text:span></text:p>
      <text:h text:style-name="Heading_20_3" text:outline-level="3"><text:span text:style-name="Strong_20_Emphasis">Explanation:</text:span></text:h>
      <text:list xml:id="list6552785471139356648" text:style-name="L74">
        <text:list-item>
          <text:p text:style-name="P177">By default, <text:span text:style-name="Source_20_Text">.element</text:span> has <text:span text:style-name="Source_20_Text">width: 300px</text:span> and <text:span text:style-name="Source_20_Text">height: 200px</text:span> (for desktops). </text:p>
        </text:list-item>
        <text:list-item>
          <text:p text:style-name="P177">When the screen width is <text:span text:style-name="Strong_20_Emphasis">768px or smaller</text:span>, the <text:span text:style-name="Source_20_Text">@media (max-width: 768px)</text:span> rule applies: </text:p>
          <text:list>
            <text:list-item>
              <text:p text:style-name="P101">It changes the element's width to <text:span text:style-name="Strong_20_Emphasis">150px</text:span> and height to <text:span text:style-name="Strong_20_Emphasis">100px</text:span>, making it smaller for mobile. </text:p>
            </text:list-item>
          </text:list>
        </text:list-item>
      </text:list>
      <text:p text:style-name="Text_20_body">You can adjust these values as per your design requirements! ?￰ﾟﾓﾱ?</text:p>
      <text:p text:style-name="P7">what is this flex : 1 1 auto; </text:p>
      <text:h text:style-name="P10" text:outline-level="3"><text:span text:style-name="Strong_20_Emphasis">Understanding </text:span><text:span text:style-name="Strong_20_Emphasis"><text:span text:style-name="Source_20_Text">flex: 1 1 auto;</text:span></text:span><text:span text:style-name="Strong_20_Emphasis"> in CSS Flexbox</text:span></text:h>
      <text:p text:style-name="Text_20_body"><text:span text:style-name="Source_20_Text">flex: 1 1 auto;</text:span> <text:span text:style-name="Strong_20_Emphasis">तीन values</text:span> को define करता है:</text:p>
      <text:p text:style-name="P1"><text:span text:style-name="Source_20_Text">flex: &lt;flex-grow&gt; &lt;flex-shrink&gt; &lt;flex-basis&gt;;</text:span></text:p>
      <text:h text:style-name="Heading_20_4" text:outline-level="4"><text:span text:style-name="Strong_20_Emphasis">Breaking it Down:</text:span></text:h>
      <text:p text:style-name="Text_20_body">? <text:span text:style-name="Source_20_Text">flex: 1 1 auto;</text:span> का मतलब है:</text:p>
      <text:list xml:id="list7144251790697093006" text:style-name="L75">
        <text:list-item>
          <text:p text:style-name="P178"><text:span text:style-name="Source_20_Text">1</text:span> → <text:span text:style-name="Strong_20_Emphasis">flex-grow</text:span> → Element <text:span text:style-name="Strong_20_Emphasis">available space</text:span> को बराबर share करेगा। </text:p>
        </text:list-item>
        <text:list-item>
          <text:p text:style-name="P178"><text:span text:style-name="Source_20_Text">1</text:span> → <text:span text:style-name="Strong_20_Emphasis">flex-shrink</text:span> → Element <text:span text:style-name="Strong_20_Emphasis">shrink (छोटा)</text:span> हो सकता है जब space कम हो। </text:p>
        </text:list-item>
        <text:list-item>
          <text:p text:style-name="P102"><text:span text:style-name="Source_20_Text">auto</text:span> → <text:span text:style-name="Strong_20_Emphasis">flex-basis</text:span> → Element की <text:span text:style-name="Strong_20_Emphasis">initial size</text:span> उसके content या <text:span text:style-name="Source_20_Text">width</text:span> property के हिसाब से होगी। </text:p>
        </text:list-item>
      </text:list>
      <text:p text:style-name="Horizontal_20_Line"/>
      <text:h text:style-name="Heading_20_3" text:outline-level="3"><text:span text:style-name="Strong_20_Emphasis">Example 1: Equal Width Distribution</text:span></text:h>
      <text:p text:style-name="Preformatted_20_Text"><text:span text:style-name="Source_20_Text">.container {</text:span></text:p>
      <text:p text:style-name="Preformatted_20_Text"><text:span text:style-name="Source_20_Text"><text:s text:c="4"/>display: flex;</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4"/>flex: 1 1 auto; /* All items take equal space */</text:span></text:p>
      <text:p text:style-name="Preformatted_20_Text"><text:span text:style-name="Source_20_Text"><text:s text:c="4"/>border: 1px solid black;</text:span></text:p>
      <text:p text:style-name="P1"><text:span text:style-name="Source_20_Text">}</text:span></text:p>
      <text:p text:style-name="Preformatted_20_Text"><text:span text:style-name="Source_20_Text">&lt;div class="container"&gt;</text:span></text:p>
      <text:p text:style-name="Preformatted_20_Text"><text:span text:style-name="Source_20_Text"><text:s text:c="4"/>&lt;div class="item"&gt;Item 1&lt;/div&gt;</text:span></text:p>
      <text:p text:style-name="Preformatted_20_Text"><text:span text:style-name="Source_20_Text"><text:s text:c="4"/>&lt;div class="item"&gt;Item 2&lt;/div&gt;</text:span></text:p>
      <text:p text:style-name="P1"><text:span text:style-name="Source_20_Text">&lt;/div&gt;</text:span></text:p>
      <text:p text:style-name="Text_20_body"><text:soft-page-break/>? दोनों items available space को <text:span text:style-name="Strong_20_Emphasis">बराबर share करेंगे</text:span>।</text:p>
      <text:p text:style-name="Horizontal_20_Line"/>
      <text:h text:style-name="Heading_20_3" text:outline-level="3"><text:span text:style-name="Strong_20_Emphasis">Example 2: If One Item Has </text:span><text:span text:style-name="Strong_20_Emphasis"><text:span text:style-name="Source_20_Text">flex: 2 1 auto;</text:span></text:span></text:h>
      <text:p text:style-name="Preformatted_20_Text"><text:span text:style-name="Source_20_Text">.item1 { flex: 2 1 auto; } /* Item 1 takes double space */</text:span></text:p>
      <text:p text:style-name="P1"><text:span text:style-name="Source_20_Text">.item2 { flex: 1 1 auto; } /* Item 2 takes normal space */</text:span></text:p>
      <text:p text:style-name="Text_20_body">? <text:span text:style-name="Source_20_Text">item1</text:span> <text:span text:style-name="Strong_20_Emphasis">double space लेगा</text:span> क्योंकि इसका <text:span text:style-name="Strong_20_Emphasis">grow factor 2 है</text:span>।</text:p>
      <text:p text:style-name="Horizontal_20_Line"/>
      <text:h text:style-name="Heading_20_3" text:outline-level="3"><text:span text:style-name="Strong_20_Emphasis">Summary:</text:span></text:h>
      <text:p text:style-name="Text_20_body">✔ <text:span text:style-name="Source_20_Text">flex-grow: 1</text:span> → Available space को equally divide करता है।<text:line-break/>✔ <text:span text:style-name="Source_20_Text">flex-shrink: 1</text:span> → जब space कम हो, तो element shrink हो सकता है।<text:line-break/>✔ <text:span text:style-name="Source_20_Text">flex-basis: auto</text:span> → Element का initial size उसके content पर depend करेगा।</text:p>
      <text:p text:style-name="Text_20_body">? <text:span text:style-name="Strong_20_Emphasis">Use </text:span><text:span text:style-name="Strong_20_Emphasis"><text:span text:style-name="Source_20_Text">flex: 1 1 auto;</text:span></text:span><text:span text:style-name="Strong_20_Emphasis"> जब आपको elements को equal resize करना हो! ?</text:span></text:p>
      <text:p text:style-name="P7">How to connect to a database in php and get the data and set the data in database </text:p>
      <text:p text:style-name="P5">To connect to a database in PHP, retrieve data, and insert data into the database, you'll typically use <text:span text:style-name="Strong_20_Emphasis">MySQL</text:span> with <text:span text:style-name="Strong_20_Emphasis">PDO (PHP Data Objects)</text:span> or <text:span text:style-name="Strong_20_Emphasis">MySQLi</text:span>. Here, I'll walk you through both methods for connecting to a MySQL database, retrieving data, and inserting data.</text:p>
      <text:h text:style-name="Heading_20_3" text:outline-level="3">1. <text:span text:style-name="Strong_20_Emphasis">Using PDO (PHP Data Objects)</text:span></text:h>
      <text:h text:style-name="Heading_20_4" text:outline-level="4">a. <text:span text:style-name="Strong_20_Emphasis">Connect to the Database</text:span></text:h>
      <text:p text:style-name="Preformatted_20_Text"><text:span text:style-name="Source_20_Text">&lt;?php</text:span></text:p>
      <text:p text:style-name="Preformatted_20_Text"><text:span text:style-name="Source_20_Text">$host = 'localhost'; // Database host (usually localhost)</text:span></text:p>
      <text:p text:style-name="Preformatted_20_Text"><text:span text:style-name="Source_20_Text">$dbname = 'your_database_name'; // Your database name</text:span></text:p>
      <text:p text:style-name="Preformatted_20_Text"><text:span text:style-name="Source_20_Text">$username = 'your_username'; // Database username</text:span></text:p>
      <text:p text:style-name="Preformatted_20_Text"><text:span text:style-name="Source_20_Text">$password = 'your_password'; // Database password</text:span></text:p>
      <text:p text:style-name="Preformatted_20_Text"/>
      <text:p text:style-name="Preformatted_20_Text"><text:span text:style-name="Source_20_Text">try {</text:span></text:p>
      <text:p text:style-name="Preformatted_20_Text"><text:span text:style-name="Source_20_Text"><text:s text:c="4"/>// Create a PDO instance (database connection)</text:span></text:p>
      <text:p text:style-name="Preformatted_20_Text"><text:span text:style-name="Source_20_Text"><text:s text:c="4"/>$pdo = new PDO("mysql:host=$host;dbname=$dbname", $username, $password);</text:span></text:p>
      <text:p text:style-name="Preformatted_20_Text"><text:span text:style-name="Source_20_Text"><text:s text:c="4"/>// Set the PDO error mode to exception</text:span></text:p>
      <text:p text:style-name="Preformatted_20_Text"><text:span text:style-name="Source_20_Text"><text:s text:c="4"/>$pdo-&gt;setAttribute(PDO::ATTR_ERRMODE, PDO::ERRMODE_EXCEPTION);</text:span></text:p>
      <text:p text:style-name="Preformatted_20_Text"><text:span text:style-name="Source_20_Text"><text:s text:c="4"/>echo "Connected successfully";</text:span></text:p>
      <text:p text:style-name="Preformatted_20_Text"><text:span text:style-name="Source_20_Text">} catch(PDOException $e) {</text:span></text:p>
      <text:p text:style-name="Preformatted_20_Text"><text:span text:style-name="Source_20_Text"><text:s text:c="4"/>echo "Connection failed: " . $e-&gt;getMessage();</text:span></text:p>
      <text:p text:style-name="Preformatted_20_Text"><text:span text:style-name="Source_20_Text">}</text:span></text:p>
      <text:p text:style-name="P1"><text:span text:style-name="Source_20_Text">?&gt;</text:span></text:p>
      <text:h text:style-name="Heading_20_4" text:outline-level="4">b. <text:span text:style-name="Strong_20_Emphasis">Retrieve Data from the Database (SELECT Query)</text:span></text:h>
      <text:p text:style-name="Preformatted_20_Text"><text:span text:style-name="Source_20_Text">&lt;?php</text:span></text:p>
      <text:p text:style-name="Preformatted_20_Text"><text:span text:style-name="Source_20_Text">// Assuming $pdo is the PDO object from the previous connection</text:span></text:p>
      <text:p text:style-name="Preformatted_20_Text"/>
      <text:p text:style-name="Preformatted_20_Text"><text:span text:style-name="Source_20_Text">try {</text:span></text:p>
      <text:p text:style-name="Preformatted_20_Text"><text:span text:style-name="Source_20_Text"><text:s text:c="4"/>// Prepare a SELECT query</text:span></text:p>
      <text:p text:style-name="Preformatted_20_Text"><text:span text:style-name="Source_20_Text"><text:s text:c="4"/>$stmt = $pdo-&gt;prepare("SELECT * FROM your_table_name");</text:span></text:p>
      <text:p text:style-name="Preformatted_20_Text"><text:span text:style-name="Source_20_Text"><text:s text:c="4"/>$stmt-&gt;execute(); // Execute the query</text:span></text:p>
      <text:p text:style-name="Preformatted_20_Text"/>
      <text:p text:style-name="Preformatted_20_Text"><text:soft-page-break/><text:span text:style-name="Source_20_Text"><text:s text:c="4"/>// Fetch all results</text:span></text:p>
      <text:p text:style-name="Preformatted_20_Text"><text:span text:style-name="Source_20_Text"><text:s text:c="4"/>$result = $stmt-&gt;fetchAll(PDO::FETCH_ASSOC);</text:span></text:p>
      <text:p text:style-name="Preformatted_20_Text"/>
      <text:p text:style-name="Preformatted_20_Text"><text:span text:style-name="Source_20_Text"><text:s text:c="4"/>// Loop through the results and display</text:span></text:p>
      <text:p text:style-name="Preformatted_20_Text"><text:span text:style-name="Source_20_Text"><text:s text:c="4"/>foreach ($result as $row) {</text:span></text:p>
      <text:p text:style-name="Preformatted_20_Text"><text:span text:style-name="Source_20_Text"><text:s text:c="8"/>echo "ID: " . $row['id'] . "&lt;br&gt;";</text:span></text:p>
      <text:p text:style-name="Preformatted_20_Text"><text:span text:style-name="Source_20_Text"><text:s text:c="8"/>echo "Name: " . $row['name'] . "&lt;br&gt;";</text:span></text:p>
      <text:p text:style-name="Preformatted_20_Text"><text:span text:style-name="Source_20_Text"><text:s text:c="8"/>// Add more fields as needed</text:span></text:p>
      <text:p text:style-name="Preformatted_20_Text"><text:span text:style-name="Source_20_Text"><text:s text:c="4"/>}</text:span></text:p>
      <text:p text:style-name="Preformatted_20_Text"><text:span text:style-name="Source_20_Text">} catch (PDOException $e) {</text:span></text:p>
      <text:p text:style-name="Preformatted_20_Text"><text:span text:style-name="Source_20_Text"><text:s text:c="4"/>echo "Error: " . $e-&gt;getMessage();</text:span></text:p>
      <text:p text:style-name="Preformatted_20_Text"><text:span text:style-name="Source_20_Text">}</text:span></text:p>
      <text:p text:style-name="P1"><text:span text:style-name="Source_20_Text">?&gt;</text:span></text:p>
      <text:h text:style-name="Heading_20_4" text:outline-level="4">c. <text:span text:style-name="Strong_20_Emphasis">Insert Data into the Database (INSERT Query)</text:span></text:h>
      <text:p text:style-name="Preformatted_20_Text"><text:span text:style-name="Source_20_Text">&lt;?php</text:span></text:p>
      <text:p text:style-name="Preformatted_20_Text"><text:span text:style-name="Source_20_Text">// Assuming $pdo is the PDO object from the previous connection</text:span></text:p>
      <text:p text:style-name="Preformatted_20_Text"/>
      <text:p text:style-name="Preformatted_20_Text"><text:span text:style-name="Source_20_Text">try {</text:span></text:p>
      <text:p text:style-name="Preformatted_20_Text"><text:span text:style-name="Source_20_Text"><text:s text:c="4"/>// Prepare an INSERT query</text:span></text:p>
      <text:p text:style-name="Preformatted_20_Text"><text:span text:style-name="Source_20_Text"><text:s text:c="4"/>$stmt = $pdo-&gt;prepare("INSERT INTO your_table_name (name, age) VALUES (:name, :age)");</text:span></text:p>
      <text:p text:style-name="Preformatted_20_Text"/>
      <text:p text:style-name="Preformatted_20_Text"><text:span text:style-name="Source_20_Text"><text:s text:c="4"/>// Bind parameters</text:span></text:p>
      <text:p text:style-name="Preformatted_20_Text"><text:span text:style-name="Source_20_Text"><text:s text:c="4"/>$stmt-&gt;bindParam(':name', $name);</text:span></text:p>
      <text:p text:style-name="Preformatted_20_Text"><text:span text:style-name="Source_20_Text"><text:s text:c="4"/>$stmt-&gt;bindParam(':age', $age);</text:span></text:p>
      <text:p text:style-name="Preformatted_20_Text"/>
      <text:p text:style-name="Preformatted_20_Text"><text:span text:style-name="Source_20_Text"><text:s text:c="4"/>// Insert some example data</text:span></text:p>
      <text:p text:style-name="Preformatted_20_Text"><text:span text:style-name="Source_20_Text"><text:s text:c="4"/>$name = 'John Doe';</text:span></text:p>
      <text:p text:style-name="Preformatted_20_Text"><text:span text:style-name="Source_20_Text"><text:s text:c="4"/>$age = 30;</text:span></text:p>
      <text:p text:style-name="Preformatted_20_Text"><text:span text:style-name="Source_20_Text"><text:s text:c="4"/></text:span></text:p>
      <text:p text:style-name="Preformatted_20_Text"><text:span text:style-name="Source_20_Text"><text:s text:c="4"/>// Execute the query</text:span></text:p>
      <text:p text:style-name="Preformatted_20_Text"><text:span text:style-name="Source_20_Text"><text:s text:c="4"/>$stmt-&gt;execute();</text:span></text:p>
      <text:p text:style-name="Preformatted_20_Text"/>
      <text:p text:style-name="Preformatted_20_Text"><text:span text:style-name="Source_20_Text"><text:s text:c="4"/>echo "Data inserted successfully!";</text:span></text:p>
      <text:p text:style-name="Preformatted_20_Text"><text:span text:style-name="Source_20_Text">} catch (PDOException $e) {</text:span></text:p>
      <text:p text:style-name="Preformatted_20_Text"><text:span text:style-name="Source_20_Text"><text:s text:c="4"/>echo "Error: " . $e-&gt;getMessage();</text:span></text:p>
      <text:p text:style-name="Preformatted_20_Text"><text:span text:style-name="Source_20_Text">}</text:span></text:p>
      <text:p text:style-name="P1"><text:span text:style-name="Source_20_Text">?&gt;</text:span></text:p>
      <text:p text:style-name="Horizontal_20_Line"/>
      <text:h text:style-name="Heading_20_3" text:outline-level="3">2. <text:span text:style-name="Strong_20_Emphasis">Using MySQLi (Improved MySQL)</text:span></text:h>
      <text:h text:style-name="Heading_20_4" text:outline-level="4">a. <text:span text:style-name="Strong_20_Emphasis">Connect to the Database</text:span></text:h>
      <text:p text:style-name="Preformatted_20_Text"><text:span text:style-name="Source_20_Text">&lt;?php</text:span></text:p>
      <text:p text:style-name="Preformatted_20_Text"><text:span text:style-name="Source_20_Text">$host = 'localhost';</text:span></text:p>
      <text:p text:style-name="Preformatted_20_Text"><text:span text:style-name="Source_20_Text">$username = 'your_username';</text:span></text:p>
      <text:p text:style-name="Preformatted_20_Text"><text:span text:style-name="Source_20_Text">$password = 'your_password';</text:span></text:p>
      <text:p text:style-name="Preformatted_20_Text"><text:span text:style-name="Source_20_Text">$dbname = 'your_database_name';</text:span></text:p>
      <text:p text:style-name="Preformatted_20_Text"/>
      <text:p text:style-name="Preformatted_20_Text"><text:span text:style-name="Source_20_Text">// Create a connection</text:span></text:p>
      <text:p text:style-name="Preformatted_20_Text"><text:span text:style-name="Source_20_Text">$conn = new mysqli($host, $username, $password, $dbname);</text:span></text:p>
      <text:p text:style-name="Preformatted_20_Text"/>
      <text:p text:style-name="Preformatted_20_Text"><text:span text:style-name="Source_20_Text">// Check connection</text:span></text:p>
      <text:p text:style-name="Preformatted_20_Text"><text:span text:style-name="Source_20_Text">if ($conn-&gt;connect_error) {</text:span></text:p>
      <text:p text:style-name="Preformatted_20_Text"><text:span text:style-name="Source_20_Text"><text:s text:c="4"/>die("Connection failed: " . $conn-&gt;connect_error);</text:span></text:p>
      <text:p text:style-name="Preformatted_20_Text"><text:span text:style-name="Source_20_Text">}</text:span></text:p>
      <text:p text:style-name="Preformatted_20_Text"><text:span text:style-name="Source_20_Text">echo "Connected successfully";</text:span></text:p>
      <text:p text:style-name="P1"><text:soft-page-break/><text:span text:style-name="Source_20_Text">?&gt;</text:span></text:p>
      <text:h text:style-name="Heading_20_4" text:outline-level="4">b. <text:span text:style-name="Strong_20_Emphasis">Retrieve Data from the Database (SELECT Query)</text:span></text:h>
      <text:p text:style-name="Preformatted_20_Text"><text:span text:style-name="Source_20_Text">&lt;?php</text:span></text:p>
      <text:p text:style-name="Preformatted_20_Text"><text:span text:style-name="Source_20_Text">// Assuming $conn is the MySQLi connection from the previous connection code</text:span></text:p>
      <text:p text:style-name="Preformatted_20_Text"/>
      <text:p text:style-name="Preformatted_20_Text"><text:span text:style-name="Source_20_Text">$sql = "SELECT * FROM your_table_name";</text:span></text:p>
      <text:p text:style-name="Preformatted_20_Text"><text:span text:style-name="Source_20_Text">$result = $conn-&gt;query($sql);</text:span></text:p>
      <text:p text:style-name="Preformatted_20_Text"/>
      <text:p text:style-name="Preformatted_20_Text"><text:span text:style-name="Source_20_Text">// Check if there are results</text:span></text:p>
      <text:p text:style-name="Preformatted_20_Text"><text:span text:style-name="Source_20_Text">if ($result-&gt;num_rows &gt; 0) {</text:span></text:p>
      <text:p text:style-name="Preformatted_20_Text"><text:span text:style-name="Source_20_Text"><text:s text:c="4"/>// Output data of each row</text:span></text:p>
      <text:p text:style-name="Preformatted_20_Text"><text:span text:style-name="Source_20_Text"><text:s text:c="4"/>while($row = $result-&gt;fetch_assoc()) {</text:span></text:p>
      <text:p text:style-name="Preformatted_20_Text"><text:span text:style-name="Source_20_Text"><text:s text:c="8"/>echo "ID: " . $row['id'] . "&lt;br&gt;";</text:span></text:p>
      <text:p text:style-name="Preformatted_20_Text"><text:span text:style-name="Source_20_Text"><text:s text:c="8"/>echo "Name: " . $row['name'] . "&lt;br&gt;";</text:span></text:p>
      <text:p text:style-name="Preformatted_20_Text"><text:span text:style-name="Source_20_Text"><text:s text:c="8"/>// Add more fields as needed</text:span></text:p>
      <text:p text:style-name="Preformatted_20_Text"><text:span text:style-name="Source_20_Text"><text:s text:c="4"/>}</text:span></text:p>
      <text:p text:style-name="Preformatted_20_Text"><text:span text:style-name="Source_20_Text">} else {</text:span></text:p>
      <text:p text:style-name="Preformatted_20_Text"><text:span text:style-name="Source_20_Text"><text:s text:c="4"/>echo "0 results";</text:span></text:p>
      <text:p text:style-name="Preformatted_20_Text"><text:span text:style-name="Source_20_Text">}</text:span></text:p>
      <text:p text:style-name="P1"><text:span text:style-name="Source_20_Text">?&gt;</text:span></text:p>
      <text:h text:style-name="Heading_20_4" text:outline-level="4">c. <text:span text:style-name="Strong_20_Emphasis">Insert Data into the Database (INSERT Query)</text:span></text:h>
      <text:p text:style-name="Preformatted_20_Text"><text:span text:style-name="Source_20_Text">&lt;?php</text:span></text:p>
      <text:p text:style-name="Preformatted_20_Text"><text:span text:style-name="Source_20_Text">// Assuming $conn is the MySQLi connection from the previous connection code</text:span></text:p>
      <text:p text:style-name="Preformatted_20_Text"/>
      <text:p text:style-name="Preformatted_20_Text"><text:span text:style-name="Source_20_Text">$name = 'Jane Doe';</text:span></text:p>
      <text:p text:style-name="Preformatted_20_Text"><text:span text:style-name="Source_20_Text">$age = 25;</text:span></text:p>
      <text:p text:style-name="Preformatted_20_Text"/>
      <text:p text:style-name="Preformatted_20_Text"><text:span text:style-name="Source_20_Text">// Prepare and bind</text:span></text:p>
      <text:p text:style-name="Preformatted_20_Text"><text:span text:style-name="Source_20_Text">$stmt = $conn-&gt;prepare("INSERT INTO your_table_name (name, age) VALUES (?, ?)");</text:span></text:p>
      <text:p text:style-name="Preformatted_20_Text"><text:span text:style-name="Source_20_Text">$stmt-&gt;bind_param("si", $name, $age); // "si" stands for string, integer</text:span></text:p>
      <text:p text:style-name="Preformatted_20_Text"/>
      <text:p text:style-name="Preformatted_20_Text"><text:span text:style-name="Source_20_Text">// Execute the query</text:span></text:p>
      <text:p text:style-name="Preformatted_20_Text"><text:span text:style-name="Source_20_Text">$stmt-&gt;execute();</text:span></text:p>
      <text:p text:style-name="Preformatted_20_Text"/>
      <text:p text:style-name="Preformatted_20_Text"><text:span text:style-name="Source_20_Text">echo "New record created successfully";</text:span></text:p>
      <text:p text:style-name="Preformatted_20_Text"/>
      <text:p text:style-name="Preformatted_20_Text"><text:span text:style-name="Source_20_Text">// Close the statement and connection</text:span></text:p>
      <text:p text:style-name="Preformatted_20_Text"><text:span text:style-name="Source_20_Text">$stmt-&gt;close();</text:span></text:p>
      <text:p text:style-name="Preformatted_20_Text"><text:span text:style-name="Source_20_Text">$conn-&gt;close();</text:span></text:p>
      <text:p text:style-name="P1"><text:span text:style-name="Source_20_Text">?&gt;</text:span></text:p>
      <text:p text:style-name="Horizontal_20_Line"/>
      <text:h text:style-name="Heading_20_3" text:outline-level="3">Key Differences Between PDO and MySQLi:</text:h>
      <text:list xml:id="list5259079706866882177" text:style-name="L76">
        <text:list-item>
          <text:p text:style-name="P179"><text:span text:style-name="Strong_20_Emphasis">PDO</text:span> is a database access layer that supports multiple database systems (not just MySQL), while <text:span text:style-name="Strong_20_Emphasis">MySQLi</text:span> is specifically for MySQL databases. </text:p>
        </text:list-item>
        <text:list-item>
          <text:p text:style-name="P179"><text:span text:style-name="Strong_20_Emphasis">PDO</text:span> supports named placeholders (e.g., <text:span text:style-name="Source_20_Text">:name</text:span>, <text:span text:style-name="Source_20_Text">:age</text:span>), which makes it easier to handle SQL queries, especially in larger applications. </text:p>
        </text:list-item>
        <text:list-item>
          <text:p text:style-name="P103"><text:span text:style-name="Strong_20_Emphasis">MySQLi</text:span> supports both procedural and object-oriented methods, but it's specifically for MySQL databases. </text:p>
        </text:list-item>
      </text:list>
      <text:h text:style-name="Heading_20_3" text:outline-level="3"><text:soft-page-break/>Summary:</text:h>
      <text:list xml:id="list1930024898626568556" text:style-name="L77">
        <text:list-item>
          <text:p text:style-name="P180"><text:span text:style-name="Strong_20_Emphasis">To retrieve data</text:span>: Use <text:span text:style-name="Source_20_Text">SELECT</text:span> queries. </text:p>
        </text:list-item>
        <text:list-item>
          <text:p text:style-name="P180"><text:span text:style-name="Strong_20_Emphasis">To insert data</text:span>: Use <text:span text:style-name="Source_20_Text">INSERT</text:span> queries and parameter binding for security (to prevent SQL injection). </text:p>
        </text:list-item>
        <text:list-item>
          <text:p text:style-name="P104"><text:span text:style-name="Strong_20_Emphasis">Use PDO or MySQLi</text:span>: Depending on your preference or whether you plan to support multiple database systems, choose either PDO or MySQLi. PDO is more flexible, while MySQLi is specific to MySQL databases. </text:p>
        </text:list-item>
      </text:list>
      <text:p text:style-name="Text_20_body">Let me know if you need help with specific details or any additional examples!</text:p>
      <text:p text:style-name="P7">can we split the text according to two or more characters in js </text:p>
      <text:p text:style-name="P5">Yes, you can split a string in JavaScript using <text:span text:style-name="Strong_20_Emphasis">two or more characters</text:span> as a delimiter by using the <text:span text:style-name="Source_20_Text">.split()</text:span> method with a <text:span text:style-name="Strong_20_Emphasis">regular expression</text:span> or a string.</text:p>
      <text:h text:style-name="Heading_20_3" text:outline-level="3"><text:span text:style-name="Strong_20_Emphasis">Example 1: Using a String as a Delimiter</text:span></text:h>
      <text:p text:style-name="Preformatted_20_Text"><text:span text:style-name="Source_20_Text">let text = "apple--banana--cherry";</text:span></text:p>
      <text:p text:style-name="Preformatted_20_Text"><text:span text:style-name="Source_20_Text">let result = text.split("--"); <text:s/>// Splitting using "--"</text:span></text:p>
      <text:p text:style-name="P1"><text:span text:style-name="Source_20_Text">console.log(result); // ["apple", "banana", "cherry"]</text:span></text:p>
      <text:h text:style-name="Heading_20_3" text:outline-level="3"><text:span text:style-name="Strong_20_Emphasis">Example 2: Using a Regular Expression (Multiple Delimiters)</text:span></text:h>
      <text:p text:style-name="Text_20_body">If you want to split using <text:span text:style-name="Strong_20_Emphasis">multiple delimiters</text:span>, use a <text:span text:style-name="Strong_20_Emphasis">regular expression</text:span> with the <text:span text:style-name="Source_20_Text">|</text:span> (OR) operator:</text:p>
      <text:p text:style-name="Preformatted_20_Text"><text:span text:style-name="Source_20_Text">let text = "apple--banana++cherry**grapes";</text:span></text:p>
      <text:p text:style-name="Preformatted_20_Text"><text:span text:style-name="Source_20_Text">let result = text.split(/--|\+\+|\*\*/); <text:s/>// Splitting using "--", "++", and "**"</text:span></text:p>
      <text:p text:style-name="P1"><text:span text:style-name="Source_20_Text">console.log(result); // ["apple", "banana", "cherry", "grapes"]</text:span></text:p>
      <text:p text:style-name="Text_20_body">This ensures the string is split correctly, regardless of which delimiter appears. ?</text:p>
      <text:p text:style-name="P7">split by space and newline character </text:p>
      <text:p text:style-name="P5">Yes! You can split a string by both <text:span text:style-name="Strong_20_Emphasis">spaces (" ")</text:span> and <text:span text:style-name="Strong_20_Emphasis">newlines ("\n")</text:span> using JavaScript's <text:span text:style-name="Source_20_Text">.split()</text:span> method with a <text:span text:style-name="Strong_20_Emphasis">regular expression</text:span>.</text:p>
      <text:h text:style-name="Heading_20_3" text:outline-level="3"><text:span text:style-name="Strong_20_Emphasis">Example: Splitting by Space and Newline</text:span></text:h>
      <text:p text:style-name="Preformatted_20_Text"><text:span text:style-name="Source_20_Text">let text = "Hello World\nWelcome to JavaScript\nEnjoy Coding";</text:span></text:p>
      <text:p text:style-name="Preformatted_20_Text"><text:span text:style-name="Source_20_Text">let result = text.split(/[\s\n]+/); <text:s/>// Splitting by space (\s) and newline (\n)</text:span></text:p>
      <text:p text:style-name="P1"><text:span text:style-name="Source_20_Text">console.log(result);</text:span></text:p>
      <text:h text:style-name="Heading_20_3" text:outline-level="3"><text:span text:style-name="Strong_20_Emphasis">Output:</text:span></text:h>
      <text:p text:style-name="P1"><text:span text:style-name="Source_20_Text">["Hello", "World", "Welcome", "to", "JavaScript", "Enjoy", "Coding"]</text:span></text:p>
      <text:h text:style-name="Heading_20_3" text:outline-level="3"><text:span text:style-name="Strong_20_Emphasis">Explanation:</text:span></text:h>
      <text:list xml:id="list4428334996159246463" text:style-name="L78">
        <text:list-item>
          <text:p text:style-name="P181"><text:span text:style-name="Source_20_Text">\s</text:span> → Matches <text:span text:style-name="Strong_20_Emphasis">spaces, tabs, and newlines</text:span> </text:p>
        </text:list-item>
        <text:list-item>
          <text:p text:style-name="P181"><text:span text:style-name="Source_20_Text">\n</text:span> → Specifically matches <text:span text:style-name="Strong_20_Emphasis">newline characters</text:span> </text:p>
        </text:list-item>
        <text:list-item>
          <text:p text:style-name="P105"><text:span text:style-name="Source_20_Text">[\s\n]+</text:span> → Ensures <text:span text:style-name="Strong_20_Emphasis">multiple spaces or newlines</text:span> are treated as one </text:p>
        </text:list-item>
      </text:list>
      <text:p text:style-name="Text_20_body">You can also use <text:span text:style-name="Strong_20_Emphasis">trim()</text:span> before splitting to remove unwanted spaces at the start and end.<text:line-break/>Would you like any modifications? ?</text:p>
      <text:p text:style-name="P7"><text:soft-page-break/>in this expression you divide the dimilitters by | but in /[\s\n]+/ no | was used why </text:p>
      <text:p text:style-name="P5">Great observation! The difference lies in how <text:span text:style-name="Strong_20_Emphasis">character classes (</text:span><text:span text:style-name="Strong_20_Emphasis"><text:span text:style-name="Source_20_Text">[...]</text:span></text:span><text:span text:style-name="Strong_20_Emphasis">)</text:span> and <text:span text:style-name="Strong_20_Emphasis">alternation (</text:span><text:span text:style-name="Strong_20_Emphasis"><text:span text:style-name="Source_20_Text">|</text:span></text:span><text:span text:style-name="Strong_20_Emphasis">)</text:span> work in regular expressions. Let me explain:</text:p>
      <text:h text:style-name="Heading_20_3" text:outline-level="3"><text:span text:style-name="Strong_20_Emphasis">1. When to Use </text:span><text:span text:style-name="Strong_20_Emphasis"><text:span text:style-name="Source_20_Text">|</text:span></text:span><text:span text:style-name="Strong_20_Emphasis"> (Alternation)</text:span></text:h>
      <text:list xml:id="list7627917902169238643" text:style-name="L79">
        <text:list-item>
          <text:p text:style-name="P106"><text:span text:style-name="Source_20_Text">|</text:span> is used to <text:span text:style-name="Strong_20_Emphasis">match different full patterns</text:span>.</text:p>
        </text:list-item>
        <text:list-item>
          <text:p text:style-name="P106">Each option separated by <text:span text:style-name="Source_20_Text">|</text:span> is treated as a <text:span text:style-name="Strong_20_Emphasis">whole independent pattern</text:span>.</text:p>
        </text:list-item>
        <text:list-item>
          <text:p text:style-name="P106">Example:</text:p>
          <text:p text:style-name="P14"><text:span text:style-name="Source_20_Text">let text = "apple--banana++cherry**grapes";</text:span></text:p>
          <text:p text:style-name="P14"><text:span text:style-name="Source_20_Text">let result = text.split(/--|\+\+|\*\*/); <text:s/></text:span></text:p>
          <text:p text:style-name="P23"><text:span text:style-name="Source_20_Text">console.log(result); // ["apple", "banana", "cherry", "grapes"]</text:span></text:p>
          <text:list>
            <text:list-item>
              <text:p text:style-name="P182"><text:span text:style-name="Source_20_Text">--</text:span> → Matches double hyphens </text:p>
            </text:list-item>
            <text:list-item>
              <text:p text:style-name="P182"><text:span text:style-name="Source_20_Text">++</text:span> → Matches double plus signs </text:p>
            </text:list-item>
            <text:list-item>
              <text:p text:style-name="P106"><text:span text:style-name="Source_20_Text">**</text:span> → Matches double asterisks </text:p>
            </text:list-item>
          </text:list>
          <text:p text:style-name="P106">Here, <text:span text:style-name="Strong_20_Emphasis">each pattern is different and must be considered separately</text:span>, so we use <text:span text:style-name="Source_20_Text">|</text:span>.</text:p>
        </text:list-item>
      </text:list>
      <text:p text:style-name="Horizontal_20_Line"/>
      <text:h text:style-name="Heading_20_3" text:outline-level="3"><text:span text:style-name="Strong_20_Emphasis">2. When to Use </text:span><text:span text:style-name="Strong_20_Emphasis"><text:span text:style-name="Source_20_Text">[...]</text:span></text:span><text:span text:style-name="Strong_20_Emphasis"> (Character Classes)</text:span></text:h>
      <text:list xml:id="list1336641565055357663" text:style-name="L80">
        <text:list-item>
          <text:p text:style-name="P107"><text:span text:style-name="Source_20_Text">[ ... ]</text:span> is a <text:span text:style-name="Strong_20_Emphasis">character set</text:span>, meaning it matches <text:span text:style-name="Strong_20_Emphasis">any one of the characters inside</text:span>.</text:p>
        </text:list-item>
        <text:list-item>
          <text:p text:style-name="P107">It does <text:span text:style-name="Strong_20_Emphasis">not</text:span> match full sequences like <text:span text:style-name="Source_20_Text">--</text:span> or <text:span text:style-name="Source_20_Text">++</text:span>, only <text:span text:style-name="Strong_20_Emphasis">individual characters</text:span>.</text:p>
        </text:list-item>
        <text:list-item>
          <text:p text:style-name="P107">Example:</text:p>
          <text:p text:style-name="P15"><text:span text:style-name="Source_20_Text">let text = "Hello World\nWelcome to JavaScript\nEnjoy Coding";</text:span></text:p>
          <text:p text:style-name="P15"><text:span text:style-name="Source_20_Text">let result = text.split(/[\s\n]+/);</text:span></text:p>
          <text:p text:style-name="P24"><text:span text:style-name="Source_20_Text">console.log(result);</text:span></text:p>
          <text:list>
            <text:list-item>
              <text:p text:style-name="P183"><text:span text:style-name="Source_20_Text">\s</text:span> → Matches <text:span text:style-name="Strong_20_Emphasis">any whitespace</text:span> (space, tab, newline, etc.). </text:p>
            </text:list-item>
            <text:list-item>
              <text:p text:style-name="P183"><text:span text:style-name="Source_20_Text">\n</text:span> → Matches a <text:span text:style-name="Strong_20_Emphasis">newline character</text:span>. </text:p>
            </text:list-item>
            <text:list-item>
              <text:p text:style-name="P183"><text:span text:style-name="Source_20_Text">[\s\n]</text:span> → Matches <text:span text:style-name="Strong_20_Emphasis">either whitespace OR a newline</text:span>. </text:p>
            </text:list-item>
            <text:list-item>
              <text:p text:style-name="P107"><text:span text:style-name="Source_20_Text">+</text:span> → Ensures <text:span text:style-name="Strong_20_Emphasis">multiple spaces or newlines</text:span> are treated as a <text:span text:style-name="Strong_20_Emphasis">single separator</text:span>. </text:p>
            </text:list-item>
          </text:list>
          <text:p text:style-name="P107">Here, <text:span text:style-name="Source_20_Text">\s</text:span> already includes <text:span text:style-name="Source_20_Text">\n</text:span>, so <text:span text:style-name="Source_20_Text">[\s\n]</text:span> is a bit redundant, but it's written explicitly for clarity.</text:p>
        </text:list-item>
      </text:list>
      <text:p text:style-name="Horizontal_20_Line"/>
      <text:h text:style-name="Heading_20_3" text:outline-level="3"><text:span text:style-name="Strong_20_Emphasis">Key Difference</text:span></text:h>
      <table:table table:name="Table2" table:style-name="Table2">
        <table:table-column table:style-name="Table2.A"/>
        <table:table-column table:style-name="Table2.B"/>
        <table:table-header-rows>
          <table:table-row>
            <table:table-cell table:style-name="Table2.A1" office:value-type="string">
              <text:p text:style-name="Table_20_Heading">Pattern</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A1" office:value-type="string">
            <text:p text:style-name="Table_20_Contents"><text:span text:style-name="Source_20_Text">/[\s\n]+/</text:span></text:p>
          </table:table-cell>
          <table:table-cell table:style-name="Table2.A1" office:value-type="string">
            <text:p text:style-name="Table_20_Contents">Splits on any <text:span text:style-name="Strong_20_Emphasis">individual space or newline character</text:span> (not sequences)</text:p>
          </table:table-cell>
        </table:table-row>
      </table:table>
      <text:p text:style-name="Text_20_body">? <text:span text:style-name="Strong_20_Emphasis">Use </text:span><text:span text:style-name="Strong_20_Emphasis"><text:span text:style-name="Source_20_Text">|</text:span></text:span><text:span text:style-name="Strong_20_Emphasis"> when splitting by multiple distinct sequences.</text:span><text:line-break/>? <text:span text:style-name="Strong_20_Emphasis">Use </text:span><text:span text:style-name="Strong_20_Emphasis"><text:span text:style-name="Source_20_Text">[...]</text:span></text:span><text:span text:style-name="Strong_20_Emphasis"> when splitting by a group of characters.</text:span></text:p>
      <text:p text:style-name="Text_20_body">Hope this clears it up! Let me know if you need more examples. ?</text:p>
      <text:p text:style-name="P5"/>
      <text:p text:style-name="P7"><text:soft-page-break/>I want that in a form there is an upload button and i have an event handler attached to it i want that first this event handler runs and then form post request get sent </text:p>
      <text:p text:style-name="P5">You can achieve this by <text:span text:style-name="Strong_20_Emphasis">preventing the default form submission</text:span>, running your event handler first, and then manually submitting the form using JavaScript.</text:p>
      <text:p text:style-name="Horizontal_20_Line"/>
      <text:h text:style-name="Heading_20_3" text:outline-level="3"><text:span text:style-name="Strong_20_Emphasis">Solution: Handle Event First, Then Submit Form</text:span></text:h>
      <text:p text:style-name="Preformatted_20_Text"><text:span text:style-name="Source_20_Text">&lt;form id="uploadForm" action="https://example.com/upload" method="POST" enctype="multipart/form-data"&gt;</text:span></text:p>
      <text:p text:style-name="Preformatted_20_Text"><text:span text:style-name="Source_20_Text"><text:s text:c="4"/>&lt;input type="file" id="fileInput" name="file"&gt;</text:span></text:p>
      <text:p text:style-name="Preformatted_20_Text"><text:span text:style-name="Source_20_Text"><text:s text:c="4"/>&lt;button type="submit" id="uploadBtn"&gt;Upload&lt;/button&gt;</text:span></text:p>
      <text:p text:style-name="Preformatted_20_Text"><text:span text:style-name="Source_20_Text">&lt;/form&gt;</text:span></text:p>
      <text:p text:style-name="Preformatted_20_Text"/>
      <text:p text:style-name="Preformatted_20_Text"><text:span text:style-name="Source_20_Text">&lt;script&gt;</text:span></text:p>
      <text:p text:style-name="Preformatted_20_Text"><text:span text:style-name="Source_20_Text">document.getElementById("uploadForm").addEventListener("submit", function(event) {</text:span></text:p>
      <text:p text:style-name="Preformatted_20_Text"><text:span text:style-name="Source_20_Text"><text:s text:c="4"/>event.preventDefault(); // Prevent automatic form submission</text:span></text:p>
      <text:p text:style-name="Preformatted_20_Text"/>
      <text:p text:style-name="Preformatted_20_Text"><text:span text:style-name="Source_20_Text"><text:s text:c="4"/>console.log("Event handler executed!"); // Your custom event handler</text:span></text:p>
      <text:p text:style-name="Preformatted_20_Text"/>
      <text:p text:style-name="Preformatted_20_Text"><text:span text:style-name="Source_20_Text"><text:s text:c="4"/>// You can perform checks, display messages, or modify form data here</text:span></text:p>
      <text:p text:style-name="Preformatted_20_Text"/>
      <text:p text:style-name="Preformatted_20_Text"><text:span text:style-name="Source_20_Text"><text:s text:c="4"/>// Submit the form manually after the event handler</text:span></text:p>
      <text:p text:style-name="Preformatted_20_Text"><text:span text:style-name="Source_20_Text"><text:s text:c="4"/>this.submit();</text:span></text:p>
      <text:p text:style-name="Preformatted_20_Text"><text:span text:style-name="Source_20_Text">});</text:span></text:p>
      <text:p text:style-name="P1"><text:span text:style-name="Source_20_Text">&lt;/script&gt;</text:span></text:p>
      <text:p text:style-name="Horizontal_20_Line"/>
      <text:h text:style-name="Heading_20_3" text:outline-level="3"><text:span text:style-name="Strong_20_Emphasis">How It Works?</text:span></text:h>
      <text:list xml:id="list659924657318820895" text:style-name="L81">
        <text:list-item>
          <text:p text:style-name="P184"><text:span text:style-name="Strong_20_Emphasis"><text:span text:style-name="Source_20_Text">event.preventDefault();</text:span></text:span> stops the form from submitting automatically. </text:p>
        </text:list-item>
        <text:list-item>
          <text:p text:style-name="P184">The <text:span text:style-name="Strong_20_Emphasis">custom event handler</text:span> runs (e.g., logging, validation, etc.). </text:p>
        </text:list-item>
        <text:list-item>
          <text:p text:style-name="P108">After completing the event handler, <text:span text:style-name="Source_20_Text">this.submit();</text:span> manually submits the form. </text:p>
        </text:list-item>
      </text:list>
      <text:p text:style-name="Text_20_body">Would you like an AJAX version that sends the file without reloading the page? ?</text:p>
      <text:p text:style-name="P7">why we are adding event handler to form but not to the button </text:p>
      <text:p text:style-name="P5">Great question! We attach the event handler to the <text:span text:style-name="Strong_20_Emphasis">form</text:span> instead of the button because:</text:p>
      <text:h text:style-name="Heading_20_3" text:outline-level="3"><text:span text:style-name="Strong_20_Emphasis">1️⃣ The Button Click Doesn’t Always Submit the Form</text:span></text:h>
      <text:list xml:id="list8301741069641611247" text:style-name="L82">
        <text:list-item>
          <text:p text:style-name="P185">If the button <text:span text:style-name="Strong_20_Emphasis">is not</text:span> inside a <text:span text:style-name="Source_20_Text">&lt;form&gt;</text:span> or doesn't have <text:span text:style-name="Source_20_Text">type="submit"</text:span>, clicking it won’t submit the form. </text:p>
        </text:list-item>
        <text:list-item>
          <text:p text:style-name="P109">Example (button click won't submit the form automatically): </text:p>
          <text:p text:style-name="P16"><text:span text:style-name="Source_20_Text">&lt;form id="uploadForm"&gt;</text:span></text:p>
          <text:p text:style-name="P16"><text:span text:style-name="Source_20_Text"><text:s text:c="4"/>&lt;input type="file" id="fileInput" name="file"&gt;</text:span></text:p>
          <text:p text:style-name="P16"><text:span text:style-name="Source_20_Text"><text:s text:c="4"/>&lt;button id="uploadBtn"&gt;Upload&lt;/button&gt; &lt;!-- No type="submit" --&gt;</text:span></text:p>
          <text:p text:style-name="P25"><text:span text:style-name="Source_20_Text">&lt;/form&gt;</text:span></text:p>
          <text:list>
            <text:list-item>
              <text:p text:style-name="P109">Here, the button acts as a normal button, <text:span text:style-name="Strong_20_Emphasis">not a submit button</text:span>. </text:p>
            </text:list-item>
          </text:list>
        </text:list-item>
      </text:list>
      <text:p text:style-name="Horizontal_20_Line"/>
      <text:h text:style-name="Heading_20_3" text:outline-level="3"><text:soft-page-break/><text:span text:style-name="Strong_20_Emphasis">2️⃣ The Form Submit Event Captures All Submission Methods</text:span></text:h>
      <text:list xml:id="list5605274718681037956" text:style-name="L83">
        <text:list-item>
          <text:p text:style-name="P186">A form can be submitted in multiple ways:<text:line-break/>✅ Clicking a submit button (<text:span text:style-name="Source_20_Text">&lt;button type="submit"&gt;</text:span>)<text:line-break/>✅ Pressing <text:span text:style-name="Strong_20_Emphasis">Enter</text:span> inside an input field<text:line-break/>✅ Calling <text:span text:style-name="Source_20_Text">form.submit()</text:span> in JavaScript </text:p>
        </text:list-item>
        <text:list-item>
          <text:p text:style-name="P110">If you add the event listener to the form, <text:span text:style-name="Strong_20_Emphasis">it runs in all cases</text:span>: </text:p>
          <text:p text:style-name="P17"><text:span text:style-name="Source_20_Text">document.getElementById("uploadForm").addEventListener("submit", function(event) {</text:span></text:p>
          <text:p text:style-name="P17"><text:span text:style-name="Source_20_Text"><text:s text:c="4"/>event.preventDefault();</text:span></text:p>
          <text:p text:style-name="P17"><text:span text:style-name="Source_20_Text"><text:s text:c="4"/>console.log("Handler executed!"); <text:s/></text:span></text:p>
          <text:p text:style-name="P17"><text:span text:style-name="Source_20_Text"><text:s text:c="4"/>this.submit(); <text:s/></text:span></text:p>
          <text:p text:style-name="P26"><text:span text:style-name="Source_20_Text">});</text:span></text:p>
        </text:list-item>
      </text:list>
      <text:p text:style-name="Horizontal_20_Line"/>
      <text:h text:style-name="Heading_20_3" text:outline-level="3"><text:span text:style-name="Strong_20_Emphasis">3️⃣ If You Attach It to the Button, Pressing Enter Won't Trigger It</text:span></text:h>
      <text:list xml:id="list1929922506708312152" text:style-name="L84">
        <text:list-item>
          <text:p text:style-name="P111">If the event is on the button, pressing <text:span text:style-name="Strong_20_Emphasis">Enter</text:span> inside a form field <text:span text:style-name="Strong_20_Emphasis">submits the form without running your event handler</text:span>.</text:p>
        </text:list-item>
        <text:list-item>
          <text:p text:style-name="P111">Example (pressing Enter won’t trigger button click event):</text:p>
          <text:p text:style-name="P18"><text:span text:style-name="Source_20_Text">document.getElementById("uploadBtn").addEventListener("click", function(event) {</text:span></text:p>
          <text:p text:style-name="P18"><text:span text:style-name="Source_20_Text"><text:s text:c="4"/>console.log("Button clicked!"); </text:span></text:p>
          <text:p text:style-name="P27"><text:span text:style-name="Source_20_Text">});</text:span></text:p>
          <text:p text:style-name="P111"><text:span text:style-name="Strong_20_Emphasis">Solution:</text:span> Use the form's submit event instead! ✅</text:p>
        </text:list-item>
      </text:list>
      <text:p text:style-name="Horizontal_20_Line"/>
      <text:h text:style-name="Heading_20_3" text:outline-level="3"><text:span text:style-name="Strong_20_Emphasis">When to Attach an Event to the Button?</text:span></text:h>
      <text:p text:style-name="Text_20_body">? If you only want to handle <text:span text:style-name="Strong_20_Emphasis">click events</text:span>, like showing a file preview <text:span text:style-name="Strong_20_Emphasis">before submission</text:span>, then you can attach it to the button.</text:p>
      <text:p text:style-name="Preformatted_20_Text"><text:span text:style-name="Source_20_Text">document.getElementById("uploadBtn").addEventListener("click", function(event) {</text:span></text:p>
      <text:p text:style-name="Preformatted_20_Text"><text:span text:style-name="Source_20_Text"><text:s text:c="4"/>event.preventDefault();</text:span></text:p>
      <text:p text:style-name="Preformatted_20_Text"><text:span text:style-name="Source_20_Text"><text:s text:c="4"/>console.log("Button clicked, but form not submitted yet!");</text:span></text:p>
      <text:p text:style-name="P1"><text:span text:style-name="Source_20_Text">});</text:span></text:p>
      <text:p text:style-name="Text_20_body"><text:span text:style-name="Strong_20_Emphasis">However, the form can still be submitted in other ways (like pressing Enter), so handling the </text:span><text:span text:style-name="Strong_20_Emphasis"><text:span text:style-name="Source_20_Text">submit</text:span></text:span><text:span text:style-name="Strong_20_Emphasis"> event is better!</text:span> ✅</text:p>
      <text:p text:style-name="Text_20_body">Hope this clears it up! Let me know if you need more examples. ?</text:p>
      <text:p text:style-name="P7">if i run this instructoin will ut bot again call itsef </text:p>
      <text:p text:style-name="P7">Good question! Yes, <text:span text:style-name="Source_20_Text">this.submit();</text:span> <text:span text:style-name="Strong_20_Emphasis">can cause an infinite loop</text:span> <text:span text:style-name="Strong_20_Emphasis">if not handled properly</text:span>.</text:p>
      <text:h text:style-name="Heading_20_3" text:outline-level="3"><text:span text:style-name="Strong_20_Emphasis">Why?</text:span></text:h>
      <text:list xml:id="list993786073080280318" text:style-name="L85">
        <text:list-item>
          <text:p text:style-name="P187">If the form's <text:span text:style-name="Source_20_Text">submit</text:span> event handler <text:span text:style-name="Strong_20_Emphasis">prevents default submission</text:span> (<text:span text:style-name="Source_20_Text">event.preventDefault();</text:span>) but then calls <text:span text:style-name="Source_20_Text">this.submit();</text:span>, it triggers the form's <text:span text:style-name="Strong_20_Emphasis">submit event</text:span> again. </text:p>
        </text:list-item>
        <text:list-item>
          <text:p text:style-name="P112">If there's no condition to stop it, the event handler keeps running in an infinite loop. </text:p>
        </text:list-item>
      </text:list>
      <text:p text:style-name="Horizontal_20_Line"/>
      <text:h text:style-name="Heading_20_3" text:outline-level="3"><text:soft-page-break/><text:span text:style-name="Strong_20_Emphasis">? Incorrect Code (Causes Infinite Loop)</text:span></text:h>
      <text:p text:style-name="Preformatted_20_Text"><text:span text:style-name="Source_20_Text">document.getElementById("uploadForm").addEventListener("submit", function(event) {</text:span></text:p>
      <text:p text:style-name="Preformatted_20_Text"><text:span text:style-name="Source_20_Text"><text:s text:c="4"/>event.preventDefault(); // Stops default submission</text:span></text:p>
      <text:p text:style-name="Preformatted_20_Text"/>
      <text:p text:style-name="Preformatted_20_Text"><text:span text:style-name="Source_20_Text"><text:s text:c="4"/>console.log("Handler executed!");</text:span></text:p>
      <text:p text:style-name="Preformatted_20_Text"/>
      <text:p text:style-name="Preformatted_20_Text"><text:span text:style-name="Source_20_Text"><text:s text:c="4"/>this.submit(); // Calls submit() again → Loops infinitely!</text:span></text:p>
      <text:p text:style-name="P1"><text:span text:style-name="Source_20_Text">});</text:span></text:p>
      <text:p text:style-name="Horizontal_20_Line"/>
      <text:h text:style-name="Heading_20_3" text:outline-level="3"><text:span text:style-name="Strong_20_Emphasis">✅ Correct Code (Prevents Infinite Loop)</text:span></text:h>
      <text:p text:style-name="Text_20_body">To avoid this issue, <text:span text:style-name="Strong_20_Emphasis">remove the event listener before calling </text:span><text:span text:style-name="Strong_20_Emphasis"><text:span text:style-name="Source_20_Text">submit()</text:span></text:span> OR <text:span text:style-name="Strong_20_Emphasis">use a flag to prevent recursion</text:span>.</text:p>
      <text:h text:style-name="Heading_20_4" text:outline-level="4"><text:span text:style-name="Strong_20_Emphasis">✅ Solution 1: Remove Event Listener Before Calling </text:span><text:span text:style-name="Strong_20_Emphasis"><text:span text:style-name="Source_20_Text">submit()</text:span></text:span></text:h>
      <text:p text:style-name="Preformatted_20_Text"><text:span text:style-name="Source_20_Text">document.getElementById("uploadForm").addEventListener("submit", function(event) {</text:span></text:p>
      <text:p text:style-name="Preformatted_20_Text"><text:span text:style-name="Source_20_Text"><text:s text:c="4"/>event.preventDefault(); // Stop default submission</text:span></text:p>
      <text:p text:style-name="Preformatted_20_Text"/>
      <text:p text:style-name="Preformatted_20_Text"><text:span text:style-name="Source_20_Text"><text:s text:c="4"/>console.log("Handler executed!");</text:span></text:p>
      <text:p text:style-name="Preformatted_20_Text"/>
      <text:p text:style-name="Preformatted_20_Text"><text:span text:style-name="Source_20_Text"><text:s text:c="4"/>this.removeEventListener("submit", arguments.callee); // Remove event listener</text:span></text:p>
      <text:p text:style-name="Preformatted_20_Text"><text:span text:style-name="Source_20_Text"><text:s text:c="4"/>this.submit(); // Manually submit the form without triggering the event again</text:span></text:p>
      <text:p text:style-name="P1"><text:span text:style-name="Source_20_Text">});</text:span></text:p>
      <text:p text:style-name="Horizontal_20_Line"/>
      <text:h text:style-name="Heading_20_4" text:outline-level="4"><text:span text:style-name="Strong_20_Emphasis">✅ Solution 2: Use a Flag to Prevent Repeated Calls</text:span></text:h>
      <text:p text:style-name="Preformatted_20_Text"><text:span text:style-name="Source_20_Text">let isSubmitting = false; // Flag to track submission</text:span></text:p>
      <text:p text:style-name="Preformatted_20_Text"/>
      <text:p text:style-name="Preformatted_20_Text"><text:span text:style-name="Source_20_Text">document.getElementById("uploadForm").addEventListener("submit", function(event) {</text:span></text:p>
      <text:p text:style-name="Preformatted_20_Text"><text:span text:style-name="Source_20_Text"><text:s text:c="4"/>if (isSubmitting) return; // If already submitting, stop execution</text:span></text:p>
      <text:p text:style-name="Preformatted_20_Text"/>
      <text:p text:style-name="Preformatted_20_Text"><text:span text:style-name="Source_20_Text"><text:s text:c="4"/>event.preventDefault(); // Stop default submission</text:span></text:p>
      <text:p text:style-name="Preformatted_20_Text"><text:span text:style-name="Source_20_Text"><text:s text:c="4"/>isSubmitting = true; // Set flag to true before submitting</text:span></text:p>
      <text:p text:style-name="Preformatted_20_Text"/>
      <text:p text:style-name="Preformatted_20_Text"><text:span text:style-name="Source_20_Text"><text:s text:c="4"/>console.log("Handler executed!");</text:span></text:p>
      <text:p text:style-name="Preformatted_20_Text"/>
      <text:p text:style-name="Preformatted_20_Text"><text:span text:style-name="Source_20_Text"><text:s text:c="4"/>this.submit(); // Manually submit form</text:span></text:p>
      <text:p text:style-name="P1"><text:span text:style-name="Source_20_Text">});</text:span></text:p>
      <text:p text:style-name="Horizontal_20_Line"/>
      <text:h text:style-name="Heading_20_3" text:outline-level="3"><text:span text:style-name="Strong_20_Emphasis">? Key Takeaways</text:span></text:h>
      <text:list xml:id="list2088340309173598113" text:style-name="L86">
        <text:list-item>
          <text:p text:style-name="P188"><text:span text:style-name="Strong_20_Emphasis">Calling </text:span><text:span text:style-name="Strong_20_Emphasis"><text:span text:style-name="Source_20_Text">this.submit();</text:span></text:span><text:span text:style-name="Strong_20_Emphasis"> inside a </text:span><text:span text:style-name="Strong_20_Emphasis"><text:span text:style-name="Source_20_Text">submit</text:span></text:span><text:span text:style-name="Strong_20_Emphasis"> event handler can cause an infinite loop.</text:span> </text:p>
        </text:list-item>
        <text:list-item>
          <text:p text:style-name="P188"><text:span text:style-name="Strong_20_Emphasis">To prevent recursion, either:</text:span> </text:p>
          <text:list>
            <text:list-item>
              <text:p text:style-name="P188"><text:span text:style-name="Strong_20_Emphasis">Remove the event listener before calling </text:span><text:span text:style-name="Strong_20_Emphasis"><text:span text:style-name="Source_20_Text">submit()</text:span></text:span><text:span text:style-name="Strong_20_Emphasis">.</text:span> </text:p>
            </text:list-item>
            <text:list-item>
              <text:p text:style-name="P113"><text:span text:style-name="Strong_20_Emphasis">Use a flag (</text:span><text:span text:style-name="Strong_20_Emphasis"><text:span text:style-name="Source_20_Text">isSubmitting</text:span></text:span><text:span text:style-name="Strong_20_Emphasis">) to ensure the handler runs only once.</text:span> </text:p>
            </text:list-item>
          </text:list>
        </text:list-item>
      </text:list>
      <text:p text:style-name="Text_20_body"><text:soft-page-break/>Would you like an example with AJAX instead of form submission? ?</text:p>
      <text:p text:style-name="P7">How to load a link by window object in js </text:p>
      <text:p text:style-name="P5">To load a link using the <text:span text:style-name="Source_20_Text">window</text:span> object in JavaScript, you can use the <text:span text:style-name="Source_20_Text">window.location</text:span> or <text:span text:style-name="Source_20_Text">window.location.href</text:span> property. This property allows you to navigate to a different URL or reload the current page.</text:p>
      <text:p text:style-name="Text_20_body">Here’s an example:</text:p>
      <text:h text:style-name="Heading_20_3" text:outline-level="3">1. Using <text:span text:style-name="Source_20_Text">window.location</text:span>:</text:h>
      <text:p text:style-name="P1"><text:span text:style-name="Source_20_Text">window.location = 'https://www.example.com';</text:span></text:p>
      <text:p text:style-name="Text_20_body">This will redirect the browser to the specified URL.</text:p>
      <text:h text:style-name="Heading_20_3" text:outline-level="3">2. Using <text:span text:style-name="Source_20_Text">window.location.href</text:span>:</text:h>
      <text:p text:style-name="P1"><text:span text:style-name="Source_20_Text">window.location.href = 'https://www.example.com';</text:span></text:p>
      <text:p text:style-name="Text_20_body">This achieves the same result as <text:span text:style-name="Source_20_Text">window.location</text:span>.</text:p>
      <text:h text:style-name="Heading_20_3" text:outline-level="3">3. Using <text:span text:style-name="Source_20_Text">window.location.assign()</text:span>:</text:h>
      <text:p text:style-name="P1"><text:span text:style-name="Source_20_Text">window.location.assign('https://www.example.com');</text:span></text:p>
      <text:p text:style-name="Text_20_body">This method also navigates to the specified URL, but it adds the new page to the session history (so the user can press "Back" to return to the previous page).</text:p>
      <text:h text:style-name="Heading_20_3" text:outline-level="3">4. Using <text:span text:style-name="Source_20_Text">window.location.replace()</text:span>:</text:h>
      <text:p text:style-name="P1"><text:span text:style-name="Source_20_Text">window.location.replace('https://www.example.com');</text:span></text:p>
      <text:p text:style-name="Text_20_body">This method behaves similarly to <text:span text:style-name="Source_20_Text">window.location.assign()</text:span>, but it does not add the current page to the session history. Therefore, the user won't be able to use the "Back" button to return to the previous page.</text:p>
      <text:p text:style-name="Text_20_body">Let me know if you need any more detail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46M4S</meta:editing-duration>
    <meta:editing-cycles>111</meta:editing-cycles>
    <meta:generator>OpenOffice/4.1.15$Win32 OpenOffice.org_project/4115m2$Build-9813</meta:generator>
    <dc:date>2025-02-11T17:16:02.65</dc:date>
    <meta:document-statistic meta:table-count="2" meta:image-count="0" meta:object-count="0" meta:page-count="48" meta:paragraph-count="1495" meta:word-count="12235" meta:character-count="79736"/>
    <meta:user-defined meta:name="Info 1"/>
    <meta:user-defined meta:name="Info 2"/>
    <meta:user-defined meta:name="Info 3"/>
    <meta:user-defined meta:name="Info 4"/>
  </office:meta>
</office:document-meta>
</file>